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7217in"/>
    </style:style>
    <style:style style:name="co2" style:family="table-column">
      <style:table-column-properties fo:break-before="auto" style:column-width="25.6638in"/>
    </style:style>
    <style:style style:name="co3" style:family="table-column">
      <style:table-column-properties fo:break-before="auto" style:column-width="22.4902in"/>
    </style:style>
    <style:style style:name="co4" style:family="table-column">
      <style:table-column-properties fo:break-before="auto" style:column-width="7.1547in"/>
    </style:style>
    <style:style style:name="co5" style:family="table-column">
      <style:table-column-properties fo:break-before="auto" style:column-width="19.8063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use-regular-expressions="false" table:use-wildcards="true"/>
      <table:table table:name="2019"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office:value-type="float" office:value="20190100" calcext:value-type="float">
            <text:p>20190100</text:p>
          </table:table-cell>
          <table:table-cell office:value-type="string" calcext:value-type="string">
            <text:p>Ιανουάριος</text:p>
          </table:table-cell>
          <table:table-cell table:number-columns-repeated="3"/>
        </table:table-row>
        <table:table-row table:style-name="ro1">
          <table:table-cell office:value-type="float" office:value="20190101" calcext:value-type="float">
            <text:p>20190101</text:p>
          </table:table-cell>
          <table:table-cell table:number-columns-repeated="4"/>
        </table:table-row>
        <table:table-row table:style-name="ro1">
          <table:table-cell office:value-type="float" office:value="20190102" calcext:value-type="float">
            <text:p>20190102</text:p>
          </table:table-cell>
          <table:table-cell table:number-columns-repeated="4"/>
        </table:table-row>
        <table:table-row table:style-name="ro1">
          <table:table-cell office:value-type="float" office:value="20190103" calcext:value-type="float">
            <text:p>20190103</text:p>
          </table:table-cell>
          <table:table-cell table:number-columns-repeated="4"/>
        </table:table-row>
        <table:table-row table:style-name="ro1">
          <table:table-cell office:value-type="float" office:value="20190104" calcext:value-type="float">
            <text:p>20190104</text:p>
          </table:table-cell>
          <table:table-cell table:number-columns-repeated="4"/>
        </table:table-row>
        <table:table-row table:style-name="ro1">
          <table:table-cell office:value-type="float" office:value="20190105" calcext:value-type="float">
            <text:p>20190105</text:p>
          </table:table-cell>
          <table:table-cell table:number-columns-repeated="4"/>
        </table:table-row>
        <table:table-row table:style-name="ro1">
          <table:table-cell office:value-type="float" office:value="20190106" calcext:value-type="float">
            <text:p>20190106</text:p>
          </table:table-cell>
          <table:table-cell table:number-columns-repeated="4"/>
        </table:table-row>
        <table:table-row table:style-name="ro1">
          <table:table-cell office:value-type="float" office:value="20190107" calcext:value-type="float">
            <text:p>20190107</text:p>
          </table:table-cell>
          <table:table-cell table:number-columns-repeated="4"/>
        </table:table-row>
        <table:table-row table:style-name="ro1">
          <table:table-cell office:value-type="float" office:value="20190108" calcext:value-type="float">
            <text:p>20190108</text:p>
          </table:table-cell>
          <table:table-cell table:number-columns-repeated="4"/>
        </table:table-row>
        <table:table-row table:style-name="ro1">
          <table:table-cell office:value-type="float" office:value="20190109" calcext:value-type="float">
            <text:p>20190109</text:p>
          </table:table-cell>
          <table:table-cell table:number-columns-repeated="4"/>
        </table:table-row>
        <table:table-row table:style-name="ro1">
          <table:table-cell office:value-type="float" office:value="20190110" calcext:value-type="float">
            <text:p>20190110</text:p>
          </table:table-cell>
          <table:table-cell table:number-columns-repeated="4"/>
        </table:table-row>
        <table:table-row table:style-name="ro1">
          <table:table-cell office:value-type="float" office:value="20190111" calcext:value-type="float">
            <text:p>20190111</text:p>
          </table:table-cell>
          <table:table-cell table:number-columns-repeated="4"/>
        </table:table-row>
        <table:table-row table:style-name="ro1">
          <table:table-cell office:value-type="float" office:value="20190112" calcext:value-type="float">
            <text:p>20190112</text:p>
          </table:table-cell>
          <table:table-cell table:number-columns-repeated="4"/>
        </table:table-row>
        <table:table-row table:style-name="ro1">
          <table:table-cell office:value-type="float" office:value="20190113" calcext:value-type="float">
            <text:p>20190113</text:p>
          </table:table-cell>
          <table:table-cell table:number-columns-repeated="4"/>
        </table:table-row>
        <table:table-row table:style-name="ro1">
          <table:table-cell office:value-type="float" office:value="20190114" calcext:value-type="float">
            <text:p>20190114</text:p>
          </table:table-cell>
          <table:table-cell table:number-columns-repeated="4"/>
        </table:table-row>
        <table:table-row table:style-name="ro1">
          <table:table-cell office:value-type="float" office:value="20190115" calcext:value-type="float">
            <text:p>20190115</text:p>
          </table:table-cell>
          <table:table-cell table:number-columns-repeated="4"/>
        </table:table-row>
        <table:table-row table:style-name="ro1">
          <table:table-cell office:value-type="float" office:value="20190116" calcext:value-type="float">
            <text:p>20190116</text:p>
          </table:table-cell>
          <table:table-cell table:number-columns-repeated="4"/>
        </table:table-row>
        <table:table-row table:style-name="ro1">
          <table:table-cell office:value-type="float" office:value="20190117" calcext:value-type="float">
            <text:p>20190117</text:p>
          </table:table-cell>
          <table:table-cell table:number-columns-repeated="4"/>
        </table:table-row>
        <table:table-row table:style-name="ro1">
          <table:table-cell office:value-type="float" office:value="20190118" calcext:value-type="float">
            <text:p>20190118</text:p>
          </table:table-cell>
          <table:table-cell table:number-columns-repeated="4"/>
        </table:table-row>
        <table:table-row table:style-name="ro1">
          <table:table-cell office:value-type="float" office:value="20190119" calcext:value-type="float">
            <text:p>20190119</text:p>
          </table:table-cell>
          <table:table-cell table:number-columns-repeated="4"/>
        </table:table-row>
        <table:table-row table:style-name="ro1">
          <table:table-cell office:value-type="float" office:value="20190120" calcext:value-type="float">
            <text:p>20190120</text:p>
          </table:table-cell>
          <table:table-cell table:number-columns-repeated="4"/>
        </table:table-row>
        <table:table-row table:style-name="ro1">
          <table:table-cell office:value-type="float" office:value="20190121" calcext:value-type="float">
            <text:p>20190121</text:p>
          </table:table-cell>
          <table:table-cell table:number-columns-repeated="4"/>
        </table:table-row>
        <table:table-row table:style-name="ro1">
          <table:table-cell office:value-type="float" office:value="20190122" calcext:value-type="float">
            <text:p>20190122</text:p>
          </table:table-cell>
          <table:table-cell table:number-columns-repeated="4"/>
        </table:table-row>
        <table:table-row table:style-name="ro1">
          <table:table-cell office:value-type="float" office:value="20190123" calcext:value-type="float">
            <text:p>20190123</text:p>
          </table:table-cell>
          <table:table-cell table:number-columns-repeated="4"/>
        </table:table-row>
        <table:table-row table:style-name="ro1">
          <table:table-cell office:value-type="float" office:value="20190124" calcext:value-type="float">
            <text:p>20190124</text:p>
          </table:table-cell>
          <table:table-cell table:number-columns-repeated="4"/>
        </table:table-row>
        <table:table-row table:style-name="ro1">
          <table:table-cell office:value-type="float" office:value="20190125" calcext:value-type="float">
            <text:p>20190125</text:p>
          </table:table-cell>
          <table:table-cell table:number-columns-repeated="4"/>
        </table:table-row>
        <table:table-row table:style-name="ro1">
          <table:table-cell office:value-type="float" office:value="20190126" calcext:value-type="float">
            <text:p>20190126</text:p>
          </table:table-cell>
          <table:table-cell table:number-columns-repeated="4"/>
        </table:table-row>
        <table:table-row table:style-name="ro1">
          <table:table-cell office:value-type="float" office:value="20190127" calcext:value-type="float">
            <text:p>20190127</text:p>
          </table:table-cell>
          <table:table-cell table:number-columns-repeated="4"/>
        </table:table-row>
        <table:table-row table:style-name="ro1">
          <table:table-cell office:value-type="float" office:value="20190128" calcext:value-type="float">
            <text:p>20190128</text:p>
          </table:table-cell>
          <table:table-cell table:number-columns-repeated="4"/>
        </table:table-row>
        <table:table-row table:style-name="ro1">
          <table:table-cell office:value-type="float" office:value="20190129" calcext:value-type="float">
            <text:p>20190129</text:p>
          </table:table-cell>
          <table:table-cell table:number-columns-repeated="4"/>
        </table:table-row>
        <table:table-row table:style-name="ro1">
          <table:table-cell office:value-type="float" office:value="20190130" calcext:value-type="float">
            <text:p>20190130</text:p>
          </table:table-cell>
          <table:table-cell table:number-columns-repeated="4"/>
        </table:table-row>
        <table:table-row table:style-name="ro1">
          <table:table-cell office:value-type="float" office:value="20190131" calcext:value-type="float">
            <text:p>20190131</text:p>
          </table:table-cell>
          <table:table-cell table:number-columns-repeated="4"/>
        </table:table-row>
        <table:table-row table:style-name="ro1">
          <table:table-cell office:value-type="float" office:value="20190200" calcext:value-type="float">
            <text:p>20190200</text:p>
          </table:table-cell>
          <table:table-cell office:value-type="string" calcext:value-type="string">
            <text:p>Φεβρουάριος</text:p>
          </table:table-cell>
          <table:table-cell table:number-columns-repeated="3"/>
        </table:table-row>
        <table:table-row table:style-name="ro1">
          <table:table-cell office:value-type="float" office:value="20190201" calcext:value-type="float">
            <text:p>20190201</text:p>
          </table:table-cell>
          <table:table-cell table:number-columns-repeated="4"/>
        </table:table-row>
        <table:table-row table:style-name="ro1">
          <table:table-cell office:value-type="float" office:value="20190202" calcext:value-type="float">
            <text:p>20190202</text:p>
          </table:table-cell>
          <table:table-cell table:number-columns-repeated="3"/>
          <table:table-cell office:value-type="string" calcext:value-type="string">
            <text:p>Παγκόσμια Ημέρα Υγροτόπων</text:p>
          </table:table-cell>
        </table:table-row>
        <table:table-row table:style-name="ro1">
          <table:table-cell office:value-type="float" office:value="20190203" calcext:value-type="float">
            <text:p>20190203</text:p>
          </table:table-cell>
          <table:table-cell table:number-columns-repeated="4"/>
        </table:table-row>
        <table:table-row table:style-name="ro1">
          <table:table-cell office:value-type="float" office:value="20190204" calcext:value-type="float">
            <text:p>20190204</text:p>
          </table:table-cell>
          <table:table-cell table:number-columns-repeated="3"/>
          <table:table-cell office:value-type="string" calcext:value-type="string">
            <text:p>Παγκόσμια Ημέρα κατά του Καρκίνου του Μαστού</text:p>
          </table:table-cell>
        </table:table-row>
        <table:table-row table:style-name="ro1">
          <table:table-cell office:value-type="float" office:value="20190205" calcext:value-type="float">
            <text:p>20190205</text:p>
          </table:table-cell>
          <table:table-cell table:number-columns-repeated="3"/>
          <table:table-cell office:value-type="string" calcext:value-type="string">
            <text:p>Παγκόσμια Ημέρα Ασφαλούς Πλοήγησης στο Διαδίκτυο</text:p>
          </table:table-cell>
        </table:table-row>
        <table:table-row table:style-name="ro1">
          <table:table-cell office:value-type="float" office:value="20190206" calcext:value-type="float">
            <text:p>20190206</text:p>
          </table:table-cell>
          <table:table-cell table:number-columns-repeated="3"/>
          <table:table-cell office:value-type="string" calcext:value-type="string">
            <text:p>Παγκόσμια Ημέρα κατά της Κλειτοριδεκτομής</text:p>
          </table:table-cell>
        </table:table-row>
        <table:table-row table:style-name="ro1">
          <table:table-cell office:value-type="float" office:value="20190207" calcext:value-type="float">
            <text:p>20190207</text:p>
          </table:table-cell>
          <table:table-cell table:number-columns-repeated="4"/>
        </table:table-row>
        <table:table-row table:style-name="ro1">
          <table:table-cell office:value-type="float" office:value="20190208" calcext:value-type="float">
            <text:p>20190208</text:p>
          </table:table-cell>
          <table:table-cell table:number-columns-repeated="4"/>
        </table:table-row>
        <table:table-row table:style-name="ro1">
          <table:table-cell office:value-type="float" office:value="20190209" calcext:value-type="float">
            <text:p>20190209</text:p>
          </table:table-cell>
          <table:table-cell table:number-columns-repeated="4"/>
        </table:table-row>
        <table:table-row table:style-name="ro1">
          <table:table-cell office:value-type="float" office:value="20190210" calcext:value-type="float">
            <text:p>20190210</text:p>
          </table:table-cell>
          <table:table-cell table:number-columns-repeated="4"/>
        </table:table-row>
        <table:table-row table:style-name="ro1">
          <table:table-cell office:value-type="float" office:value="20190211" calcext:value-type="float">
            <text:p>20190211</text:p>
          </table:table-cell>
          <table:table-cell/>
          <table:table-cell office:value-type="string" calcext:value-type="string">
            <text:p>Αυγερινός (Αυγέρας, Αυγέρης, Αυγίτης), Αυγερινή (Αβα, Αυγή, Αυγερού), </text:p>
          </table:table-cell>
          <table:table-cell table:number-columns-repeated="2"/>
        </table:table-row>
        <table:table-row table:style-name="ro1">
          <table:table-cell office:value-type="float" office:value="20190212" calcext:value-type="float">
            <text:p>20190212</text:p>
          </table:table-cell>
          <table:table-cell table:number-columns-repeated="3"/>
          <table:table-cell office:value-type="string" calcext:value-type="string">
            <text:p>Ημέρα της Ερυθράς Χειρός</text:p>
          </table:table-cell>
        </table:table-row>
        <table:table-row table:style-name="ro1">
          <table:table-cell office:value-type="float" office:value="20190213" calcext:value-type="float">
            <text:p>20190213</text:p>
          </table:table-cell>
          <table:table-cell table:number-columns-repeated="3"/>
          <table:table-cell office:value-type="string" calcext:value-type="string">
            <text:p>Παγκόσμια Ημέρα Κινηματογράφου, Παγκόσμια Ημέρα Ραδιοφώνου, Παγκόσμια Ημέρα Προφυλακτικόυ</text:p>
          </table:table-cell>
        </table:table-row>
        <table:table-row table:style-name="ro1">
          <table:table-cell office:value-type="float" office:value="20190214" calcext:value-type="float">
            <text:p>20190214</text:p>
          </table:table-cell>
          <table:table-cell table:number-columns-repeated="3"/>
          <table:table-cell office:value-type="string" calcext:value-type="string">
            <text:p>Παγκόσμια Ημέρα του Γάμου, Διεθνής Ημέρα Προσευχής για τους Πάσχοντες από Αυτισμό, Ημέρα Μνήμης Πεσόντων Αστυνομικών</text:p>
          </table:table-cell>
        </table:table-row>
        <table:table-row table:style-name="ro1">
          <table:table-cell office:value-type="float" office:value="20190215" calcext:value-type="float">
            <text:p>20190215</text:p>
          </table:table-cell>
          <table:table-cell table:number-columns-repeated="3"/>
          <table:table-cell office:value-type="string" calcext:value-type="string">
            <text:p>Παγκόσμια Ημέρα κατά του Παιδικού Καρκίνου</text:p>
          </table:table-cell>
        </table:table-row>
        <table:table-row table:style-name="ro1">
          <table:table-cell office:value-type="float" office:value="20190216" calcext:value-type="float">
            <text:p>20190216</text:p>
          </table:table-cell>
          <table:table-cell table:number-columns-repeated="4"/>
        </table:table-row>
        <table:table-row table:style-name="ro1">
          <table:table-cell office:value-type="float" office:value="20190217" calcext:value-type="float">
            <text:p>20190217</text:p>
          </table:table-cell>
          <table:table-cell table:number-columns-repeated="4"/>
        </table:table-row>
        <table:table-row table:style-name="ro1">
          <table:table-cell office:value-type="float" office:value="20190218" calcext:value-type="float">
            <text:p>20190218</text:p>
          </table:table-cell>
          <table:table-cell table:number-columns-repeated="4"/>
        </table:table-row>
        <table:table-row table:style-name="ro1">
          <table:table-cell office:value-type="float" office:value="20190219" calcext:value-type="float">
            <text:p>20190219</text:p>
          </table:table-cell>
          <table:table-cell table:number-columns-repeated="4"/>
        </table:table-row>
        <table:table-row table:style-name="ro1">
          <table:table-cell office:value-type="float" office:value="20190220" calcext:value-type="float">
            <text:p>20190220</text:p>
          </table:table-cell>
          <table:table-cell table:number-columns-repeated="3"/>
          <table:table-cell office:value-type="string" calcext:value-type="string">
            <text:p>Παγκόσμια Ημέρα Κοινωνικής Δικαιοσύνης</text:p>
          </table:table-cell>
        </table:table-row>
        <table:table-row table:style-name="ro1">
          <table:table-cell office:value-type="float" office:value="20190221" calcext:value-type="float">
            <text:p>20190221</text:p>
          </table:table-cell>
          <table:table-cell table:number-columns-repeated="3"/>
          <table:table-cell office:value-type="string" calcext:value-type="string">
            <text:p>Παγκόσμια Ημέρα Μητρικής Γλώσσας, Παγκόσμια Ημέρα του Ξεναγού</text:p>
          </table:table-cell>
        </table:table-row>
        <table:table-row table:style-name="ro1">
          <table:table-cell office:value-type="float" office:value="20190222" calcext:value-type="float">
            <text:p>20190222</text:p>
          </table:table-cell>
          <table:table-cell table:number-columns-repeated="3"/>
          <table:table-cell office:value-type="string" calcext:value-type="string">
            <text:p>Παγκόσμια Ημέρα Σκέψης</text:p>
          </table:table-cell>
        </table:table-row>
        <table:table-row table:style-name="ro1">
          <table:table-cell office:value-type="float" office:value="20190223" calcext:value-type="float">
            <text:p>20190223</text:p>
          </table:table-cell>
          <table:table-cell/>
          <table:table-cell office:value-type="string" calcext:value-type="string">
            <text:p>Πολυχρόνιος (Πολυχρόνης, Χρόνης), Πολυχρονία</text:p>
          </table:table-cell>
          <table:table-cell table:number-columns-repeated="2"/>
        </table:table-row>
        <table:table-row table:style-name="ro1">
          <table:table-cell office:value-type="float" office:value="20190224" calcext:value-type="float">
            <text:p>20190224</text:p>
          </table:table-cell>
          <table:table-cell table:number-columns-repeated="4"/>
        </table:table-row>
        <table:table-row table:style-name="ro1">
          <table:table-cell office:value-type="float" office:value="20190225" calcext:value-type="float">
            <text:p>20190225</text:p>
          </table:table-cell>
          <table:table-cell table:number-columns-repeated="4"/>
        </table:table-row>
        <table:table-row table:style-name="ro1">
          <table:table-cell office:value-type="float" office:value="20190226" calcext:value-type="float">
            <text:p>20190226</text:p>
          </table:table-cell>
          <table:table-cell table:number-columns-repeated="4"/>
        </table:table-row>
        <table:table-row table:style-name="ro1">
          <table:table-cell office:value-type="float" office:value="20190227" calcext:value-type="float">
            <text:p>20190227</text:p>
          </table:table-cell>
          <table:table-cell table:number-columns-repeated="4"/>
        </table:table-row>
        <table:table-row table:style-name="ro1">
          <table:table-cell office:value-type="float" office:value="20190228" calcext:value-type="float">
            <text:p>20190228</text:p>
          </table:table-cell>
          <table:table-cell/>
          <table:table-cell office:value-type="string" calcext:value-type="string">
            <text:p>Κασσιανός (Κάσης, Κασιανός, Κάσιος, Κάσος, Κάσσης, Κάσσιος, Κάσσος), Κασσιανή (Κασία, Κασιανή, Κασσία, Κάσσυ)</text:p>
          </table:table-cell>
          <table:table-cell table:number-columns-repeated="2"/>
        </table:table-row>
        <table:table-row table:style-name="ro1">
          <table:table-cell office:value-type="float" office:value="20190300" calcext:value-type="float">
            <text:p>20190300</text:p>
          </table:table-cell>
          <table:table-cell office:value-type="string" calcext:value-type="string">
            <text:p>Μάρτιος</text:p>
          </table:table-cell>
          <table:table-cell table:number-columns-repeated="3"/>
        </table:table-row>
        <table:table-row table:style-name="ro1">
          <table:table-cell office:value-type="float" office:value="20190301" calcext:value-type="float">
            <text:p>20190301</text:p>
          </table:table-cell>
          <table:table-cell table:number-columns-repeated="4"/>
        </table:table-row>
        <table:table-row table:style-name="ro1">
          <table:table-cell office:value-type="float" office:value="20190302" calcext:value-type="float">
            <text:p>20190302</text:p>
          </table:table-cell>
          <table:table-cell table:number-columns-repeated="4"/>
        </table:table-row>
        <table:table-row table:style-name="ro1">
          <table:table-cell office:value-type="float" office:value="20190303" calcext:value-type="float">
            <text:p>20190303</text:p>
          </table:table-cell>
          <table:table-cell table:number-columns-repeated="4"/>
        </table:table-row>
        <table:table-row table:style-name="ro1">
          <table:table-cell office:value-type="float" office:value="20190304" calcext:value-type="float">
            <text:p>20190304</text:p>
          </table:table-cell>
          <table:table-cell table:number-columns-repeated="4"/>
        </table:table-row>
        <table:table-row table:style-name="ro1">
          <table:table-cell office:value-type="float" office:value="20190305" calcext:value-type="float">
            <text:p>20190305</text:p>
          </table:table-cell>
          <table:table-cell table:number-columns-repeated="4"/>
        </table:table-row>
        <table:table-row table:style-name="ro1">
          <table:table-cell office:value-type="float" office:value="20190306" calcext:value-type="float">
            <text:p>20190306</text:p>
          </table:table-cell>
          <table:table-cell table:number-columns-repeated="3"/>
          <table:table-cell office:value-type="string" calcext:value-type="string">
            <text:p>Παγκόσμια Ημέρα κατά του ενδοσχολικού εκφοβισμού &amp; ενδοσχολικής βίας</text:p>
          </table:table-cell>
        </table:table-row>
        <table:table-row table:style-name="ro1">
          <table:table-cell office:value-type="float" office:value="20190307" calcext:value-type="float">
            <text:p>20190307</text:p>
          </table:table-cell>
          <table:table-cell table:number-columns-repeated="4"/>
        </table:table-row>
        <table:table-row table:style-name="ro1">
          <table:table-cell office:value-type="float" office:value="20190308" calcext:value-type="float">
            <text:p>20190308</text:p>
          </table:table-cell>
          <table:table-cell table:number-columns-repeated="3"/>
          <table:table-cell office:value-type="string" calcext:value-type="string">
            <text:p>Διεθνής Ημέρα της Γυναίκας</text:p>
          </table:table-cell>
        </table:table-row>
        <table:table-row table:style-name="ro1">
          <table:table-cell office:value-type="float" office:value="20190309" calcext:value-type="float">
            <text:p>20190309</text:p>
          </table:table-cell>
          <table:table-cell table:number-columns-repeated="4"/>
        </table:table-row>
        <table:table-row table:style-name="ro1">
          <table:table-cell office:value-type="float" office:value="20190310" calcext:value-type="float">
            <text:p>20190310</text:p>
          </table:table-cell>
          <table:table-cell table:number-columns-repeated="4"/>
        </table:table-row>
        <table:table-row table:style-name="ro1">
          <table:table-cell office:value-type="float" office:value="20190311" calcext:value-type="float">
            <text:p>20190311</text:p>
          </table:table-cell>
          <table:table-cell table:number-columns-repeated="4"/>
        </table:table-row>
        <table:table-row table:style-name="ro1">
          <table:table-cell office:value-type="float" office:value="20190312" calcext:value-type="float">
            <text:p>20190312</text:p>
          </table:table-cell>
          <table:table-cell table:number-columns-repeated="3"/>
          <table:table-cell office:value-type="string" calcext:value-type="string">
            <text:p>Παγκόσμια Ημέρα κατά της Λογοκρισίας στο Διαδίκτυο</text:p>
          </table:table-cell>
        </table:table-row>
        <table:table-row table:style-name="ro1">
          <table:table-cell office:value-type="float" office:value="20190313" calcext:value-type="float">
            <text:p>20190313</text:p>
          </table:table-cell>
          <table:table-cell table:number-columns-repeated="3"/>
          <table:table-cell office:value-type="string" calcext:value-type="string">
            <text:p>Παγκόσμια Ημέρα Δράσης των Σιδηροδρομικών</text:p>
          </table:table-cell>
        </table:table-row>
        <table:table-row table:style-name="ro1">
          <table:table-cell office:value-type="float" office:value="20190314" calcext:value-type="float">
            <text:p>20190314</text:p>
          </table:table-cell>
          <table:table-cell/>
          <table:table-cell office:value-type="string" calcext:value-type="string">
            <text:p>Ματθίας, Ματθίλδη (Θίλδη, Θίλδα, Μαθίλδη, Ματθίλντη, Ματίλντα, Τίτα)</text:p>
          </table:table-cell>
          <table:table-cell/>
          <table:table-cell office:value-type="string" calcext:value-type="string">
            <text:p>Παγκόσμια Ημέρα του αριθμού π, Παγκόσμια Ημέρα Νεφρού, Παγκόσμια Ημέρα Μπριζόλας</text:p>
          </table:table-cell>
        </table:table-row>
        <table:table-row table:style-name="ro1">
          <table:table-cell office:value-type="float" office:value="20190315" calcext:value-type="float">
            <text:p>20190315</text:p>
          </table:table-cell>
          <table:table-cell table:number-columns-repeated="3"/>
          <table:table-cell office:value-type="string" calcext:value-type="string">
            <text:p>Παγκόσμια Ημέρα Καταναλωτή, Παγκόσμια Ημέρα κατά της Αστυνομικής Βαρβαρότητας</text:p>
          </table:table-cell>
        </table:table-row>
        <table:table-row table:style-name="ro1">
          <table:table-cell office:value-type="float" office:value="20190316" calcext:value-type="float">
            <text:p>20190316</text:p>
          </table:table-cell>
          <table:table-cell table:number-columns-repeated="4"/>
        </table:table-row>
        <table:table-row table:style-name="ro1">
          <table:table-cell office:value-type="float" office:value="20190317" calcext:value-type="float">
            <text:p>20190317</text:p>
          </table:table-cell>
          <table:table-cell table:number-columns-repeated="4"/>
        </table:table-row>
        <table:table-row table:style-name="ro1">
          <table:table-cell office:value-type="float" office:value="20190318" calcext:value-type="float">
            <text:p>20190318</text:p>
          </table:table-cell>
          <table:table-cell table:number-columns-repeated="3"/>
          <table:table-cell office:value-type="string" calcext:value-type="string">
            <text:p>Διεθνής Ημέρα Κινητοποιήσεων κατά της Κατοχής του Ιράκ</text:p>
          </table:table-cell>
        </table:table-row>
        <table:table-row table:style-name="ro1">
          <table:table-cell office:value-type="float" office:value="20190319" calcext:value-type="float">
            <text:p>20190319</text:p>
          </table:table-cell>
          <table:table-cell table:number-columns-repeated="4"/>
        </table:table-row>
        <table:table-row table:style-name="ro1">
          <table:table-cell office:value-type="float" office:value="20190320" calcext:value-type="float">
            <text:p>20190320</text:p>
          </table:table-cell>
          <table:table-cell table:number-columns-repeated="3"/>
          <table:table-cell office:value-type="string" calcext:value-type="string">
            <text:p>Παγκόσμια Ημέρα Στοματικής Υγείας, Παγκόσμια Ημέρα Αποχής από το Κρέας, Παγκόσμια Ημέρα Θεάτρου για τα Παιδιά και τους Νέους, Διεθνής Ημέρα Αστρολογίας, Διεθνής Ημέρα Γαλλοφωνίας, Διεθνής Ημέρα Γης</text:p>
          </table:table-cell>
        </table:table-row>
        <table:table-row table:style-name="ro1">
          <table:table-cell office:value-type="float" office:value="20190321" calcext:value-type="float">
            <text:p>20190321</text:p>
          </table:table-cell>
          <table:table-cell table:number-columns-repeated="3"/>
          <table:table-cell office:value-type="string" calcext:value-type="string">
            <text:p>Παγκόσμια Ημέρα κατά του Ρατσισμού, Παγκόσμια Ημέρα Δασοπονίας, Παγκόσμια Ημέρα Ποίησης, Παγκόσμια Ημέρα Ύπνου, Παγκόσμια Ημέρα για το Σύνδρομο Down, Διεθνής Ημέρα της Γης, Παγκόσμια Ημέρα Κουκλοθεάτρου, Παγκόσμια Ημέρα Οικιακής Οικονομίας, Παγκόσμια Ημέρα Μονογονεϊκών Οικογενειών</text:p>
          </table:table-cell>
        </table:table-row>
        <table:table-row table:style-name="ro1">
          <table:table-cell office:value-type="float" office:value="20190322" calcext:value-type="float">
            <text:p>20190322</text:p>
          </table:table-cell>
          <table:table-cell table:number-columns-repeated="3"/>
          <table:table-cell office:value-type="string" calcext:value-type="string">
            <text:p>Παγκόσμια Ημέρα για το Νερό</text:p>
          </table:table-cell>
        </table:table-row>
        <table:table-row table:style-name="ro1">
          <table:table-cell office:value-type="float" office:value="20190323" calcext:value-type="float">
            <text:p>20190323</text:p>
          </table:table-cell>
          <table:table-cell table:number-columns-repeated="3"/>
          <table:table-cell office:value-type="string" calcext:value-type="string">
            <text:p>Παγκόσμια Ημέρα Μετεωρολογίας</text:p>
          </table:table-cell>
        </table:table-row>
        <table:table-row table:style-name="ro1">
          <table:table-cell office:value-type="float" office:value="20190324" calcext:value-type="float">
            <text:p>20190324</text:p>
          </table:table-cell>
          <table:table-cell table:number-columns-repeated="3"/>
          <table:table-cell office:value-type="string" calcext:value-type="string">
            <text:p>Παγκόσμια Ημέρα κατά της Φυματίωσης</text:p>
          </table:table-cell>
        </table:table-row>
        <table:table-row table:style-name="ro1">
          <table:table-cell office:value-type="float" office:value="20190325" calcext:value-type="float">
            <text:p>20190325</text:p>
          </table:table-cell>
          <table:table-cell table:number-columns-repeated="4"/>
        </table:table-row>
        <table:table-row table:style-name="ro1">
          <table:table-cell office:value-type="float" office:value="20190326" calcext:value-type="float">
            <text:p>20190326</text:p>
          </table:table-cell>
          <table:table-cell table:number-columns-repeated="4"/>
        </table:table-row>
        <table:table-row table:style-name="ro1">
          <table:table-cell office:value-type="float" office:value="20190327" calcext:value-type="float">
            <text:p>20190327</text:p>
          </table:table-cell>
          <table:table-cell table:number-columns-repeated="3"/>
          <table:table-cell office:value-type="string" calcext:value-type="string">
            <text:p>Παγκόσμια Ημέρα Θεάτρου, Διεθνής Ημέρα Κοινωνικής Εργασίας</text:p>
          </table:table-cell>
        </table:table-row>
        <table:table-row table:style-name="ro1">
          <table:table-cell office:value-type="float" office:value="20190328" calcext:value-type="float">
            <text:p>20190328</text:p>
          </table:table-cell>
          <table:table-cell table:number-columns-repeated="4"/>
        </table:table-row>
        <table:table-row table:style-name="ro1">
          <table:table-cell office:value-type="float" office:value="20190329" calcext:value-type="float">
            <text:p>20190329</text:p>
          </table:table-cell>
          <table:table-cell table:number-columns-repeated="4"/>
        </table:table-row>
        <table:table-row table:style-name="ro1">
          <table:table-cell office:value-type="float" office:value="20190330" calcext:value-type="float">
            <text:p>20190330</text:p>
          </table:table-cell>
          <table:table-cell table:number-columns-repeated="4"/>
        </table:table-row>
        <table:table-row table:style-name="ro1">
          <table:table-cell office:value-type="float" office:value="20190331" calcext:value-type="float">
            <text:p>20190331</text:p>
          </table:table-cell>
          <table:table-cell table:number-columns-repeated="4"/>
        </table:table-row>
        <table:table-row table:style-name="ro1">
          <table:table-cell office:value-type="float" office:value="20190400" calcext:value-type="float">
            <text:p>20190400</text:p>
          </table:table-cell>
          <table:table-cell office:value-type="string" calcext:value-type="string">
            <text:p>Απρίλιος</text:p>
          </table:table-cell>
          <table:table-cell table:number-columns-repeated="3"/>
        </table:table-row>
        <table:table-row table:style-name="ro1">
          <table:table-cell office:value-type="float" office:value="20190401" calcext:value-type="float">
            <text:p>20190401</text:p>
          </table:table-cell>
          <table:table-cell table:number-columns-repeated="3"/>
          <table:table-cell office:value-type="string" calcext:value-type="string">
            <text:p>Πρωταπριλιά</text:p>
          </table:table-cell>
        </table:table-row>
        <table:table-row table:style-name="ro1">
          <table:table-cell office:value-type="float" office:value="20190402" calcext:value-type="float">
            <text:p>20190402</text:p>
          </table:table-cell>
          <table:table-cell table:number-columns-repeated="3"/>
          <table:table-cell office:value-type="string" calcext:value-type="string">
            <text:p>Παγκόσμια Ημέρα Παιδικού Βιβλίου, Παγκόσμια Ημέρα Αυτισμού</text:p>
          </table:table-cell>
        </table:table-row>
        <table:table-row table:style-name="ro1">
          <table:table-cell office:value-type="float" office:value="20190403" calcext:value-type="float">
            <text:p>20190403</text:p>
          </table:table-cell>
          <table:table-cell table:number-columns-repeated="4"/>
        </table:table-row>
        <table:table-row table:style-name="ro1">
          <table:table-cell office:value-type="float" office:value="20190404" calcext:value-type="float">
            <text:p>20190404</text:p>
          </table:table-cell>
          <table:table-cell table:number-columns-repeated="3"/>
          <table:table-cell office:value-type="string" calcext:value-type="string">
            <text:p>Διεθνής Ημέρα κατά των Ναρκών</text:p>
          </table:table-cell>
        </table:table-row>
        <table:table-row table:style-name="ro1">
          <table:table-cell office:value-type="float" office:value="20190405" calcext:value-type="float">
            <text:p>20190405</text:p>
          </table:table-cell>
          <table:table-cell table:number-columns-repeated="4"/>
        </table:table-row>
        <table:table-row table:style-name="ro1">
          <table:table-cell office:value-type="float" office:value="20190406" calcext:value-type="float">
            <text:p>20190406</text:p>
          </table:table-cell>
          <table:table-cell table:number-columns-repeated="4"/>
        </table:table-row>
        <table:table-row table:style-name="ro1">
          <table:table-cell office:value-type="float" office:value="20190407" calcext:value-type="float">
            <text:p>20190407</text:p>
          </table:table-cell>
          <table:table-cell table:number-columns-repeated="3"/>
          <table:table-cell office:value-type="string" calcext:value-type="string">
            <text:p>Παγκόσμια Ημέρα Υγείας</text:p>
          </table:table-cell>
        </table:table-row>
        <table:table-row table:style-name="ro1">
          <table:table-cell office:value-type="float" office:value="20190408" calcext:value-type="float">
            <text:p>20190408</text:p>
          </table:table-cell>
          <table:table-cell table:number-columns-repeated="3"/>
          <table:table-cell office:value-type="string" calcext:value-type="string">
            <text:p>Παγκόσμια ημέρα των Ρομά</text:p>
          </table:table-cell>
        </table:table-row>
        <table:table-row table:style-name="ro1">
          <table:table-cell office:value-type="float" office:value="20190409" calcext:value-type="float">
            <text:p>20190409</text:p>
          </table:table-cell>
          <table:table-cell table:number-columns-repeated="4"/>
        </table:table-row>
        <table:table-row table:style-name="ro1">
          <table:table-cell office:value-type="float" office:value="20190410" calcext:value-type="float">
            <text:p>20190410</text:p>
          </table:table-cell>
          <table:table-cell table:number-columns-repeated="4"/>
        </table:table-row>
        <table:table-row table:style-name="ro1">
          <table:table-cell office:value-type="float" office:value="20190411" calcext:value-type="float">
            <text:p>20190411</text:p>
          </table:table-cell>
          <table:table-cell table:number-columns-repeated="3"/>
          <table:table-cell office:value-type="string" calcext:value-type="string">
            <text:p>Παγκόσμια ημέρα κατά της Νόσου του Πάρκινσον</text:p>
          </table:table-cell>
        </table:table-row>
        <table:table-row table:style-name="ro1">
          <table:table-cell office:value-type="float" office:value="20190412" calcext:value-type="float">
            <text:p>20190412</text:p>
          </table:table-cell>
          <table:table-cell table:number-columns-repeated="4"/>
        </table:table-row>
        <table:table-row table:style-name="ro1">
          <table:table-cell office:value-type="float" office:value="20190413" calcext:value-type="float">
            <text:p>20190413</text:p>
          </table:table-cell>
          <table:table-cell table:number-columns-repeated="4"/>
        </table:table-row>
        <table:table-row table:style-name="ro1">
          <table:table-cell office:value-type="float" office:value="20190414" calcext:value-type="float">
            <text:p>20190414</text:p>
          </table:table-cell>
          <table:table-cell table:number-columns-repeated="4"/>
        </table:table-row>
        <table:table-row table:style-name="ro1">
          <table:table-cell office:value-type="float" office:value="20190415" calcext:value-type="float">
            <text:p>20190415</text:p>
          </table:table-cell>
          <table:table-cell table:number-columns-repeated="4"/>
        </table:table-row>
        <table:table-row table:style-name="ro1">
          <table:table-cell office:value-type="float" office:value="20190416" calcext:value-type="float">
            <text:p>20190416</text:p>
          </table:table-cell>
          <table:table-cell table:number-columns-repeated="3"/>
          <table:table-cell office:value-type="string" calcext:value-type="string">
            <text:p>Διεθνής Ημέρα κατά του Θορύβου, Παγκόσμια Ημέρα Φωνής</text:p>
          </table:table-cell>
        </table:table-row>
        <table:table-row table:style-name="ro1">
          <table:table-cell office:value-type="float" office:value="20190417" calcext:value-type="float">
            <text:p>20190417</text:p>
          </table:table-cell>
          <table:table-cell table:number-columns-repeated="3"/>
          <table:table-cell office:value-type="string" calcext:value-type="string">
            <text:p>Παγκόσμια Ημέρα Αγροτικής Πάλης, Παγκόσμια Ημέρα Αιμορροφιλίας</text:p>
          </table:table-cell>
        </table:table-row>
        <table:table-row table:style-name="ro1">
          <table:table-cell office:value-type="float" office:value="20190418" calcext:value-type="float">
            <text:p>20190418</text:p>
          </table:table-cell>
          <table:table-cell table:number-columns-repeated="3"/>
          <table:table-cell office:value-type="string" calcext:value-type="string">
            <text:p>Παγκόσμια Ημέρα Μνημείων και Τοποθεσιών</text:p>
          </table:table-cell>
        </table:table-row>
        <table:table-row table:style-name="ro1">
          <table:table-cell office:value-type="float" office:value="20190419" calcext:value-type="float">
            <text:p>20190419</text:p>
          </table:table-cell>
          <table:table-cell table:number-columns-repeated="4"/>
        </table:table-row>
        <table:table-row table:style-name="ro1">
          <table:table-cell office:value-type="float" office:value="20190420" calcext:value-type="float">
            <text:p>20190420</text:p>
          </table:table-cell>
          <table:table-cell table:number-columns-repeated="4"/>
        </table:table-row>
        <table:table-row table:style-name="ro1">
          <table:table-cell office:value-type="float" office:value="20190421" calcext:value-type="float">
            <text:p>20190421</text:p>
          </table:table-cell>
          <table:table-cell table:number-columns-repeated="3"/>
          <table:table-cell office:value-type="string" calcext:value-type="string">
            <text:p>Επέτειος ίδρυσης της Ρώμης </text:p>
          </table:table-cell>
        </table:table-row>
        <table:table-row table:style-name="ro1">
          <table:table-cell office:value-type="float" office:value="20190422" calcext:value-type="float">
            <text:p>20190422</text:p>
          </table:table-cell>
          <table:table-cell table:number-columns-repeated="3"/>
          <table:table-cell office:value-type="string" calcext:value-type="string">
            <text:p>Παγκόσμια Ημέρα της Γης</text:p>
          </table:table-cell>
        </table:table-row>
        <table:table-row table:style-name="ro1">
          <table:table-cell office:value-type="float" office:value="20190423" calcext:value-type="float">
            <text:p>20190423</text:p>
          </table:table-cell>
          <table:table-cell table:number-columns-repeated="3"/>
          <table:table-cell office:value-type="string" calcext:value-type="string">
            <text:p>Παγκόσμια Ημέρα Βιβλίου</text:p>
          </table:table-cell>
        </table:table-row>
        <table:table-row table:style-name="ro1">
          <table:table-cell office:value-type="float" office:value="20190424" calcext:value-type="float">
            <text:p>20190424</text:p>
          </table:table-cell>
          <table:table-cell table:number-columns-repeated="3"/>
          <table:table-cell office:value-type="string" calcext:value-type="string">
            <text:p>Ημέρα μνήμης της Γενοκτονίας των Αρμενίων, Παγκόσμια Ημέρα Κατάργησης των Πειραμάτων σε Ζώα</text:p>
          </table:table-cell>
        </table:table-row>
        <table:table-row table:style-name="ro1">
          <table:table-cell office:value-type="float" office:value="20190425" calcext:value-type="float">
            <text:p>20190425</text:p>
          </table:table-cell>
          <table:table-cell table:number-columns-repeated="3"/>
          <table:table-cell office:value-type="string" calcext:value-type="string">
            <text:p>Παγκόσμια Ημέρα κατά της Ελονοσίας</text:p>
          </table:table-cell>
        </table:table-row>
        <table:table-row table:style-name="ro1">
          <table:table-cell office:value-type="float" office:value="20190426" calcext:value-type="float">
            <text:p>20190426</text:p>
          </table:table-cell>
          <table:table-cell table:number-columns-repeated="3"/>
          <table:table-cell office:value-type="string" calcext:value-type="string">
            <text:p>Παγκόσμια Ημέρα Διανοητικής Ιδιοκτησίας</text:p>
          </table:table-cell>
        </table:table-row>
        <table:table-row table:style-name="ro1">
          <table:table-cell office:value-type="float" office:value="20190427" calcext:value-type="float">
            <text:p>20190427</text:p>
          </table:table-cell>
          <table:table-cell table:number-columns-repeated="3"/>
          <table:table-cell office:value-type="string" calcext:value-type="string">
            <text:p>Παγκόσμια Ημέρα Σχεδίου (Graphic Design)</text:p>
          </table:table-cell>
        </table:table-row>
        <table:table-row table:style-name="ro1">
          <table:table-cell office:value-type="float" office:value="20190428" calcext:value-type="float">
            <text:p>20190428</text:p>
          </table:table-cell>
          <table:table-cell table:number-columns-repeated="3"/>
          <table:table-cell office:value-type="string" calcext:value-type="string">
            <text:p>Διεθνής Ημέρα Μνήμης Εργατών, Παγκόσμια Ημέρα για την Υγεία και την Ασφάλεια στην Εργασία</text:p>
          </table:table-cell>
        </table:table-row>
        <table:table-row table:style-name="ro1">
          <table:table-cell office:value-type="float" office:value="20190429" calcext:value-type="float">
            <text:p>20190429</text:p>
          </table:table-cell>
          <table:table-cell table:number-columns-repeated="3"/>
          <table:table-cell office:value-type="string" calcext:value-type="string">
            <text:p>Παγκόσμια Ημέρα Χορού</text:p>
          </table:table-cell>
        </table:table-row>
        <table:table-row table:style-name="ro1">
          <table:table-cell office:value-type="float" office:value="20190430" calcext:value-type="float">
            <text:p>20190430</text:p>
          </table:table-cell>
          <table:table-cell/>
          <table:table-cell office:value-type="string" calcext:value-type="string">
            <text:p>Ιακώβ (Ιάκωβος), Ιακωβίνα (Ζακελίνα)</text:p>
          </table:table-cell>
          <table:table-cell/>
          <table:table-cell office:value-type="string" calcext:value-type="string">
            <text:p>Παγκόσμια Ημέρα κατά της Σωματικής Τιμωρίας</text:p>
          </table:table-cell>
        </table:table-row>
        <table:table-row table:style-name="ro1">
          <table:table-cell office:value-type="float" office:value="20190500" calcext:value-type="float">
            <text:p>20190500</text:p>
          </table:table-cell>
          <table:table-cell office:value-type="string" calcext:value-type="string">
            <text:p>Μάιος</text:p>
          </table:table-cell>
          <table:table-cell table:number-columns-repeated="3"/>
        </table:table-row>
        <table:table-row table:style-name="ro1">
          <table:table-cell office:value-type="float" office:value="20190501" calcext:value-type="float">
            <text:p>20190501</text:p>
          </table:table-cell>
          <table:table-cell table:number-columns-repeated="2"/>
          <table:table-cell office:value-type="string" calcext:value-type="string">
            <text:p>Επίσημη αργία: Εορτασμός της εργατικής Πρωτομαγιάς</text:p>
          </table:table-cell>
          <table:table-cell office:value-type="string" calcext:value-type="string">
            <text:p>Διεθνής Ημέρα Εργατών</text:p>
          </table:table-cell>
        </table:table-row>
        <table:table-row table:style-name="ro1">
          <table:table-cell office:value-type="float" office:value="20190502" calcext:value-type="float">
            <text:p>20190502</text:p>
          </table:table-cell>
          <table:table-cell table:number-columns-repeated="3"/>
          <table:table-cell office:value-type="string" calcext:value-type="string">
            <text:p>Διεθνής Ημέρα των Blogger</text:p>
          </table:table-cell>
        </table:table-row>
        <table:table-row table:style-name="ro1">
          <table:table-cell office:value-type="float" office:value="20190503" calcext:value-type="float">
            <text:p>20190503</text:p>
          </table:table-cell>
          <table:table-cell table:number-columns-repeated="3"/>
          <table:table-cell office:value-type="string" calcext:value-type="string">
            <text:p>Παγκόσμια Ημέρα Ελευθεροτυπίας</text:p>
          </table:table-cell>
        </table:table-row>
        <table:table-row table:style-name="ro1">
          <table:table-cell office:value-type="float" office:value="20190504" calcext:value-type="float">
            <text:p>20190504</text:p>
          </table:table-cell>
          <table:table-cell table:number-columns-repeated="3"/>
          <table:table-cell office:value-type="string" calcext:value-type="string">
            <text:p>Παγκόσμια Ημέρα Πολέμου των Άστρων (Star Wars), Παγκόσμια Ημέρα για τη Νομιμοποίηση της Κάνναβης</text:p>
          </table:table-cell>
        </table:table-row>
        <table:table-row table:style-name="ro1">
          <table:table-cell office:value-type="float" office:value="20190505" calcext:value-type="float">
            <text:p>20190505</text:p>
          </table:table-cell>
          <table:table-cell table:number-columns-repeated="3"/>
          <table:table-cell office:value-type="string" calcext:value-type="string">
            <text:p>Διεθνής Ημέρα Μαιών, Παγκόσμια Ημέρα Άσθματος, Παγκόσμια Ημέρα Γέλιου</text:p>
          </table:table-cell>
        </table:table-row>
        <table:table-row table:style-name="ro1">
          <table:table-cell office:value-type="float" office:value="20190506" calcext:value-type="float">
            <text:p>20190506</text:p>
          </table:table-cell>
          <table:table-cell table:number-columns-repeated="4"/>
        </table:table-row>
        <table:table-row table:style-name="ro1">
          <table:table-cell office:value-type="float" office:value="20190507" calcext:value-type="float">
            <text:p>20190507</text:p>
          </table:table-cell>
          <table:table-cell table:number-columns-repeated="4"/>
        </table:table-row>
        <table:table-row table:style-name="ro1">
          <table:table-cell office:value-type="float" office:value="20190508" calcext:value-type="float">
            <text:p>20190508</text:p>
          </table:table-cell>
          <table:table-cell table:number-columns-repeated="3"/>
          <table:table-cell office:value-type="string" calcext:value-type="string">
            <text:p>Παγκόσμια Ημέρα Ερυθρού Σταυρού και Ερυθράς Ημισελήνου, Παγκόσμια Ημέρα Θαλασσαιμίας (Μεσογειακής Αναιμίας)</text:p>
          </table:table-cell>
        </table:table-row>
        <table:table-row table:style-name="ro1">
          <table:table-cell office:value-type="float" office:value="20190509" calcext:value-type="float">
            <text:p>20190509</text:p>
          </table:table-cell>
          <table:table-cell table:number-columns-repeated="3"/>
          <table:table-cell office:value-type="string" calcext:value-type="string">
            <text:p>Ημέρα της Νίκης των Λαών αντί του Φασισμού, Ημέρα της Ευρώπης</text:p>
          </table:table-cell>
        </table:table-row>
        <table:table-row table:style-name="ro1">
          <table:table-cell office:value-type="float" office:value="20190510" calcext:value-type="float">
            <text:p>20190510</text:p>
          </table:table-cell>
          <table:table-cell table:number-columns-repeated="4"/>
        </table:table-row>
        <table:table-row table:style-name="ro1">
          <table:table-cell office:value-type="float" office:value="20190511" calcext:value-type="float">
            <text:p>20190511</text:p>
          </table:table-cell>
          <table:table-cell table:number-columns-repeated="4"/>
        </table:table-row>
        <table:table-row table:style-name="ro1">
          <table:table-cell office:value-type="float" office:value="20190512" calcext:value-type="float">
            <text:p>20190512</text:p>
          </table:table-cell>
          <table:table-cell table:number-columns-repeated="3"/>
          <table:table-cell office:value-type="string" calcext:value-type="string">
            <text:p>Παγκόσμια Ημέρα της Μητέρας, Διεθνής Ημέρα Αδελφών Νοσοκόμων</text:p>
          </table:table-cell>
        </table:table-row>
        <table:table-row table:style-name="ro1">
          <table:table-cell office:value-type="float" office:value="20190513" calcext:value-type="float">
            <text:p>20190513</text:p>
          </table:table-cell>
          <table:table-cell table:number-columns-repeated="4"/>
        </table:table-row>
        <table:table-row table:style-name="ro1">
          <table:table-cell office:value-type="float" office:value="20190514" calcext:value-type="float">
            <text:p>20190514</text:p>
          </table:table-cell>
          <table:table-cell table:number-columns-repeated="4"/>
        </table:table-row>
        <table:table-row table:style-name="ro1">
          <table:table-cell office:value-type="float" office:value="20190515" calcext:value-type="float">
            <text:p>20190515</text:p>
          </table:table-cell>
          <table:table-cell table:number-columns-repeated="3"/>
          <table:table-cell office:value-type="string" calcext:value-type="string">
            <text:p>Διεθνής Ημέρα Οικογένειας, Διεθνής Ημέρα Αντιρρησιών Συνείδησης</text:p>
          </table:table-cell>
        </table:table-row>
        <table:table-row table:style-name="ro1">
          <table:table-cell office:value-type="float" office:value="20190516" calcext:value-type="float">
            <text:p>20190516</text:p>
          </table:table-cell>
          <table:table-cell table:number-columns-repeated="4"/>
        </table:table-row>
        <table:table-row table:style-name="ro1">
          <table:table-cell office:value-type="float" office:value="20190517" calcext:value-type="float">
            <text:p>20190517</text:p>
          </table:table-cell>
          <table:table-cell table:number-columns-repeated="3"/>
          <table:table-cell office:value-type="string" calcext:value-type="string">
            <text:p>Διεθνής Ημέρα κατά της Ομοφοβίας, Παγκόσμια Ημέρα Τηλεπικοινωνιών και Κοινωνίας της Πληροφορίας</text:p>
          </table:table-cell>
        </table:table-row>
        <table:table-row table:style-name="ro1">
          <table:table-cell office:value-type="float" office:value="20190518" calcext:value-type="float">
            <text:p>20190518</text:p>
          </table:table-cell>
          <table:table-cell table:number-columns-repeated="3"/>
          <table:table-cell office:value-type="string" calcext:value-type="string">
            <text:p>Διεθνής Ημέρα Μουσείων</text:p>
          </table:table-cell>
        </table:table-row>
        <table:table-row table:style-name="ro1">
          <table:table-cell office:value-type="float" office:value="20190519" calcext:value-type="float">
            <text:p>20190519</text:p>
          </table:table-cell>
          <table:table-cell table:number-columns-repeated="3"/>
          <table:table-cell office:value-type="string" calcext:value-type="string">
            <text:p>Ημέρα Μνήμης της Γενοκτονίας των Ποντίων, Παγκόσμια Ημέρα κατά της Ηπατίτιδας</text:p>
          </table:table-cell>
        </table:table-row>
        <table:table-row table:style-name="ro1">
          <table:table-cell office:value-type="float" office:value="20190520" calcext:value-type="float">
            <text:p>20190520</text:p>
          </table:table-cell>
          <table:table-cell table:number-columns-repeated="4"/>
        </table:table-row>
        <table:table-row table:style-name="ro1">
          <table:table-cell office:value-type="float" office:value="20190521" calcext:value-type="float">
            <text:p>20190521</text:p>
          </table:table-cell>
          <table:table-cell table:number-columns-repeated="3"/>
          <table:table-cell office:value-type="string" calcext:value-type="string">
            <text:p>Παγκόσμια Ημέρα Πολιτισμού</text:p>
          </table:table-cell>
        </table:table-row>
        <table:table-row table:style-name="ro1">
          <table:table-cell office:value-type="float" office:value="20190522" calcext:value-type="float">
            <text:p>20190522</text:p>
          </table:table-cell>
          <table:table-cell table:number-columns-repeated="3"/>
          <table:table-cell office:value-type="string" calcext:value-type="string">
            <text:p>Παγκόσμια Ημέρα Βιοποικιλότητας</text:p>
          </table:table-cell>
        </table:table-row>
        <table:table-row table:style-name="ro1">
          <table:table-cell office:value-type="float" office:value="20190523" calcext:value-type="float">
            <text:p>20190523</text:p>
          </table:table-cell>
          <table:table-cell table:number-columns-repeated="3"/>
          <table:table-cell office:value-type="string" calcext:value-type="string">
            <text:p>Παγκόσμια Ημέρα Χελώνας</text:p>
          </table:table-cell>
        </table:table-row>
        <table:table-row table:style-name="ro1">
          <table:table-cell office:value-type="float" office:value="20190524" calcext:value-type="float">
            <text:p>20190524</text:p>
          </table:table-cell>
          <table:table-cell table:number-columns-repeated="3"/>
          <table:table-cell office:value-type="string" calcext:value-type="string">
            <text:p>Ευρωπαϊκή Ημέρα Πάρκων</text:p>
          </table:table-cell>
        </table:table-row>
        <table:table-row table:style-name="ro1">
          <table:table-cell office:value-type="float" office:value="20190525" calcext:value-type="float">
            <text:p>20190525</text:p>
          </table:table-cell>
          <table:table-cell table:number-columns-repeated="3"/>
          <table:table-cell office:value-type="string" calcext:value-type="string">
            <text:p>Ημέρα Περηφάνιας των Geeks, Ημέρα της Πετσέτας (Hitchhiker's Guide)</text:p>
          </table:table-cell>
        </table:table-row>
        <table:table-row table:style-name="ro1">
          <table:table-cell office:value-type="float" office:value="20190526" calcext:value-type="float">
            <text:p>20190526</text:p>
          </table:table-cell>
          <table:table-cell table:number-columns-repeated="4"/>
        </table:table-row>
        <table:table-row table:style-name="ro1">
          <table:table-cell office:value-type="float" office:value="20190527" calcext:value-type="float">
            <text:p>20190527</text:p>
          </table:table-cell>
          <table:table-cell table:number-columns-repeated="4"/>
        </table:table-row>
        <table:table-row table:style-name="ro1">
          <table:table-cell office:value-type="float" office:value="20190528" calcext:value-type="float">
            <text:p>20190528</text:p>
          </table:table-cell>
          <table:table-cell table:number-columns-repeated="4"/>
        </table:table-row>
        <table:table-row table:style-name="ro1">
          <table:table-cell office:value-type="float" office:value="20190529" calcext:value-type="float">
            <text:p>20190529</text:p>
          </table:table-cell>
          <table:table-cell table:number-columns-repeated="3"/>
          <table:table-cell office:value-type="string" calcext:value-type="string">
            <text:p>Παγκόσμια Ημέρα των Κυανοκράνων</text:p>
          </table:table-cell>
        </table:table-row>
        <table:table-row table:style-name="ro1">
          <table:table-cell office:value-type="float" office:value="20190530" calcext:value-type="float">
            <text:p>20190530</text:p>
          </table:table-cell>
          <table:table-cell table:number-columns-repeated="4"/>
        </table:table-row>
        <table:table-row table:style-name="ro1">
          <table:table-cell office:value-type="float" office:value="20190531" calcext:value-type="float">
            <text:p>20190531</text:p>
          </table:table-cell>
          <table:table-cell table:number-columns-repeated="3"/>
          <table:table-cell office:value-type="string" calcext:value-type="string">
            <text:p>Παγκόσμια Ημέρα κατά του Καπνίσματος</text:p>
          </table:table-cell>
        </table:table-row>
        <table:table-row table:style-name="ro1">
          <table:table-cell office:value-type="float" office:value="20190600" calcext:value-type="float">
            <text:p>20190600</text:p>
          </table:table-cell>
          <table:table-cell office:value-type="string" calcext:value-type="string">
            <text:p>Ιούνιος</text:p>
          </table:table-cell>
          <table:table-cell table:number-columns-repeated="3"/>
        </table:table-row>
        <table:table-row table:style-name="ro1">
          <table:table-cell office:value-type="float" office:value="20190601" calcext:value-type="float">
            <text:p>20190601</text:p>
          </table:table-cell>
          <table:table-cell table:number-columns-repeated="3"/>
          <table:table-cell office:value-type="string" calcext:value-type="string">
            <text:p>Παγκόσμια Ημέρα Γάλακτος, Παγκόσμια Ημέρα Γονέων, Παγκόσμια Ημέρα Παιδιών</text:p>
          </table:table-cell>
        </table:table-row>
        <table:table-row table:style-name="ro1">
          <table:table-cell office:value-type="float" office:value="20190602" calcext:value-type="float">
            <text:p>20190602</text:p>
          </table:table-cell>
          <table:table-cell table:number-columns-repeated="4"/>
        </table:table-row>
        <table:table-row table:style-name="ro1">
          <table:table-cell office:value-type="float" office:value="20190603" calcext:value-type="float">
            <text:p>20190603</text:p>
          </table:table-cell>
          <table:table-cell table:number-columns-repeated="4"/>
        </table:table-row>
        <table:table-row table:style-name="ro1">
          <table:table-cell office:value-type="float" office:value="20190604" calcext:value-type="float">
            <text:p>20190604</text:p>
          </table:table-cell>
          <table:table-cell table:number-columns-repeated="3"/>
          <table:table-cell office:value-type="string" calcext:value-type="string">
            <text:p>Διεθνής Ημέρα κατά της Επιθετικότητας εναντίον των Παιδιών</text:p>
          </table:table-cell>
        </table:table-row>
        <table:table-row table:style-name="ro1">
          <table:table-cell office:value-type="float" office:value="20190605" calcext:value-type="float">
            <text:p>20190605</text:p>
          </table:table-cell>
          <table:table-cell table:number-columns-repeated="3"/>
          <table:table-cell office:value-type="string" calcext:value-type="string">
            <text:p>Παγκόσμια Ημέρα Περιβάλλοντος</text:p>
          </table:table-cell>
        </table:table-row>
        <table:table-row table:style-name="ro1">
          <table:table-cell office:value-type="float" office:value="20190606" calcext:value-type="float">
            <text:p>20190606</text:p>
          </table:table-cell>
          <table:table-cell table:number-columns-repeated="4"/>
        </table:table-row>
        <table:table-row table:style-name="ro1">
          <table:table-cell office:value-type="float" office:value="20190607" calcext:value-type="float">
            <text:p>20190607</text:p>
          </table:table-cell>
          <table:table-cell table:number-columns-repeated="4"/>
        </table:table-row>
        <table:table-row table:style-name="ro1">
          <table:table-cell office:value-type="float" office:value="20190608" calcext:value-type="float">
            <text:p>20190608</text:p>
          </table:table-cell>
          <table:table-cell table:number-columns-repeated="3"/>
          <table:table-cell office:value-type="string" calcext:value-type="string">
            <text:p>Παγκόσμια Ημέρα Ωκεανών</text:p>
          </table:table-cell>
        </table:table-row>
        <table:table-row table:style-name="ro1">
          <table:table-cell office:value-type="float" office:value="20190609" calcext:value-type="float">
            <text:p>20190609</text:p>
          </table:table-cell>
          <table:table-cell table:number-columns-repeated="4"/>
        </table:table-row>
        <table:table-row table:style-name="ro1">
          <table:table-cell office:value-type="float" office:value="20190610" calcext:value-type="float">
            <text:p>20190610</text:p>
          </table:table-cell>
          <table:table-cell table:number-columns-repeated="4"/>
        </table:table-row>
        <table:table-row table:style-name="ro1">
          <table:table-cell office:value-type="float" office:value="20190611" calcext:value-type="float">
            <text:p>20190611</text:p>
          </table:table-cell>
          <table:table-cell table:number-columns-repeated="4"/>
        </table:table-row>
        <table:table-row table:style-name="ro1">
          <table:table-cell office:value-type="float" office:value="20190612" calcext:value-type="float">
            <text:p>20190612</text:p>
          </table:table-cell>
          <table:table-cell table:number-columns-repeated="3"/>
          <table:table-cell office:value-type="string" calcext:value-type="string">
            <text:p>Παγκόσμια Ημέρα κατά της Παιδικής Εργασίας</text:p>
          </table:table-cell>
        </table:table-row>
        <table:table-row table:style-name="ro1">
          <table:table-cell office:value-type="float" office:value="20190613" calcext:value-type="float">
            <text:p>20190613</text:p>
          </table:table-cell>
          <table:table-cell table:number-columns-repeated="4"/>
        </table:table-row>
        <table:table-row table:style-name="ro1">
          <table:table-cell office:value-type="float" office:value="20190614" calcext:value-type="float">
            <text:p>20190614</text:p>
          </table:table-cell>
          <table:table-cell table:number-columns-repeated="3"/>
          <table:table-cell office:value-type="string" calcext:value-type="string">
            <text:p>Παγκόσμια Ημέρα Εθελοντή Αιμοδότη</text:p>
          </table:table-cell>
        </table:table-row>
        <table:table-row table:style-name="ro1">
          <table:table-cell office:value-type="float" office:value="20190615" calcext:value-type="float">
            <text:p>20190615</text:p>
          </table:table-cell>
          <table:table-cell office:value-type="string" calcext:value-type="string">
            <text:p>Ψυχοσάββατο Β', Προφήτου Αμώς, Αποστόλων εκ των Εβδομήκοντα Αχαϊκού, Στεφανά και Φουρτουνάτου των εν Κορίνθω, Μαρτύρων Δουλά και Νερσή, Οσίων Αυγουστίνου επισκόπου Ιππώνος, Μονίκης της μητρός αυτού, Ιερωνύμου και Ορτισίου, Μιχαήλ Μητροπολίτου Κιέβου</text:p>
          </table:table-cell>
          <table:table-cell office:value-type="string" calcext:value-type="string">
            <text:p>Αυγουστίνος (Αυγουστής, Αύγουστος), Αυγουστίνα (Αυγούστα, Αυγουστία), Ιερώνυμος (Γερώνυμος), Ιερωνύμη, Λίβιος (Λίβας), Λιβύη, Μόνικα (Μόνα), Ορτίσιος (Ορτίσης), Ορτανσία (Ορτισία)</text:p>
          </table:table-cell>
          <table:table-cell/>
          <table:table-cell office:value-type="string" calcext:value-type="string">
            <text:p>Παγκόσμια Ημέρα κατά της Κακομεταχείρισης των Ηλικιωμένων, Παγκόσμια Ημέρα Γονιμότητας, Παγκόσμια Ημέρα Ανέμου</text:p>
          </table:table-cell>
        </table:table-row>
        <table:table-row table:style-name="ro1">
          <table:table-cell office:value-type="float" office:value="20190616" calcext:value-type="float">
            <text:p>20190616</text:p>
          </table:table-cell>
          <table:table-cell office:value-type="string" calcext:value-type="string">
            <text:p>Πεντηκοστή, Ιερομάρτυρος Μάρκου επισκόπου Απολλωνιάδος, Οσίων Μνημονίου και Τύχωνος επισκόπων Αμαθούντος των θαυματουργών, Των Αγίων 5 Μαρτύρων, Των Αγίων 40 Μαρτύρων, Ανακομιδή Λειψάνων Αγίου Θεοδώρου Συκεώτου, Σύναξη Της Υπεραγίας Θεοτόκου εν Διακοναίς, Ελαππά</text:p>
          </table:table-cell>
          <table:table-cell office:value-type="string" calcext:value-type="string">
            <text:p>Τίχων (Τύχων)</text:p>
          </table:table-cell>
          <table:table-cell/>
          <table:table-cell office:value-type="string" calcext:value-type="string">
            <text:p>Παγκόσμια Ημέρα του Πατέρα</text:p>
          </table:table-cell>
        </table:table-row>
        <table:table-row table:style-name="ro1">
          <table:table-cell office:value-type="float" office:value="20190617" calcext:value-type="float">
            <text:p>20190617</text:p>
          </table:table-cell>
          <table:table-cell office:value-type="string" calcext:value-type="string">
            <text:p>Αγίου Πνεύματος, Μαρτύρων Μανουήλ, Σαβέλ και Ισμαήλ των αδελφών, Ισαύρου διακόνου του εξ Αθηνών και εν Απολλωνία Ηπείρου αθλήσαντος και των συν αυτώ Βασιλείου και Ιννοκεντίου των Αθηναίων μαρτύρων, Ερμείου, Περεγρίνου πρεσβυτέρου, Φήλικος και Φιλονείδους επισκόπου Κουρίου Κύπρου, Οσίων Βησσαρίωνος, Ιωσήφ του αναχωρητού, Πίωρ και Υπατίου του εν Ρουφιανιαναίς</text:p>
          </table:table-cell>
          <table:table-cell office:value-type="string" calcext:value-type="string">
            <text:p>Ισμαήλ (Ισμαήλης, Ισμαήλος, Μαήλος, Μαήλος, Σμαήλης, Σμαήλος), Κορινός, Κόρη (Κορίνα, Κορρένα), Τριάς (Τριάδα), Φήλιξ (Φίληξ, Φίληκας), Φίληξα (Φιλήκη)</text:p>
          </table:table-cell>
          <table:table-cell office:value-type="string" calcext:value-type="string">
            <text:p>Επίσημη αργία: Αγίου Πνεύματος</text:p>
          </table:table-cell>
          <table:table-cell office:value-type="string" calcext:value-type="string">
            <text:p>Παγκόσμια Ημέρα κατά της Ερημοποίησης και της Ξηρασίας</text:p>
          </table:table-cell>
        </table:table-row>
        <table:table-row table:style-name="ro1">
          <table:table-cell office:value-type="float" office:value="20190618" calcext:value-type="float">
            <text:p>20190618</text:p>
          </table:table-cell>
          <table:table-cell office:value-type="string" calcext:value-type="string">
            <text:p>Μάρτυρος Λεοντίου του εξ Αιγίνης και των συν αυτώ Υπατίου και Θεοδούλου και Αιθέριου, Οσίων Λεοντίου του μυροβλύτου του εξ Άργους και εν Άθω ασκητικώς αθλήσαντος, Εράσμου και Λεοντίου, του ποιμένος, Σύναξη αρχιστρατήγου Μιχαήλ εν τω «Φορώ», Των δύο Μαρτύρων εκ Κύπρου, Των Δέκα Οκτώ Μαρτύρων</text:p>
          </table:table-cell>
          <table:table-cell office:value-type="string" calcext:value-type="string">
            <text:p>Έρασμος, Ερασμία, Λεόντιος, Λεοντία (Λεοντίνα)</text:p>
          </table:table-cell>
          <table:table-cell/>
          <table:table-cell office:value-type="string" calcext:value-type="string">
            <text:p>Ημέρα Περηφάνιας Αυτιστικών</text:p>
          </table:table-cell>
        </table:table-row>
        <table:table-row table:style-name="ro1">
          <table:table-cell office:value-type="float" office:value="20190619" calcext:value-type="float">
            <text:p>20190619</text:p>
          </table:table-cell>
          <table:table-cell office:value-type="string" calcext:value-type="string">
            <text:p>Αποστόλου Ιούδα (Θαδδαίου ή Λεββαίου) εκ των 12 και Ιούδα Αποστόλου του θεαδέλφου, Ιερομάρτυρος Ασύγκριτου, Μάρτυρος Ζωσίμου, Οσίων Παϊσίου του Μεγάλου και Ζήνωνος</text:p>
          </table:table-cell>
          <table:table-cell office:value-type="string" calcext:value-type="string">
            <text:p>Ζωσιμαίος (Ζήσης, Ζήσιμος, Ζώσης, Ζωσιμάς, Ζώσιμος), Ζωσιμαία (Ζώσα, Ζωσιμίνα), Παΐσιος (Παΐσης), Παϊσία</text:p>
          </table:table-cell>
          <table:table-cell table:number-columns-repeated="2"/>
        </table:table-row>
        <table:table-row table:style-name="ro1">
          <table:table-cell office:value-type="float" office:value="20190620" calcext:value-type="float">
            <text:p>20190620</text:p>
          </table:table-cell>
          <table:table-cell office:value-type="string" calcext:value-type="string">
            <text:p>Ιερομάρτυρος Μεθοδίου του από Ολύμπου Λυκίας επισκόπου Πατάρων, Νικολάου Καβάσιλα, Οσιομάρτυρος Ζαχαρίου του Αρταίου, Καλλίστου πατριάρχου Κωνσταντινουπόλεως του εν Άθω, Των Δύο Ασκητών, Αθανασίου Οσίου, Σύναξη της Υπεραγίας Θεοτόκου της Οδηγήτριας</text:p>
          </table:table-cell>
          <table:table-cell office:value-type="string" calcext:value-type="string">
            <text:p>Κάλιστος (Κάλλιστος), Καλίστη (Καλιστώ, Καλλίστη, Καλλιστώ), Μεθόδιος</text:p>
          </table:table-cell>
          <table:table-cell/>
          <table:table-cell office:value-type="string" calcext:value-type="string">
            <text:p>Παγκόσμια Ημέρα Προσφύγων, Παγκόσμια Ημέρα Κυματοδρομίας</text:p>
          </table:table-cell>
        </table:table-row>
        <table:table-row table:style-name="ro1">
          <table:table-cell office:value-type="float" office:value="20190621" calcext:value-type="float">
            <text:p>20190621</text:p>
          </table:table-cell>
          <table:table-cell office:value-type="string" calcext:value-type="string">
            <text:p>Ιουλιανού του εν Κιλικία και Αφροδισίου, Ιερομάρτυρος Τερεντίου επισκόπου Ικονίου και των συν αυτώ: Αντωνίου πρεσβυτέρου, Αναστασίου, Κελσίου, Βασιλίσσης, Νεομαρτύρων Παχωμίου οσίου και Νικήτα του Νισυρίου του εν Χίω μαρτυρικώς αθλήσαντος</text:p>
          </table:table-cell>
          <table:table-cell office:value-type="string" calcext:value-type="string">
            <text:p>Αφροδίσιος, Αφροδισία</text:p>
          </table:table-cell>
          <table:table-cell/>
          <table:table-cell office:value-type="string" calcext:value-type="string">
            <text:p>Ευρωπαϊκή Ημέρα Μουσικής, Παγκόσμια ημέρα Γιόγκα, Παγκόσμια Ημέρα Υδρογραφίας</text:p>
          </table:table-cell>
        </table:table-row>
        <table:table-row table:style-name="ro1">
          <table:table-cell office:value-type="float" office:value="20190622" calcext:value-type="float">
            <text:p>20190622</text:p>
          </table:table-cell>
          <table:table-cell office:value-type="string" calcext:value-type="string">
            <text:p>Ιερομάρτυρος Ευσεβίου επισκόπου Σαμοσάτων και των αποστόλων εκ των Εβδομήκοντα Τερτίου επισκόπου Ικονίου, Μάρκου επισκόπου Απολλωνιάδος, Ιούστου επισκόπου Λύστρων και Αρτεμά επισκόπου Ελευθερουπόλεως, Μαρτύρων Ζήνωνος, Ζηνά και Πομπηιανού, Αναστασίου, Γαλακτίωνος, Ιουλιανής και Σατορνίνου του υιού αυτής, Οσίου Βασιλείου επισκόπου Πατελαρίας</text:p>
          </table:table-cell>
          <table:table-cell office:value-type="string" calcext:value-type="string">
            <text:p>Ευσέβιος (Ευσέβης), Ευσεβεία (Σέβη), Ζήνων (Ζένας, Ζένος, Ζηνάς, Ζήνωνας), Ζένα (Ζένια, Ζήνα, Ζηναΐδα, Ζηναΐς)</text:p>
          </table:table-cell>
          <table:table-cell/>
          <table:table-cell office:value-type="string" calcext:value-type="string">
            <text:p>Παγκόσμια Ημέρα Σκαραβαίου (Αυτοκινήτου)</text:p>
          </table:table-cell>
        </table:table-row>
        <table:table-row table:style-name="ro1">
          <table:table-cell office:value-type="float" office:value="20190623" calcext:value-type="float">
            <text:p>20190623</text:p>
          </table:table-cell>
          <table:table-cell office:value-type="string" calcext:value-type="string">
            <text:p>Αγίων Πάντων, Μαρτύρων Αγριππίνης, Αριστοκλέους πρεσβυτέρου του Ταμασού, Δημητριανού, Δημητρίου διακόνου, Αθανασίου αναγνώστου, Ευστοχίου πρεσβυτέρου, Γαϊανού και των τέκνων αυτού Πρόβης, Ουρβανού και Λολλίας, Βαρβάρου του Πενταπολίτου του εν Τρύφω Βονίτσης Ξηρομέρου, Κοίμηση Αγίου Μάρκου Ευγενικού, Των εν Κρήτη μαρτυρησάντων</text:p>
          </table:table-cell>
          <table:table-cell office:value-type="string" calcext:value-type="string">
            <text:p>Αγριππίνα, Αριστοκλής (Αριστοκλέας, Αριστόκλεος), Λούλης, Λολλία (Λούλα, Λούλου)</text:p>
          </table:table-cell>
          <table:table-cell/>
          <table:table-cell office:value-type="string" calcext:value-type="string">
            <text:p>Ολυμπιακή Ημέρα</text:p>
          </table:table-cell>
        </table:table-row>
        <table:table-row table:style-name="ro1">
          <table:table-cell office:value-type="float" office:value="20190624" calcext:value-type="float">
            <text:p>20190624</text:p>
          </table:table-cell>
          <table:table-cell office:value-type="string" calcext:value-type="string">
            <text:p>Το γενέθλιον τον τιμίου προδρόμου και βαπτιστού Ιωάννου, Σύναξη Ζαχαρίου και Ελισάβετ των γεννητόρων αυτού, Νεομάρτυρος Παναγιώτου Καισαρέως, Αθανασίου του Πάριου</text:p>
          </table:table-cell>
          <table:table-cell office:value-type="string" calcext:value-type="string">
            <text:p>Ιωάννης (Γιάνης, Γιάννης, Γιαννιός, Γιάννος, Γιάνναρος, Γιανναράς, Γιάνγκος, Γιανγκούλας, Γιάγκος, Ζανής, Ζαννέτος, Τζαννής, Τζανής), Ιωάννα (Βάνα, Βάννα, Γιάννα, Γιανγκούλα, Ιβάνα, Ζαννέτα, Ζανέτ), Ελισσάβετ (Βέτα, Ελίζα, Έλλη, Έλσα, Λίζα, Λιζέτα, Ζέτα, Ζέττα), Ζαχαρίας (Ζάκης, Ζάχαρης, Ζάχαρος), Ζαχάρω (Ζάκι, Ζαχαρένια), Πρόδρομος, Προδρομία</text:p>
          </table:table-cell>
          <table:table-cell table:number-columns-repeated="2"/>
        </table:table-row>
        <table:table-row table:style-name="ro1">
          <table:table-cell office:value-type="float" office:value="20190625" calcext:value-type="float">
            <text:p>20190625</text:p>
          </table:table-cell>
          <table:table-cell office:value-type="string" calcext:value-type="string">
            <text:p>Οσιομάρτυρος Φεβρωνίας, Οσίων Ευτροπίας, Λεωνίδος και Λιβύης, Μάρτυρος Ορεντίου και των αδελφών αυτού Έρωτος, Κυριάκου, Λογγίνου, Φαρνακίου, Φιρμίνου και Φίρμου, Νεομαρτύρων Προκοπίου οσίου και Γεωργίου του εξ Άτταλείας, Οσίου Διονυσίου κτίτορος της ιεράς Μονής Προδρόμου του εκ Καστοριάς και Δομετίου του πνευματοφόρου των εν Άθω, Οσίου Σίμωνος, Μαρτυρίου επισκόπου, Μεθοδίου Νίβρητος Καινουργίου του εν Γορτύνη, Δαβίδ (Πέτρου) και Ευφροσύνης (Φεβρωνίας) δουκών των Ρώσων</text:p>
          </table:table-cell>
          <table:table-cell office:value-type="string" calcext:value-type="string">
            <text:p>Έρως (Έρωτας), Ερωτηΐς (Ερατώ, Ερωτηΐδα, Τέτη), Φέβρα (Φέβρω, Φεβρωνία, Φεύρα, Φεύρω, Φευρωνία)</text:p>
          </table:table-cell>
          <table:table-cell table:number-columns-repeated="2"/>
        </table:table-row>
        <table:table-row table:style-name="ro1">
          <table:table-cell office:value-type="float" office:value="20190626" calcext:value-type="float">
            <text:p>20190626</text:p>
          </table:table-cell>
          <table:table-cell office:value-type="string" calcext:value-type="string">
            <text:p>Μαρτύρων Θεράποντος, Μακαρίου, Μαρκίου και Μαρκίας, Οσίων Δαβίδ του εν Θεσσαλονίκη, Ιωάννου επισκόπου Γοτθίας και Ανθίωνος, Οσιομάρτυρος Δαβίδ του εν Θεσσαλονίκη</text:p>
          </table:table-cell>
          <table:table-cell office:value-type="string" calcext:value-type="string">
            <text:p>Δαβίδ (Δαυίδ), Μακάριος (Μακαράς, Μακάρης), Μακαρία (Μακάρω)</text:p>
          </table:table-cell>
          <table:table-cell/>
          <table:table-cell office:value-type="string" calcext:value-type="string">
            <text:p>Παγκόσμια Ημέρα κατά των Ναρκωτικών και της Παράνομης Διακίνησής τους, Διεθνής Ημέρα κατά των Βασανιστηρίων</text:p>
          </table:table-cell>
        </table:table-row>
        <table:table-row table:style-name="ro1">
          <table:table-cell office:value-type="float" office:value="20190627" calcext:value-type="float">
            <text:p>20190627</text:p>
          </table:table-cell>
          <table:table-cell office:value-type="string" calcext:value-type="string">
            <text:p>Μαρτύρων Ανεκτού, Πιερίου πρεσβυτέρου του ερμηνευτού και Ισιδώρου του αδελφού αυτού, Οσίων Σαμψών του ξενοδόχου και Λουκά του ερημίτου, Αγίας Μυροφόρου Ιωάννας της του Χουζά, Ανθούσης Οσίας</text:p>
          </table:table-cell>
          <table:table-cell office:value-type="string" calcext:value-type="string">
            <text:p>Πιερίων (Πιέρης, Πιέριος, Πιέρος), Πιέρα (Πιερία)</text:p>
          </table:table-cell>
          <table:table-cell/>
          <table:table-cell office:value-type="string" calcext:value-type="string">
            <text:p>Διεθνής Ημέρα Ομοφυλοφιλικής Υπερηφάνειας</text:p>
          </table:table-cell>
        </table:table-row>
        <table:table-row table:style-name="ro1">
          <table:table-cell office:value-type="float" office:value="20190628" calcext:value-type="float">
            <text:p>20190628</text:p>
          </table:table-cell>
          <table:table-cell office:value-type="string" calcext:value-type="string">
            <text:p>Εύρεση Τιμίων Λειψάνων Αγίων Αναργύρων Κύρου και Ιωάννου, Μαρτύρων Δονάγου επισκόπου Λιβύης, Μακεδονίου, Παππίου και Μωυσέως του αναχωρητού, Οσίων Παύλου του ιατρού, Σεργίου δικαίου του «Μαγίστρου» ηγουμένου της μονής Νικητιάτου, Των Αγίων δύο Παιδιών, Των εν Σκυθοπόλει 70 Μαρτύρων, Των 3 Μαρτύρων από την Γαλατία, Οσίων Ουλκιανού, Σεργίου, Γερμανού των Ρώσων, Οσίων Μάγνου και Συμεώνος</text:p>
          </table:table-cell>
          <table:table-cell office:value-type="string" calcext:value-type="string">
            <text:p>Ανάργυρος, Ανάργυρη, Γερμανός</text:p>
          </table:table-cell>
          <table:table-cell table:number-columns-repeated="2"/>
        </table:table-row>
        <table:table-row table:style-name="ro1">
          <table:table-cell office:value-type="float" office:value="20190629" calcext:value-type="float">
            <text:p>20190629</text:p>
          </table:table-cell>
          <table:table-cell office:value-type="string" calcext:value-type="string">
            <text:p>Των αγίων ενδόξων και πανευφήμων Αποστόλων Πέτρου και Παύλου, Μνήμη Πάντων των εν Λέσβω Αγίων, Κυρίλλου μάρτυρα</text:p>
          </table:table-cell>
          <table:table-cell office:value-type="string" calcext:value-type="string">
            <text:p>Παύλος, Παυλίνα (Πωλίνα), Πέτρος (Πετράς, Πετρής, Πετρίνος, Πετρουλάς), Πέτρα (Πετρία, Πετρίνα)</text:p>
          </table:table-cell>
          <table:table-cell table:number-columns-repeated="2"/>
        </table:table-row>
        <table:table-row table:style-name="ro1">
          <table:table-cell office:value-type="float" office:value="20190630" calcext:value-type="float">
            <text:p>20190630</text:p>
          </table:table-cell>
          <table:table-cell office:value-type="string" calcext:value-type="string">
            <text:p>Σύναξη των 12 αποστόλων, Αποστόλου Φυγέλλου εκ των Εβδομήκοντα επισκόπου Εφέσου, Μαρτύρων Μελίτωνος, Πέτρου του εκ Σινώπης, Φωκά, Κόνωνος, Συμεών, Ισαάκ και ετέρων 1040, Νεομάρτυρος Μιχαήλ Μπακνανά κηπουρού του Αθηναίου</text:p>
          </table:table-cell>
          <table:table-cell office:value-type="string" calcext:value-type="string">
            <text:p>Απόστολος (Αποστόλης, Τόλης), Αποστολία (Αποστολίνα, Λία, Πολίνα), Μελιτίων (Μελίτης, Μελιτίνος, Μελίτος), Μελιτίνη (Μελίνα, Μελίτα, Μελίτη, Μελιτίνα)</text:p>
          </table:table-cell>
          <table:table-cell table:number-columns-repeated="2"/>
        </table:table-row>
        <table:table-row table:style-name="ro1">
          <table:table-cell office:value-type="float" office:value="20190700" calcext:value-type="float">
            <text:p>20190700</text:p>
          </table:table-cell>
          <table:table-cell office:value-type="string" calcext:value-type="string">
            <text:p>Ιούλιος</text:p>
          </table:table-cell>
          <table:table-cell table:number-columns-repeated="3"/>
        </table:table-row>
        <table:table-row table:style-name="ro1">
          <table:table-cell office:value-type="float" office:value="20190701" calcext:value-type="float">
            <text:p>20190701</text:p>
          </table:table-cell>
          <table:table-cell office:value-type="string" calcext:value-type="string">
            <text:p>Αγίων Αναργύρων Κοσμά και Δαμιανού, Μεγαλομάρτυρος Κωνσταντίνου του Αλαμανού, Αγίων Απολλωνίας και Μαυρικίου, Οσίων Πέτρου πατρικίου, Βασιλείου ηγουμένου του συστησαμένου την σεβασμία Μονή του «Βαθέος Ρύακος» και Λέοντος του «γυμνού», Των Αγίων 2000 Μαρτύρων, Των Αγίων 25 Μαρτύρων εν Νικομηδεία</text:p>
          </table:table-cell>
          <table:table-cell office:value-type="string" calcext:value-type="string">
            <text:p>Ανάργυρος, Ανάργυρη, Δαμιανός, Δαμιανή, Κοσμάς, Μαυρίκιος (Μαυρίκης, Μωρίς), Μαυρικία (Μαυρίκα, Μωρίσια)</text:p>
          </table:table-cell>
          <table:table-cell table:number-columns-repeated="2"/>
        </table:table-row>
        <table:table-row table:style-name="ro1">
          <table:table-cell office:value-type="float" office:value="20190702" calcext:value-type="float">
            <text:p>20190702</text:p>
          </table:table-cell>
          <table:table-cell office:value-type="string" calcext:value-type="string">
            <text:p>Κατάθεσις της τιμίας Εσθήτος της παναγίας Θεοτόκου εν Βλαχερναίς, Ιουβεναλίου πατριάρχου Ιεροσολύμων, Μάρτυρος Κοΐντου, Νεομαρτύρων Γεωργίου, Γεωργίου, Εμμανουήλ, Θεοδώρου, Μιχαήλ, Θεοδώρου, Ιωάννου και Λάμπρου των εκ Σαμοθράκης και εν Μάκρη Έβρου αθλησάντων</text:p>
          </table:table-cell>
          <table:table-cell office:value-type="string" calcext:value-type="string">
            <text:p>[Ανεπίσημα] Ιουβενάλιος (Γουβενάλης, Ιουβενάλης), Ιουβεναλία</text:p>
          </table:table-cell>
          <table:table-cell/>
          <table:table-cell office:value-type="string" calcext:value-type="string">
            <text:p>Παγκόσμια Ημέρα ΑΤΙΑ</text:p>
          </table:table-cell>
        </table:table-row>
        <table:table-row table:style-name="ro1">
          <table:table-cell office:value-type="float" office:value="20190703" calcext:value-type="float">
            <text:p>20190703</text:p>
          </table:table-cell>
          <table:table-cell office:value-type="string" calcext:value-type="string">
            <text:p>Ανατολίου Πατριάρχου Κωνσταντινουπόλεως ποιητού των ομωνύμων Στιχηρών, Μαρτύρων Υακίνθου Καβικουλάριου, Θεοδότου, Θεοδότης, Γολινδούχ, Διομήδους, Ευλαμπίου και Ασκληπιάδου του «επιτηδειωτάτου» και ομολογητού Μάρκου και Μωκιανού, Οσιομάρτυρος Γερασίμου του εκ Μεγάλου Χωρίου Ευρυτανίας, Οσίων Φιλίππου επισκόπου και Ανατολίου των Ρώσων και Ιωακείμ του εν Αχαΐα, Γερασίμου Καρπενησιώτου, Σύναξις Υπεραγίας Θεοτόκου Γαλακτοτροφούσης, Ιωάννου Μόσχας</text:p>
          </table:table-cell>
          <table:table-cell office:value-type="string" calcext:value-type="string">
            <text:p>Ανατόλιος, Ανατολία (Ανατολή), Υάκινθος, Υακίνθη (Ιάνθη, Υάνθη)</text:p>
          </table:table-cell>
          <table:table-cell table:number-columns-repeated="2"/>
        </table:table-row>
        <table:table-row table:style-name="ro1">
          <table:table-cell office:value-type="float" office:value="20190704" calcext:value-type="float">
            <text:p>20190704</text:p>
          </table:table-cell>
          <table:table-cell office:value-type="string" calcext:value-type="string">
            <text:p>Ιερομαρτύρων Δονάτου επισκόπου Λιβύης, Θεοφίλου επισκόπου, Θεοδότου, Θεοδώρου επισκόπου Κυρήνης, Μαρτύρων Κυπρίλλης και Αρόας, Λουκίας και Απολλωνίου, Ανδρέου αρχιεπισκόπου Κρήτης του Ιεροσολυμίτου ποιητού του μεγάλου κανόνος, Μιχαήλ του Χωνιάτου αρχιεπισκόπου Αθηνών, Οσίων Ασκληπιάδος Θαυματουργού, Μάρθας (μητέρας Οσίου Συμεών) και Μενίγνου</text:p>
          </table:table-cell>
          <table:table-cell office:value-type="string" calcext:value-type="string">
            <text:p>[Ανεπίσημα] Δονάτος, Δονάτα (Ντονάτα, Ντονατέλα)</text:p>
          </table:table-cell>
          <table:table-cell table:number-columns-repeated="2"/>
        </table:table-row>
        <table:table-row table:style-name="ro1">
          <table:table-cell office:value-type="float" office:value="20190705" calcext:value-type="float">
            <text:p>20190705</text:p>
          </table:table-cell>
          <table:table-cell office:value-type="string" calcext:value-type="string">
            <text:p>Οσίου Αθανασίου εν Άθω και των συν αυτώ αναιρεθέντων εξι μαθητών, Οσίου Λαμπαδού, Ιερομάρτυρος Στεφάνου επισκόπου Ρηγίου της Καλαβρίας και της συνοδίας αυτού, Οσιομάρτυρος Κυπριανού του εκ Κλειτσού Αγράφων, Σύναξη των ΚΓ΄ Λεσβίων Αγίων, Εύρεση λειψάνων Οσίου Σεργίου</text:p>
          </table:table-cell>
          <table:table-cell office:value-type="string" calcext:value-type="string">
            <text:p>Λαμπαδός, Λαμπαδία (Λαμπαδή, Λαμπαδίνα)</text:p>
          </table:table-cell>
          <table:table-cell table:number-columns-repeated="2"/>
        </table:table-row>
        <table:table-row table:style-name="ro1">
          <table:table-cell office:value-type="float" office:value="20190706" calcext:value-type="float">
            <text:p>20190706</text:p>
          </table:table-cell>
          <table:table-cell office:value-type="string" calcext:value-type="string">
            <text:p>Οσίου Σισώη του Μεγάλου και Σισώη Οσίου, Ιερομάρτυρος Αστίου επισκόπου Δυρραχίου, Μαρτύρων Λουκίας της παρθένου και Ρήξου και των συν αυτοίς Ανατολίου, Αντωνίνου, Αντωνίου, Απάμου, Απολλώνιου του γερουσιαστού, Βίκτωρος, Διόδωρου, Δίωνος, Κοττυίου, Λυκία, Λυσίου, Νέα, Όωνος, Παππιανού, Παπικού, Σατίρου, Σερίνου, Φιλήμονος, Αρχίππου και Ονησίμου, Αλεξάνδρου και Επιμάχου, Μάρτυρος Βασιλείου και των συν αυτώ 70 των εν Σκυθουπόλει, Οσιομάρτυρος Κυρίλλου του εκ Θεσσαλονίκης, Μετακομιδή Λειψάνων Οσίου Ευδοκίμου, Εγκαίνια Ναού Ιερομάρτυρα Στεφάνου, Εύρεση λειψάνων Αγίας Ιουλιανής</text:p>
          </table:table-cell>
          <table:table-cell office:value-type="string" calcext:value-type="string">
            <text:p>Λυκίας (Λύκιος), Λυκία, Σάτυρος (Σάτος)</text:p>
          </table:table-cell>
          <table:table-cell table:number-columns-repeated="2"/>
        </table:table-row>
        <table:table-row table:style-name="ro1">
          <table:table-cell office:value-type="float" office:value="20190707" calcext:value-type="float">
            <text:p>20190707</text:p>
          </table:table-cell>
          <table:table-cell office:value-type="string" calcext:value-type="string">
            <text:p>Μεγαλομάρτυρος Κυριακής, Οσίου Θωμά του εν τω Μαλεώ, Ιερομάρτυρος Περεγρίνου και των συν αυτώ Γερμανού, Ησυχίου, Παππίου, Πομπηίου και Σατορνίνου των εν Δυρραχίω, Μαρτύρων Ευαγγέλου, Ευσταθίου του πρεσβυτέρου, Πολυκάρπου του νέου και Λουκιανού</text:p>
          </table:table-cell>
          <table:table-cell office:value-type="string" calcext:value-type="string">
            <text:p>Κυριάκος (Κίτσος, Κούλης), Κυριακή (Ία, Κίκα, Κική, Κίτσα, Κορίνα, Ντομένικα, Ρία, Σάντυ, Ύρια)</text:p>
          </table:table-cell>
          <table:table-cell/>
          <table:table-cell office:value-type="string" calcext:value-type="string">
            <text:p>Παγκόσμια Ημέρα Συνεταιρισμών</text:p>
          </table:table-cell>
        </table:table-row>
        <table:table-row table:style-name="ro1">
          <table:table-cell office:value-type="float" office:value="20190708" calcext:value-type="float">
            <text:p>20190708</text:p>
          </table:table-cell>
          <table:table-cell office:value-type="string" calcext:value-type="string">
            <text:p>Μεγαλομάρτυρος Προκοπίου, της μητρός αυτού Θεοδοσίας και των δι' αυτού πιστευσάντων και μαρτυρησάντων Νικοστράτου και Αντιόχου, Μαρτύρων Αύδα, Προκοπίου του εξορκιστού και Σάββα, Οσίων Θεοφίλου μυροβλύτου του εκ Ζίχνης και Προκοπίου του δια Χριστόν σαλού του Ρώσου, Ιερομάρτυρος Αναστασίου του Γουναρά του εξ Αγίου Βλασίου Ηγουμενίτσης, Νεομάρτυρος Θεοφάνους, Των Αγίων 12 Γυναικών Συγκλητικών</text:p>
          </table:table-cell>
          <table:table-cell office:value-type="string" calcext:value-type="string">
            <text:p>Θεόφιλος (Θεοφίλης), Θεοφίλη (Φιλιώ), Προκόπιος (Προκόπης), Προκοπία (Προκοπή)</text:p>
          </table:table-cell>
          <table:table-cell/>
          <table:table-cell office:value-type="string" calcext:value-type="string">
            <text:p>Παγκόσμια Ημέρα Αλλεργίας</text:p>
          </table:table-cell>
        </table:table-row>
        <table:table-row table:style-name="ro1">
          <table:table-cell office:value-type="float" office:value="20190709" calcext:value-type="float">
            <text:p>20190709</text:p>
          </table:table-cell>
          <table:table-cell office:value-type="string" calcext:value-type="string">
            <text:p>Ιερομαρτύρων Παγκρατίου επισκόπου Ταυρομενίου και Μεθοδίου επισκόπου Λάμπης, Μαρτύρων Ανδρέου και Πρόβου, Πατερμουθίου, Κόπριος και Αλεξάνδρου των ασκητών, Νεομάρτυρος Μιχαήλ Μπακνανά κηπουρού του Αθηναίου, Οσίων Φωτίου κτίτορος της εν Θεσσαλονίκη ιεράς Μονής Ακαπνίου, Διονυσίου του ρήτορος και Μητροφάνους των εν Άθω, Μνήμη Εγκαινίων Ναού Θεοτόκου εν Πηγή</text:p>
          </table:table-cell>
          <table:table-cell office:value-type="string" calcext:value-type="string">
            <text:p>Παγκράτιος, Παγκρατία</text:p>
          </table:table-cell>
          <table:table-cell table:number-columns-repeated="2"/>
        </table:table-row>
        <table:table-row table:style-name="ro1">
          <table:table-cell office:value-type="float" office:value="20190710" calcext:value-type="float">
            <text:p>20190710</text:p>
          </table:table-cell>
          <table:table-cell office:value-type="string" calcext:value-type="string">
            <text:p>Οσίας Αμαλίας, Των εν Νικοπόλει (Αρμενίας) αγίων 45 Μαρτύρων των και προκρίτων της πόλεως, Μαρτύρων Τιθόη, Βιάνορος, Σιλουανού και Απολλωνίου του εκ Σάρδεων, Γρηγορίου επισκόπου Άσσου, Των Αγίων Μυρίων της Νιτρίας, Σύναξη Αγίου Ιωάννου του Θεολόγου, Οσίου Αντωνίου, Όσιοι Παρθένιος και Ευμένιος κτήτορες μονής Κουδουμά Κρήτης</text:p>
          </table:table-cell>
          <table:table-cell office:value-type="string" calcext:value-type="string">
            <text:p>Αμαλία (Αμελί)</text:p>
          </table:table-cell>
          <table:table-cell table:number-columns-repeated="2"/>
        </table:table-row>
        <table:table-row table:style-name="ro1">
          <table:table-cell office:value-type="float" office:value="20190711" calcext:value-type="float">
            <text:p>20190711</text:p>
          </table:table-cell>
          <table:table-cell office:value-type="string" calcext:value-type="string">
            <text:p>Μεγαλομάρτυρος Ευφημίας, Ισαποστόλου Όλγας βασιλίσσης της Ρωσίας, Ιερομαρτύρων Αρσενίου πατριάρχου Αλεξανδρείας «του σφαγέντος» και Κινδέου του πρεσβυτέρου, Μαρτύρων Μαρκιανού και Μαρτυροκλέους, Νεομαρτύρων Νικόδημου εξ Ελβασάν, Νεκταρίου του εκ Βρυούλων</text:p>
          </table:table-cell>
          <table:table-cell office:value-type="string" calcext:value-type="string">
            <text:p>Εύφημος, Ευφημία (Εύφη, Εύφημη), Όλγα (Γίτσα)</text:p>
          </table:table-cell>
          <table:table-cell/>
          <table:table-cell office:value-type="string" calcext:value-type="string">
            <text:p>Παγκόσμια Ημέρα Πληθυσμών</text:p>
          </table:table-cell>
        </table:table-row>
        <table:table-row table:style-name="ro1">
          <table:table-cell office:value-type="float" office:value="20190712" calcext:value-type="float">
            <text:p>20190712</text:p>
          </table:table-cell>
          <table:table-cell office:value-type="string" calcext:value-type="string">
            <text:p>Μαρτύρων Πρόκλου και Ιλαρίου, Ανδρέου του στρατηλάτου, Ηρακλείου, Φαύστου, Μηνά και των μετ' αυτών, Μάμαντος και Σεραπίωνος, Αγίας Βερονίκης της αιμορροούσης, Οσίου Μιχαήλ του Μαλεΐνου, Κοίμηση Γέροντος Παΐσιου Αγιορείτου, Ανακομιδή λειψάνων Γεωργίου επισκόπου</text:p>
          </table:table-cell>
          <table:table-cell office:value-type="string" calcext:value-type="string">
            <text:p>Βερονίκη (Βέρα, Βερενίκη, Βερόνικα)</text:p>
          </table:table-cell>
          <table:table-cell table:number-columns-repeated="2"/>
        </table:table-row>
        <table:table-row table:style-name="ro1">
          <table:table-cell office:value-type="float" office:value="20190713" calcext:value-type="float">
            <text:p>20190713</text:p>
          </table:table-cell>
          <table:table-cell office:value-type="string" calcext:value-type="string">
            <text:p>Σύναξη του αρχαγγέλου Γαβριήλ, Μάρτυρος Γολινδούχ (Μαρίας) της Περσίδας, Οσίου Στεφάνου του Σαβαΐτου, Οσίων εν Κύπρω εν ασκήσει λαμψάντων Ηλιοφώτου, Αμμωνίου, Αυξουθενίου, Ευτυχίου, Ευφημιανού, Παμμεγίστου, Παφνουτίου, Παμφροδίτου, Πήγωνος, Πολεμίου, Σωζομένου, Σωτηρίχου, Φωτίου και Χουλελαίου, Οσίας Σάρρας</text:p>
          </table:table-cell>
          <table:table-cell office:value-type="string" calcext:value-type="string">
            <text:p>Ηλιόφωτος, Σάρα (Σάρρα)</text:p>
          </table:table-cell>
          <table:table-cell table:number-columns-repeated="2"/>
        </table:table-row>
        <table:table-row table:style-name="ro1">
          <table:table-cell office:value-type="float" office:value="20190714" calcext:value-type="float">
            <text:p>20190714</text:p>
          </table:table-cell>
          <table:table-cell office:value-type="string" calcext:value-type="string">
            <text:p>Ακύλα αποστόλου εκ των Εβδομήκοντα επισκόπου Λευκάδος, Ιλαρίου και Ιούστου, Ηρακλείου και Πέτρου του νέου, Οσίων Ιωσήφ αρχιεπισκόπου Θεσσαλονίκης του ομολογητού, Ονησίμου του θαυματουργού, Πέτρου επισκόπου Κρήτης και Νικοδήμου του Αγιορείτου του σοφωτάτου της Εκκλησίας διδασκάλου</text:p>
          </table:table-cell>
          <table:table-cell office:value-type="string" calcext:value-type="string">
            <text:p>Ακύλας, Ακυλίνη (Ακυλήνη, Ακυλίνα), Νικόδημος (Δήμος), Νικοδήμη (Δήμη, Νίκη)</text:p>
          </table:table-cell>
          <table:table-cell table:number-columns-repeated="2"/>
        </table:table-row>
        <table:table-row table:style-name="ro1">
          <table:table-cell office:value-type="float" office:value="20190715" calcext:value-type="float">
            <text:p>20190715</text:p>
          </table:table-cell>
          <table:table-cell office:value-type="string" calcext:value-type="string">
            <text:p>Μαρτύρων Κηρύκου και Ιουλίττης, Μαρτύρων Αβουδίμου και Λολιανού Αγίου Βλαδιμήρου, βασιλέως της Ρωσίας, Εύρεση Τιμίας Κάρας Οσίας Ματρώνης Χίου</text:p>
          </table:table-cell>
          <table:table-cell office:value-type="string" calcext:value-type="string">
            <text:p>Βλαδίμηρος (Βλαντίμηρος), Ιουλίττα (Γιουλίτα, Γιουλίτη, Γιουλίττα, Γιουλίττη, Ιουλίτα, Ιουλίτη, Ιουλίττη), Κήρυκος</text:p>
          </table:table-cell>
          <table:table-cell table:number-columns-repeated="2"/>
        </table:table-row>
        <table:table-row table:style-name="ro1">
          <table:table-cell office:value-type="float" office:value="20190716" calcext:value-type="float">
            <text:p>20190716</text:p>
          </table:table-cell>
          <table:table-cell office:value-type="string" calcext:value-type="string">
            <text:p>Ιερομάρτυρος Αθηνογένους επισκόπου και των συν αυτώ 10 μαρτύρων Αθηνογένους, Αμών, Αντιόχου, Ησυχίου, Θεοφράστου, Κλεονίκου, Μαξιμίνου, Πατροφίλου, Πέτρου του εκ Κρήτης, Ριγίνου, Των εν Πισιδία 15.000 αγίων Μαρτύρων και ετέρων πολλών γυναικών, Φαύστου μάρτυρος, Αναστασίου και Ευξιθίου</text:p>
          </table:table-cell>
          <table:table-cell office:value-type="string" calcext:value-type="string">
            <text:p>[Ανεπίσημα] Αθηνόγενος, Θεόφραστος</text:p>
          </table:table-cell>
          <table:table-cell table:number-columns-repeated="2"/>
        </table:table-row>
        <table:table-row table:style-name="ro1">
          <table:table-cell office:value-type="float" office:value="20190717" calcext:value-type="float">
            <text:p>20190717</text:p>
          </table:table-cell>
          <table:table-cell office:value-type="string" calcext:value-type="string">
            <text:p>Μεγαλομάρτυρος Μαρίνης, Μαρτύρων Βερονίκης και Σπεράτου, Οσίων ιεραποστόλων των Σλάβων Κυρίλλου, Μεθοδίου, Κλήμεντος, Σάβα, Αγγελαρίου, Γοράσδωνος και Ναούμ, Σπεράτου μάρτυρος, Ευφρασίου επισκόπου, Aγίας Μαρίνης της Σικελής της δια Χριστόν σαλής</text:p>
          </table:table-cell>
          <table:table-cell office:value-type="string" calcext:value-type="string">
            <text:p>Αλέξανδρος (Αλέξαντρος, Αλέκος), Αλεξάνδρα (Αλεξάντρα, Αλέκα), Αλίκη, Μαρίνος, Μαρίνη (Μαρίνα)</text:p>
          </table:table-cell>
          <table:table-cell/>
          <table:table-cell office:value-type="string" calcext:value-type="string">
            <text:p>Παγκόσμια Ημέρα Διεθνούς Δικαιοσύνης</text:p>
          </table:table-cell>
        </table:table-row>
        <table:table-row table:style-name="ro1">
          <table:table-cell office:value-type="float" office:value="20190718" calcext:value-type="float">
            <text:p>20190718</text:p>
          </table:table-cell>
          <table:table-cell office:value-type="string" calcext:value-type="string">
            <text:p>Στεφάνου Πατριάρχου Κωνσταντινουπόλεως, Ιωάννου μητροπολίτου Χαλκηδόνος, Μαρτύρων Αιμιλιανού, Παύλου, Θεής και Ουαλεντίνης, Μαρκέλλου, Δασίου, Μάρωνος, Υακίνθου και Φωτίου, Οσίων Βαρλαάμ, Ονησιφόρου, Παμβώ και Ιωάννου, Των εν Κύπρω οσίων και θαυματουργών Παμμεγίστου, Παμφοδίτου, Παφνουτίου, Πήγωνος, Πολεμίου, Σωζομένου, Σωτηρίχου και Φωτίου, Αθανασίου του Ρωμαίου Συγκλητικού, Ιωάννου του Πολύτλα, Εγκαίνια Ναού Θεοτόκου εν τοις Καλλιστράτου, Ανακομιδή Λειψάνων Οσίου Λαζάρου του Γαλησιώτου</text:p>
          </table:table-cell>
          <table:table-cell office:value-type="string" calcext:value-type="string">
            <text:p>Αιμιλιανός (Αιμίλιος, Εμίλιος, Μίλιος), Αιμιλιανή (Αιμιλία, Εμιλία, Έμιλυ, Έμμα, Έμυ, Μίλια)</text:p>
          </table:table-cell>
          <table:table-cell/>
          <table:table-cell office:value-type="string" calcext:value-type="string">
            <text:p>Διεθνής Ημέρα Νέλσον Μαντέλα</text:p>
          </table:table-cell>
        </table:table-row>
        <table:table-row table:style-name="ro1">
          <table:table-cell office:value-type="float" office:value="20190719" calcext:value-type="float">
            <text:p>20190719</text:p>
          </table:table-cell>
          <table:table-cell office:value-type="string" calcext:value-type="string">
            <text:p>Οσίας Μακρίνης αδελφής του Μεγάλου Βασιλείου, Οσίων Θεοδώρου επισκόπου Εδέσσης και Μιχαήλ του ανεψιού αυτού των από της Λαύρας του αγίου Σάββα, Γρηγορίου επισκόπου Πανήδου του ομολογητού, Οσίου Δίου, των Τεσσάρων Οσίων συνασκητών, Διοκλή Αββά</text:p>
          </table:table-cell>
          <table:table-cell office:value-type="string" calcext:value-type="string">
            <text:p>Γαρύφαλλος (Γαρύφαλος), Γαρυφαλλιά (Γαριφαλιά), Διός (Δίας), Διώνη (Διόνη, Δωδώνη), Μακρίνα</text:p>
          </table:table-cell>
          <table:table-cell table:number-columns-repeated="2"/>
        </table:table-row>
        <table:table-row table:style-name="ro1">
          <table:table-cell office:value-type="float" office:value="20190720" calcext:value-type="float">
            <text:p>20190720</text:p>
          </table:table-cell>
          <table:table-cell office:value-type="string" calcext:value-type="string">
            <text:p>Προφήτη Ηλία του Θεσβίτη, Οσίων Αλεξίου (Medvedkov), Δημητρίου (Klepinine), Μαρίας (Skobtsov), Γεωργίου (Iuri Skotsov) και Ηλία (Elie Fondminskii), Εγκαίνια Ναού Τιμίου Προδρόμου της Μονής Στουδίου</text:p>
          </table:table-cell>
          <table:table-cell office:value-type="string" calcext:value-type="string">
            <text:p>Ηλίας (Ηλιάκος, Λιάς, Λιάκος, Λιάκουρας, Λίτσος), Ηλιάνα (Ιλιάνα, Λιάνα)</text:p>
          </table:table-cell>
          <table:table-cell table:number-columns-repeated="2"/>
        </table:table-row>
        <table:table-row table:style-name="ro1">
          <table:table-cell office:value-type="float" office:value="20190721" calcext:value-type="float">
            <text:p>20190721</text:p>
          </table:table-cell>
          <table:table-cell office:value-type="string" calcext:value-type="string">
            <text:p>Μαρτύρων Aκακίου, Γεωργίου, Ευγενίου, Θεοδώρου, Θεοφίλου, Iούστου, Ματθαίου, Τροφίμου, Oσίων Συμεών του δια Χριστόν σαλού, Μανουήλ βασιλέως του δια του αγγελικού σχήματος μετονομασθέντος Ματθαίου, Ιωάννου του αρχιμανδρίτου και Στυλίτου, Ονουφρίου του Ρώσου και Παρθενίου επισκόπου Ραδοβιζίου Άρτης, Σύναξις υπεραγίας Θεοτόκου εν τοις Αρματίου, Βίκτωρος Στρατιώτου, Μελετίου</text:p>
          </table:table-cell>
          <table:table-cell office:value-type="string" calcext:value-type="string">
            <text:p>[Ανεπίσημα] Συμεών (Σίμος, Σίμων, Σίμωνας, Συμεώνης, Σύμος), Συμεωνία (Σιμόνα, Σιμώνα, Σιμώνη, Σιμωνία, Συμεώνα, Συμεωνή, Σύμη)</text:p>
          </table:table-cell>
          <table:table-cell table:number-columns-repeated="2"/>
        </table:table-row>
        <table:table-row table:style-name="ro1">
          <table:table-cell office:value-type="float" office:value="20190722" calcext:value-type="float">
            <text:p>20190722</text:p>
          </table:table-cell>
          <table:table-cell office:value-type="string" calcext:value-type="string">
            <text:p>Μαρίας Μαγδαληνής μυροφόρου, Παρθενομάρτυρος Μαρκέλλης της Χιοπολίτιδος, Πομπιανού</text:p>
          </table:table-cell>
          <table:table-cell office:value-type="string" calcext:value-type="string">
            <text:p>Μαγδαληνή (Μάγδα, Μαγδαλένα, Μαγδαλένια, Μαγδαλή, Μαγδάλω), Μάρκελλος (Μάρκελος), Μαρκέλλα (Μαρκέλα, Μαρκελή, Μαρκελλή), Μαριλένα, Μενέλαος</text:p>
          </table:table-cell>
          <table:table-cell table:number-columns-repeated="2"/>
        </table:table-row>
        <table:table-row table:style-name="ro1">
          <table:table-cell office:value-type="float" office:value="20190723" calcext:value-type="float">
            <text:p>20190723</text:p>
          </table:table-cell>
          <table:table-cell office:value-type="string" calcext:value-type="string">
            <text:p>Προφήτου Ιεζεκιήλ, Ιερομαρτύρων Απολλιναρίου και Βιταλίου επισκόπων Ραβέννης, Απολλώνιου και Φωκά του νέου, Των υπό των Βουλγάρων ποικίλοις τρόποις τιμωριών τελειωθέντων Μαρτύρων επί Νικηφόρου του βασιλέως, Οσίων Θύρσου (Θερίσου) επισκόπου Καρπασίας του αναχωρητού, Οσίων Άννης της εν τη Λευκάδίω Κωνσταντινουπόλεως και Πελαγίας της Τηνίας, των Αγίων Επτά Μαρτύρων εν Καρθαγένη, Σύναξη Ιωάννου Βαπτιστού εν τοις Ολύμπου Κωνσταντινουπόλεως, Εγκαίνια Ναού Αρχιστράτηγου Μιχαήλ, Συμεών της Εμέσσας</text:p>
          </table:table-cell>
          <table:table-cell office:value-type="string" calcext:value-type="string">
            <text:p>[Ανεπίσημα] Απόλλων (Απόλλωνας, Απολλώνιος), Απολλωνία, Ιεζεκιήλ</text:p>
          </table:table-cell>
          <table:table-cell table:number-columns-repeated="2"/>
        </table:table-row>
        <table:table-row table:style-name="ro1">
          <table:table-cell office:value-type="float" office:value="20190724" calcext:value-type="float">
            <text:p>20190724</text:p>
          </table:table-cell>
          <table:table-cell office:value-type="string" calcext:value-type="string">
            <text:p>Μεγαλομάρτυρος Χριστίνης, Μαρτύρων Ερμογένους, Καπίτωνος, Υμεναίου, Ρωμανού [Μπορίσου], Δαβίδ [Γλιέβου], Νεομαρτύρων Θεοφίλου του Ζακυνθίου, του εν Χίω αθλήσαντος και Αθανασίου του Κίου, Αθηναγόρου του ομολογητού και Σαλομπτίνου επισκόπου Ιεροσολύμων, Οσίου Συμεών του Νεοφανούς, Αγίου Φαντίνου του πρεσβύτερου εν Καλαβρία</text:p>
          </table:table-cell>
          <table:table-cell office:value-type="string" calcext:value-type="string">
            <text:p>Αθηναγόρας, Ρωμανός (Μπόρις, Μπόρισος), Ρωμάνα (Ρωμανή), Χρήστος (Χρίστος, Χριστός, Κρίστης), Χριστίνα (Κρίστα, Κριστιάνα, Κρίστη, Χρίστα, Χριστιάνα, Χρίστη, Χριστόλη)</text:p>
          </table:table-cell>
          <table:table-cell table:number-columns-repeated="2"/>
        </table:table-row>
        <table:table-row table:style-name="ro1">
          <table:table-cell office:value-type="float" office:value="20190725" calcext:value-type="float">
            <text:p>20190725</text:p>
          </table:table-cell>
          <table:table-cell office:value-type="string" calcext:value-type="string">
            <text:p>Κοίμησις της αγίας Άννης μητρός της Θεοτόκου, Των εν Βιέννη και Λουγδούνω (Λυών) της Γαλλίας μαρτυρησάντων Ποθεινού επισκόπου Λυώνος, Σάκτου διακόνου, Αλεξάνδρου ιατρού, Ατταλού, Βλανδίνας, Ματούρου [Μαύρου] και Ποντικού του παιδός, Οσίων Ολυμπιάδος της διακόνου και Μαρίνας ηγουμένης και Ευπραξίας, Οσίου Μακαρίου του θαυματουργού του Ρώσου, Μνήμη των 165 Πατέρων της Ε΄ Οικουμενικής Συνόδου εν Κωνσταντινουπόλει, Ηλία Αρχιεπισκόπου Θεσσαλονίκης</text:p>
          </table:table-cell>
          <table:table-cell office:value-type="string" calcext:value-type="string">
            <text:p>Αναΐς, Άννα (Ανέζα, Ανέτα, Ανίτα, Ανναμαρία, Ανναμπέλλα, Αννέτα, Αννίτα), Ευπράξιος (Εύπραξος), Ευπραξία (Πραξούλα), Ολύμπιος, Ολυμπιάς (Όλια, Ολύμπη, Ολυμπία, Ολυμπιάδα, Ολύμπω)</text:p>
          </table:table-cell>
          <table:table-cell table:number-columns-repeated="2"/>
        </table:table-row>
        <table:table-row table:style-name="ro1">
          <table:table-cell office:value-type="float" office:value="20190726" calcext:value-type="float">
            <text:p>20190726</text:p>
          </table:table-cell>
          <table:table-cell office:value-type="string" calcext:value-type="string">
            <text:p>Μεγαλομάρτυρος Παρασκευής της Αθληφόρου, Μάρτυρος Ιερουσαλήμ, Ιερομάρτυρος Ερμολάου και των συν αυτώ: Ερμίππου και Ερμοκράτους, Μαρτύρων Αππίωνος και Ωραιοζήλης, Οσίων Γεροντίου Αγιορείτου, Ιγνατίου του Στειρωνίτου και Συμεών του αρχιμανδρίτου, Ερμολάου του θαυματουργού του Εγκλείστου, Ιακώβου εν Αλάσκα, Εγκαίνια Ναών Αρχαγγέλων Γαβριήλ και Μιχαήλ, Σύναξη Υπεραγίας Θεοτόκου εν Πηγαδίω</text:p>
          </table:table-cell>
          <table:table-cell office:value-type="string" calcext:value-type="string">
            <text:p>Ερμόλαος, Ερμολία (Λία), Έρση, Παρασκευάς (Παράσχος, Πάρης, Πάρις), Παρασκευή (Βιβή, Βίβιαν, Βέτη, Βέττη, Βούλα, Εβίτα, Εύη), Ωραιοζήλη (Ζέλια, Ζήλη, Ζήλια, Ωραιοζηλία)</text:p>
          </table:table-cell>
          <table:table-cell/>
          <table:table-cell office:value-type="string" calcext:value-type="string">
            <text:p>Διεθνής Ημέρα του Διαχειριστή Συστημάτων</text:p>
          </table:table-cell>
        </table:table-row>
        <table:table-row table:style-name="ro1">
          <table:table-cell office:value-type="float" office:value="20190727" calcext:value-type="float">
            <text:p>20190727</text:p>
          </table:table-cell>
          <table:table-cell office:value-type="string" calcext:value-type="string">
            <text:p>Μεγαλομάρτυρος Παντελεήμονος του Ιαματικού, Των εν Θράκη 153 αγίων μαρτύρων, Νεομάρτυρος Χριστοδούλου του εν Θεσσαλονίκη, Οσίων Ανθούσης της ομολογητρίας και Μανουήλ, Νικολάου του Νόβγκοροντ</text:p>
          </table:table-cell>
          <table:table-cell office:value-type="string" calcext:value-type="string">
            <text:p>Παντελεήμων (Παντελάκης, Παντελεήμονας, Παντελής, Παντέλος), Παντελίτσα (Παντελίνα, Παντελεούσα)</text:p>
          </table:table-cell>
          <table:table-cell table:number-columns-repeated="2"/>
        </table:table-row>
        <table:table-row table:style-name="ro1">
          <table:table-cell office:value-type="float" office:value="20190728" calcext:value-type="float">
            <text:p>20190728</text:p>
          </table:table-cell>
          <table:table-cell office:value-type="string" calcext:value-type="string">
            <text:p>Αποστόλων και Διακόνων Προχόρου προστάτου της Εκκλησίας Νικομήδειας, Νικάνορος, Τίμωνος επισκόπου Βόστρων και Παρμενά, Μαρτύρων Ακακίου του εν Μιλήτω, Δροσίδος και Ευσταθίου του εν Αγκύρα, Νεομάρτυρος Χριστοδούλου του Κασσανδριανού, Οσίων Ειρήνης ηγουμένης της Μονής του «Χρυσοβαλάντου» και Παύλου του Ξηροποταμηνού, Αυξεντίου εν Λαοδικία, Εγκαίνια Ναού Υπεραγίας Θεοτόκου εν τοις Διακονίσσης Κωνσταντινουπόλεως</text:p>
          </table:table-cell>
          <table:table-cell office:value-type="string" calcext:value-type="string">
            <text:p>Ακάκιος (Κάκι, Κάχι), Ακακία (Κακία), Αυξέντιος (Αυξέντης), Αυξεντία, Δρόσος, Δροσίς (Δροσία, Δροσίδα, Δροσοσταλία, Δροσοσταλίδα, Δρόσω), Ειρηναίος, Ειρήνη (Ειρήνα, Ειρηναία, Ειρήνγκω, Ρένα, Ρένια, Ρήνα, Ρήνγκω, Ρηνιώ), Τίμων (Τίμος), Τιμόνα (Τιμόνη, Τίμα), Χρυσοβαλάντης (Βαλάντης, Βαλάντος, Χρυσοβαλάντος), Χρυσοβαλαντία (Βαλάντα)</text:p>
          </table:table-cell>
          <table:table-cell/>
          <table:table-cell office:value-type="string" calcext:value-type="string">
            <text:p>Παγκόσμια Ημέρα κατά της Υπατήτιδας</text:p>
          </table:table-cell>
        </table:table-row>
        <table:table-row table:style-name="ro1">
          <table:table-cell office:value-type="float" office:value="20190729" calcext:value-type="float">
            <text:p>20190729</text:p>
          </table:table-cell>
          <table:table-cell office:value-type="string" calcext:value-type="string">
            <text:p>Μάρτυρος Θεοδότης και των τέκνων αυτής Βενιαμίν και Βηρίου, Μαρτύρων Βασιλίσκου, Καλλινίκου του Κίλικος, Μάμαντος και Ιωάννου, Θεοδότης μάρτυρος, Οσίων Κωνσταντίνου Γ΄ πατριάρχου Κωνσταντινουπόλεως του ευσεβούς βασιλέως Θεοδοσίου του «Μικρού» και Ιωάννου του στρατιώτου</text:p>
          </table:table-cell>
          <table:table-cell office:value-type="string" calcext:value-type="string">
            <text:p>Θεόδοτος (Θεοδότης), Θεοδότη, Καλλίνικος (Καλλινίκης), Καλλινίκη</text:p>
          </table:table-cell>
          <table:table-cell/>
          <table:table-cell office:value-type="string" calcext:value-type="string">
            <text:p>Διεθνής Ημέρα Τίγρης</text:p>
          </table:table-cell>
        </table:table-row>
        <table:table-row table:style-name="ro1">
          <table:table-cell office:value-type="float" office:value="20190730" calcext:value-type="float">
            <text:p>20190730</text:p>
          </table:table-cell>
          <table:table-cell office:value-type="string" calcext:value-type="string">
            <text:p>Αποστόλων (εκ των Εβδομήκοντα) Ανδρονίκου επισκόπου γενομένου Πανονίας, Επαινετού επισκόπου Καρθαγένης, Κρήσκεντος επισκόπου Καρχηδόνος, Σίλα επισκόπου Κορίνθου και Σιλουανού επισκόπου Θεσσαλονίκης, Μάρτυρος Ιουλίττης, εκ Καισαρείας</text:p>
          </table:table-cell>
          <table:table-cell office:value-type="string" calcext:value-type="string">
            <text:p>Ανδρόνικος, Ανδρονίκη, Σιλουανός, Σιλουανή (Σιλουάνα, Σιλουάνια)</text:p>
          </table:table-cell>
          <table:table-cell/>
          <table:table-cell office:value-type="string" calcext:value-type="string">
            <text:p>Διεθνής Ημέρα Φιλίας</text:p>
          </table:table-cell>
        </table:table-row>
        <table:table-row table:style-name="ro1">
          <table:table-cell office:value-type="float" office:value="20190731" calcext:value-type="float">
            <text:p>20190731</text:p>
          </table:table-cell>
          <table:table-cell office:value-type="string" calcext:value-type="string">
            <text:p>Ευδοκίμου δικαίου, Ιωσήφ του από Αριμαθαίας, Των αγίων IB΄ Μαρτύρων των Ρωμαίων, Ανωνύμου Κρητικού Νεομάρτυρα, Ανακομιδή Λειψάνων Αποστόλου Φιλίππου, Εγκαίνια Ναού Θεοτόκου εν Βλαχέρναις και προεόρτια Εξόδου Τιμίου Σταυρού</text:p>
          </table:table-cell>
          <table:table-cell office:value-type="string" calcext:value-type="string">
            <text:p>Ευδόκιμος, Ευδόκιμη, Ιωσήφ (Σήφης), Ιωσηφίνα (Ζοζεφίνα), Φρειδερίκος, Φρειδερίκη</text:p>
          </table:table-cell>
          <table:table-cell table:number-columns-repeated="2"/>
        </table:table-row>
        <table:table-row table:style-name="ro1">
          <table:table-cell office:value-type="float" office:value="20190800" calcext:value-type="float">
            <text:p>20190800</text:p>
          </table:table-cell>
          <table:table-cell office:value-type="string" calcext:value-type="string">
            <text:p>Αύγουστος</text:p>
          </table:table-cell>
          <table:table-cell table:number-columns-repeated="3"/>
        </table:table-row>
        <table:table-row table:style-name="ro1">
          <table:table-cell office:value-type="float" office:value="20190801" calcext:value-type="float">
            <text:p>20190801</text:p>
          </table:table-cell>
          <table:table-cell office:value-type="string" calcext:value-type="string">
            <text:p>Η πρόοδος του τιμίου και ζωοποιού Σταυρού ήτοι η έξοδος αυτού εκ του ιερού Παλατιού εις την Πόλιν, Των αγίων Επτά Μαρτύρων Παίδων, των Μακκαβαίων Αβείμ, Αντωνίου, Αχείμ, Γουρίου, Ελεαζάρου, Ευσεβωνά και Μαρκέλλου, της μητρός αυτών Σολομονής και Ελεαζάρου του διδασκάλου αυτών, Των εν Πέργη αγίων Εννέα Μαρτύρων: Αλεξάνδρου, Άττου, Ευκλέου, Κατούνου, Κινδέου, Κυριάκου, Λεοντίου, Μηναίου και Μνησιθέου, Μαρτύρων Θεοδώρου, Κηρύκου, Μηναίου, Μήνου, Πάπα του Νέου και Πολυεύκτου, Οσιομάρτυρος Ελέσης της εν Κυθήροις, Οσίων Τιμοθέου επισκόπου Προκοννήσου του θαυματουργού και Αντωνίου του Νέου του εν Βερροία, Ιερομάρτυρος Προκοπίου επισκόπου Ταυρομενίου της Σικελίας</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02" calcext:value-type="float">
            <text:p>20190802</text:p>
          </table:table-cell>
          <table:table-cell office:value-type="string" calcext:value-type="string">
            <text:p>Εύρεση και ανακομιδή των λειψάνων του αγίου πρωτομάρτυρος και αρχιδιακόνου Στεφάνου, Μάρτυρος Φωκά, Νεομάρτυρος Θεοδώρου του εν Δαρδανελλίοις, Οσίων Ιουστινιανού Β' του ευσεβούς βασιλέως και Βασιλείου του δια Χριστόν σαλού, Οσίας Φωτεινής της εν Κύπρω</text:p>
          </table:table-cell>
          <table:table-cell office:value-type="string" calcext:value-type="string">
            <text:p>Ιουστινιανός (Ιουστίνος), Ιουστινιανή (Γιούστα, Γιουστίνα, Γιουστίνη, Ιούστα, Ιουστίνα, Ιουστίνη)</text:p>
          </table:table-cell>
          <table:table-cell/>
          <table:table-cell office:value-type="string" calcext:value-type="string">
            <text:p>Διεθνής Ημέρα Μπύρας</text:p>
          </table:table-cell>
        </table:table-row>
        <table:table-row table:style-name="ro1">
          <table:table-cell office:value-type="float" office:value="20190803" calcext:value-type="float">
            <text:p>20190803</text:p>
          </table:table-cell>
          <table:table-cell office:value-type="string" calcext:value-type="string">
            <text:p>Ιερομάρτυρος Στεφάνου Πάπα Ρώμης και των συν αυτώ, Αγίας Μυροφόρου Σαλώμης, Οσίων Ισαακίου, Δαλματίου, Φαύστου, Ιωάννου του μονάχου επισκόπου Εφέσου και Ιωάννου του νέου, Ιωάννου του ομολογητού και Αντωνίου του Ρώσου, Οσίων Θεοκλητούς και Θεοδώρας της εξ Αιγίνης, Ολυμπίου Επάρχου, Οσίων Θεοδώρας και Θεοπίστης</text:p>
          </table:table-cell>
          <table:table-cell office:value-type="string" calcext:value-type="string">
            <text:p>Ολύμπιος, Ολυμπιάς (Όλια, Ολύμπη, Ολυμπία, Ολυμπιάδα, Ολύμπω), Σαλώμη (Σαλώμα)</text:p>
          </table:table-cell>
          <table:table-cell table:number-columns-repeated="2"/>
        </table:table-row>
        <table:table-row table:style-name="ro1">
          <table:table-cell office:value-type="float" office:value="20190804" calcext:value-type="float">
            <text:p>20190804</text:p>
          </table:table-cell>
          <table:table-cell office:value-type="string" calcext:value-type="string">
            <text:p>Των εν Εφέσω αγίων Επτά Παίδων: Αντωνίνου, Διονυσίου, Εξακουστιδιανού, Ιαμβλίχου, Κωνσταντίνου, Μαξιμιλιανού καί Μαρτινιανού, Μαρτύρων Θαθουήλ και Ιάς, Οσίου Ιωάννου του Νέου, Οσίας Ευδοκίας, Εγκαίνια Μονής Παντοκράτορος Κωνσταντινουπόλεως</text:p>
          </table:table-cell>
          <table:table-cell office:value-type="string" calcext:value-type="string">
            <text:p>Εξακουστοδιανός (Εξακουστός, Εξακουστωδιανός, Ξακουστός), Εξακουστοδιανή (Ξακουστή), Μαξιμιλιανός, Μαξιμιλιανή</text:p>
          </table:table-cell>
          <table:table-cell table:number-columns-repeated="2"/>
        </table:table-row>
        <table:table-row table:style-name="ro1">
          <table:table-cell office:value-type="float" office:value="20190805" calcext:value-type="float">
            <text:p>20190805</text:p>
          </table:table-cell>
          <table:table-cell office:value-type="string" calcext:value-type="string">
            <text:p>Προεόρτια της Θείας Μεταμορφώσεως, Ιερομάρτυρος Φαβίου (Φαβιανού) επισκόπου Ρώμης, Μάρτυρος Ευσιγνίου, Μαρτύρων Καττιδιανού και Καττιδίου των αδελφών και Σόλεβ του Αιγυπτίου, Οσβάλδου, βασιλέως Νορθουμβρίας, Της αγίας μάρτυρος Ιάς, Ευθυμίου Πατριάρχου Κωνσταντινουπόλεως και Θύρσου επισκόπου Καρπασίας, Της αγίας Νόννας μητρός του αγίου Γρηγορίου του Θεολόγου, Οσίου Ευγενίου Αιτωλού, Χρήστου εκ Πρεβέζης, Ιωάννου (Ρουμάνου) του Χοζεβίτου</text:p>
          </table:table-cell>
          <table:table-cell office:value-type="string" calcext:value-type="string">
            <text:p>Νόννα (Νόνα)</text:p>
          </table:table-cell>
          <table:table-cell table:number-columns-repeated="2"/>
        </table:table-row>
        <table:table-row table:style-name="ro1">
          <table:table-cell office:value-type="float" office:value="20190806" calcext:value-type="float">
            <text:p>20190806</text:p>
          </table:table-cell>
          <table:table-cell office:value-type="string" calcext:value-type="string">
            <text:p>Η Μεταμόρφωση του Σωτήρος Χριστού</text:p>
          </table:table-cell>
          <table:table-cell office:value-type="string" calcext:value-type="string">
            <text:p>Ευμορφία (Έμμυ, Μορφούλα), Σωτήριος (Σωτήρης, Σώτος), Σωτηρία (Σώσα, Σωτήρω)</text:p>
          </table:table-cell>
          <table:table-cell table:number-columns-repeated="2"/>
        </table:table-row>
        <table:table-row table:style-name="ro1">
          <table:table-cell office:value-type="float" office:value="20190807" calcext:value-type="float">
            <text:p>20190807</text:p>
          </table:table-cell>
          <table:table-cell office:value-type="string" calcext:value-type="string">
            <text:p>Οσιομαρτύρων Αστερίου του θαυματουργού και Δομετίου του Πέρσου, Οσίας Ποταμιάς της θαυματουργού, Νεομάρτυρος Αββακούμ του εν Θεσσαλονίκη, Δαβίδ του «Γέροντος» του εν Ευβοία, Νικάνορος του εν «Ζάβορδα» του θαυματουργού, Υπερεχίου, Ώρ, Δομετίου του Σημειοφόρου, Ποιμένος εν τω Σπηλαίω του πολύπαθους του Ρώσου και Ποιμένος του Νηστευτού, Μάρτυρος Σώζοντος του εκ Νικομηδείας, Οσίων Θεοδοσίου του Νέου του ιαματικού του εξ Αθηνών και εν Άργει ασκήσαντος, Των εν Θηβαΐδι Μυρίων (10.000) Ασκητών, Οσίας Κανδίδας της Βυζαντίας, Ιερομάρτυρος Νάρκισσου επισκόπου Ιεροσολύμων, Βάρταν εξ Αρμενίας, Ανάμνηση της διασώσεως παρά Χριστού τη μεσιτεία της Θεοτόκου εκ των από ξηράς και θαλάσσης κυκλωσάντων την Πόλιν αθέων εχθρών</text:p>
          </table:table-cell>
          <table:table-cell office:value-type="string" calcext:value-type="string">
            <text:p>Αστέριος (Αστέρης, Αστερινός, Άστρης, Αστρινός), Αστερία (Αστερινή, Αστέρω, Αστρινή, Αστρούλα), Νικάνωρ (Νικάνορας)</text:p>
          </table:table-cell>
          <table:table-cell/>
          <table:table-cell office:value-type="string" calcext:value-type="string">
            <text:p>Παγκόσμια Ημέρα για το Νερο και Σεξ (Λογω γεννησης Αφρουλη)</text:p>
          </table:table-cell>
        </table:table-row>
        <table:table-row table:style-name="ro1">
          <table:table-cell office:value-type="float" office:value="20190808" calcext:value-type="float">
            <text:p>20190808</text:p>
          </table:table-cell>
          <table:table-cell office:value-type="string" calcext:value-type="string">
            <text:p>Αιμιλιανού επισκόπου Κυζίκου του ομολογητού και Μύρωνος επισκόπου Κνωσσού του θαυματουργού, Μαρτύρων Ελευθερίου και Λεωνίδου, Στυρακίου και Ερμολάου, Νεομαρτύρων Τριαντάφυλλου του από Ζαγοράς και Αναστασίου (Βουλγάρου) του εν Θεσσαλονίκη, Θεοδοσίου του νέου ηγουμένου εν τοις Οροβοίς και Γρηγορίου ζωγράφου του Ρώσου, Των Αγίων Δέκα Οσίων Ασκητών, Των Αγίων Δύο Μαρτύρων εκ Τύρου, Ανάμνηση Εγκαινίων των Αγίων Αποστόλων, Εγκαίνια Ναού Θεοτόκου στα Ιεροσόλυμα, Ανάμνησις της επί τρίωρον εκλείψεως ηλίου εν ακμή μεσημβρίας ώστε αστέρας φανήναι</text:p>
          </table:table-cell>
          <table:table-cell office:value-type="string" calcext:value-type="string">
            <text:p>Τριαντάφυλλος (Τριανταφυλλένιος, Τριανταφύλλης, Τριανταφυλλίνος, Φύλλης, Φύλλιος), Τριανταφυλλιά (Ρόζα, Τριανταφυλλένια, Τριανταφυλλίνη, Φύλλη, Φύλλια, Φυλλίτσα, Φυλλιώ)</text:p>
          </table:table-cell>
          <table:table-cell/>
          <table:table-cell office:value-type="string" calcext:value-type="string">
            <text:p>Παγκόσμια Ημέρα Οργασμού</text:p>
          </table:table-cell>
        </table:table-row>
        <table:table-row table:style-name="ro1">
          <table:table-cell office:value-type="float" office:value="20190809" calcext:value-type="float">
            <text:p>20190809</text:p>
          </table:table-cell>
          <table:table-cell office:value-type="string" calcext:value-type="string">
            <text:p>Αποστόλου Ματθία, Μαρτύρων Αλεξίου, Δημητρίου, Ιακώβου, Ιουλιανού, Ιωάννου, Λεοντίου, Μαρκιανού, Πέτρου, Φωτίου, Μαρίας και Μάρθας της πατρικίας των δια την εικόνα του Σωτήρος Χριστού αθλησάντων, και Αντωνίου του Αλεξανδρέως, Οσίων Ψόη και Γερμανού, Κωνσταντίνου Κωνσταντινουπόλεως, Εύρεση Αχειροποιήτου Εικόνος Χριστού</text:p>
          </table:table-cell>
          <table:table-cell office:value-type="string" calcext:value-type="string">
            <text:p>[Ανεπίσημα] Ματθίας, Ματθίλδη (Θίλδη, Θίλδα, Μαθίλδη, Ματθίλντη, Ματίλντα, Τίτα)</text:p>
          </table:table-cell>
          <table:table-cell/>
          <table:table-cell office:value-type="string" calcext:value-type="string">
            <text:p>Παγκόσμια Ημέρα υπέρ των αυτόχθονων λαών (Ιθαγενών)</text:p>
          </table:table-cell>
        </table:table-row>
        <table:table-row table:style-name="ro1">
          <table:table-cell office:value-type="float" office:value="20190810" calcext:value-type="float">
            <text:p>20190810</text:p>
          </table:table-cell>
          <table:table-cell office:value-type="string" calcext:value-type="string">
            <text:p>Σίξτου (ή Ξυστού), Πάπα Ρώμης, του εξ Αθηνών, Λαυρεντίου αρχιδιακόνου, Λαυρεντίου της Καλούγας του δια Χριστόν σαλού, Ήρωνος του φιλοσόσφου, Ιππολύτου, Ηραΐδου μάρτυρος, Αγαθονίκης της Παρθενομάρτυς της εν Καρχηδόνι, Των αγίων έξι μαρτύρων των εν Βιζύη</text:p>
          </table:table-cell>
          <table:table-cell office:value-type="string" calcext:value-type="string">
            <text:p>Ήρων, Ηρώ, Ιππόλυτος, Ιππολύτη (Ιππολύτα), Λαυρέντιος (Λαυρέντης), Λαυρεντία (Λάουρα, Λαυρεντίνα, Λώρα, Λωραίνη)</text:p>
          </table:table-cell>
          <table:table-cell table:number-columns-repeated="2"/>
        </table:table-row>
        <table:table-row table:style-name="ro1">
          <table:table-cell office:value-type="float" office:value="20190811" calcext:value-type="float">
            <text:p>20190811</text:p>
          </table:table-cell>
          <table:table-cell office:value-type="string" calcext:value-type="string">
            <text:p>Μαρτύρων Εύπλου του διακόνου, Γαΐου, Γαϊανού, Ζήνωνος, Μακαρίου, Μάρκου και Νεοφύτου, Όσιομαρτύρων Βασιλείου και Θεοδώρου των Ρώσων, Νεομαρτύρων Αναστασίου (Πανερά) του εξ Ασωμάτου και Δημητρίου (Μπεγιαζή) εξ Αγιάσου της νήσου Λέσβου καταγόμενων και εν Κασαμπά της Μικράς Ασίας αθλησάντων, Νήφωνος Πατριάρχου Κωνσταντινουπόλεως του από Θεσσαλονίκης, Οσίου Πασσαρίωνος, Ανάμνησις του εν Κερκύρα θαύματος του αγίου Σπυρίδωνος καθ' ο απηλλάγη η πόλις το 1716 της πολιορκίας των Τούρκων, Σύναξη Υπεραγίας Θεοτόκου Ελεούσης</text:p>
          </table:table-cell>
          <table:table-cell office:value-type="string" calcext:value-type="string">
            <text:p>Εύπλους (Εύπλος, Εύπλοος)</text:p>
          </table:table-cell>
          <table:table-cell table:number-columns-repeated="2"/>
        </table:table-row>
        <table:table-row table:style-name="ro1">
          <table:table-cell office:value-type="float" office:value="20190812" calcext:value-type="float">
            <text:p>20190812</text:p>
          </table:table-cell>
          <table:table-cell office:value-type="string" calcext:value-type="string">
            <text:p>Μαρτύρων Φωτίου και Ανικήτου, Των 12 Στρατιωτών Μαρτύρων εν Κρήτη, Οσίων Κάστορος, Παμφίλου και Καπίτωνος, Σεργίου και Στεφάνου</text:p>
          </table:table-cell>
          <table:table-cell office:value-type="string" calcext:value-type="string">
            <text:p>Φώτιος (Φωτεινός, Φώτης, Φώτις), Φωτεινή (Φαίη, Φώτα, Φωτή, Φωτίκα, Φωτίκω, Φώτω, Φώφη, Φωφώ)</text:p>
          </table:table-cell>
          <table:table-cell/>
          <table:table-cell office:value-type="string" calcext:value-type="string">
            <text:p>Παγκόσμια Ημέρα Νεολαίας</text:p>
          </table:table-cell>
        </table:table-row>
        <table:table-row table:style-name="ro1">
          <table:table-cell office:value-type="float" office:value="20190813" calcext:value-type="float">
            <text:p>20190813</text:p>
          </table:table-cell>
          <table:table-cell office:value-type="string" calcext:value-type="string">
            <text:p>Απόδοσις της εορτής της Μεταμορφώσεως, Μάρτυρος Κορωνάτου, Οσίων Δωροθέου και Δοσιθέου του υποτακτικού αυτού, Σέριδος ηγουμένου εν Γάζη, Ανακομιδή και Μετάθεση Λειψάνου Οσίου Μαξίμου του Ομολογητού, Ευδοκίας βασιλίσσης συζύγου του Θεοδοσίου του Μικρού, Ειρήνης (συζύγου του Ιωάννη Β' Κομνηνού) της διά κουράς μετονομασθείσης εις Ξένην μοναχήν κτιτορίσσης της Μονής Παντοκράτορος Κωνσταντινουπόλεως</text:p>
          </table:table-cell>
          <table:table-cell office:value-type="string" calcext:value-type="string">
            <text:p>[Ανεπίσημα] Δοσίθεος, Δοσιθέη (Δοσιθέα)</text:p>
          </table:table-cell>
          <table:table-cell/>
          <table:table-cell office:value-type="string" calcext:value-type="string">
            <text:p>Παγκόσμια Ημέρα Αριστερόχειρων</text:p>
          </table:table-cell>
        </table:table-row>
        <table:table-row table:style-name="ro1">
          <table:table-cell office:value-type="float" office:value="20190814" calcext:value-type="float">
            <text:p>20190814</text:p>
          </table:table-cell>
          <table:table-cell office:value-type="string" calcext:value-type="string">
            <text:p>Προεόρτια της Κοιμήσεως της Θεοτόκου, Μιχαίου του προφήτου, Μάρτυρος Μαρκέλλου επισκόπου Απαμείας Συρίας, Μάρτυρος Ουρσικίου του Τριβούνου και Λουκίου του στρατιώτου, Νεομάρτυρος Συμεώνος του Τραπεζουντίου, Η εις το Παλάτιον επάνοδος του Τιμίου Σταυρού</text:p>
          </table:table-cell>
          <table:table-cell office:value-type="string" calcext:value-type="string">
            <text:p>Ελέσα (Ελέσσα), Εύκλεος, Ευκλεή (Ευκλέα), Μάρκελλος (Μάρκελος), Μαρκέλλα (Μαρκέλα, Μαρκελή, Μαρκελλή), Σολομών (Σολομώντας), Σολομονή (Σολομωντία)</text:p>
          </table:table-cell>
          <table:table-cell table:number-columns-repeated="2"/>
        </table:table-row>
        <table:table-row table:style-name="ro1">
          <table:table-cell office:value-type="float" office:value="20190815" calcext:value-type="float">
            <text:p>20190815</text:p>
          </table:table-cell>
          <table:table-cell office:value-type="string" calcext:value-type="string">
            <text:p>Κοίμηση Υπεραγίας Θεοτόκου</text:p>
          </table:table-cell>
          <table:table-cell office:value-type="string" calcext:value-type="string">
            <text:p>Γεσθημανή (Ιεσθημανή), Δέσποινα [Παντρεμένη] (Δέσπω, Δεσπούλα, Δεσποίνω, Ζέπω, Ντέπη, Πέπη, Πιπίνα), Ελώνα (Ελλώνα, Ελόνα), Ηλιοστάλακτη, Θεοτόκης, Θεοτοκία, Καθολική, Κρυσταλία (Κρίστι, Κρουσταλένια, Κρυσταλλία, Κρουστάλλω, Κρουστάλω, Κρύστα, Κρυστάλλω), Μάριος, Μαρία [Παντρεμένη] (Μανιώ, Μαργέτα, Μαργετίνα, Μαριώ, Μαριωρή, Μαρίκα, Μαριγώ, Μαριέττα, Μαρινίκη, Μαρούσα, Μάρσια, <text:s/>Μάρω), Μιρέιγ (Μιρέλλα, Μυρέλλα), Παναγιώτης (Γιώτης, Παναγής, Πανάγος, Πανίκος, Πάνος, Πανούσος), Παναγιώτα (Γιώτα, Παναγιούλα, Παναγούλα, Πάνη, Τότα), Πρέσβεια (Πρεσβεία), Συμέλα (Σιμέλα, Σουμελά)</text:p>
          </table:table-cell>
          <table:table-cell office:value-type="string" calcext:value-type="string">
            <text:p>Επίσημη αργία: Δεκαπενταύγουστος</text:p>
          </table:table-cell>
          <table:table-cell office:value-type="string" calcext:value-type="string">
            <text:p>Παγκόσμια Ημέρα Φάρων</text:p>
          </table:table-cell>
        </table:table-row>
        <table:table-row table:style-name="ro1">
          <table:table-cell office:value-type="float" office:value="20190816" calcext:value-type="float">
            <text:p>20190816</text:p>
          </table:table-cell>
          <table:table-cell office:value-type="string" calcext:value-type="string">
            <text:p>Ανάμνησις της εισόδου της αχειροτεύκτου Μορφής του Κυρίου Ιησού Χριστού του Αγίου Μανδηλίου, εκ της Εδεσσηνών πόλεως εις ταύτην την θεοφύλακτον και βασιλίδα των πόλεων ανακομισθείσης, Γερασίμου του Νέου ασκητού πατρός και προστάτου νήσου Κεφαλληνίας, Μαρτύρων Αλκιβιάδου και Διομήδους, Νεομαρτύρων Δημητρίου οσίου του εκ Σαμαρίνης, Νικόδημου του εκ Μετεώρων, Αποστόλου του εν Πηλίω, Των εν Μεγάροις αναιρεθέντων Μαρτύρων: Σεραφείμ, Δωροθέου, Ιακώβου, Βασιλείου, Δημητρίου και Σαράντη, Μακαρίου αρχιεπισκόπου και Τιμοθέου επισκόπου Ευρίπου κτίτορος της ιεράς Μονής Πεντέλης</text:p>
          </table:table-cell>
          <table:table-cell office:value-type="string" calcext:value-type="string">
            <text:p>Αλκιβιάδης (Άλκης, Άλτσος), Απόστολος (Αποστόλης, Τόλης), Αποστολία (Αποστολίνα, Λία, Πολίνα), Γεράσιμος (Μάκης, Μικές, Μίκης), Γερασιμίνα (Μήνα, Μίνα), Διομήδης, Σαράντης (Σαράντος), Σαραντή (Σαραντούλα), Σεραφείμ, Σεραφειμία (Σεραφείμα, Σεραφειμή, Σεραφίν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text:p>
          </table:table-cell>
          <table:table-cell table:number-columns-repeated="2"/>
        </table:table-row>
        <table:table-row table:style-name="ro1">
          <table:table-cell office:value-type="float" office:value="20190817" calcext:value-type="float">
            <text:p>20190817</text:p>
          </table:table-cell>
          <table:table-cell office:value-type="string" calcext:value-type="string">
            <text:p>Μαρτύρων Μύρωνος, Παύλου και Ιουλιανής, Ευτυχιανού, Κυπριανού, Μακαρίου οσίου, Στράτωνος Στρατονίκου και Φιλίππου, Ευτυχίου επισκόπου Γορτύνης και των οσίων αδελφών αυτού Ευτυχιανού και Κασσιανής, Οσίων Αίγλωνος του αναχωρητού και Αλυπίου ζωγράφου του Ρώσου, Οσιομάρτυρος Δημητρίου, Παναγίας της Γουμενίσσης</text:p>
          </table:table-cell>
          <table:table-cell office:value-type="string" calcext:value-type="string">
            <text:p>Λευκοθέα (Λευκοθέη), Μύρων, Μύρα (Μίρκα), Στράτων (Στράτης, Στράτος), Στράτα (Στρατία, Στρατίνα)</text:p>
          </table:table-cell>
          <table:table-cell table:number-columns-repeated="2"/>
        </table:table-row>
        <table:table-row table:style-name="ro1">
          <table:table-cell office:value-type="float" office:value="20190818" calcext:value-type="float">
            <text:p>20190818</text:p>
          </table:table-cell>
          <table:table-cell office:value-type="string" calcext:value-type="string">
            <text:p>Μαρτύρων Φλώρου και Λαύρου, Πατρόκλου και Ιουλιανής, Λέοντος του παρά την θάλασσαν της Λυκίας, Ερμίου, Πολυαίνου καί Σεραπίωνος, Οσιομάρτυρος Δημητρίου του εκ Σαμαρίνης Γρεβενών, Ιωάννου και Γεωργίου πατριαρχών Κωνσταντινουπόλεως, Οσίων Βαρνάβα και Σωφρονίου των Αθηναίων και Χριστόφορου παλαιών και νέων Ιδρυτών της σεβάσμιας Μονής Παναγίας εν Σουμελά, Σωφρονίου του εν Άθω, Οσίου Αρσενίου του νέου του εν τη νήσω Πάρω ασκήσαντος</text:p>
          </table:table-cell>
          <table:table-cell office:value-type="string" calcext:value-type="string">
            <text:p>Αρσένιος (Αρσένης), Αρσενία (Αρσίνα), Λαύρος (Λαύρης, Λάουρος), Λαύρα (Λάουρα), Φλώρος (Φλώρης), Φλώρα (Φλωρή)</text:p>
          </table:table-cell>
          <table:table-cell table:number-columns-repeated="2"/>
        </table:table-row>
        <table:table-row table:style-name="ro1">
          <table:table-cell office:value-type="float" office:value="20190819" calcext:value-type="float">
            <text:p>20190819</text:p>
          </table:table-cell>
          <table:table-cell office:value-type="string" calcext:value-type="string">
            <text:p>Μεγαλομάρτυρος Ανδρέου του Στρατηλάτου, Οσίου Θεοφάνους πολιούχου Ναούσης του θαυματουργού, Μαρτύρων Τιμοθέου Αγαπίου Θέκλης Ευτυχιανού Στρατηγίου και Μύρωνος</text:p>
          </table:table-cell>
          <table:table-cell office:value-type="string" calcext:value-type="string">
            <text:p>[Ανεπίσημα] Ανδρέας (Ανδρίκος, Αντρέας, Αντρίκος), Άνδρεα (Ανδρούλα, Άντρεα, Αντρούλα), Θέκλα (Θέκλη)</text:p>
          </table:table-cell>
          <table:table-cell/>
          <table:table-cell office:value-type="string" calcext:value-type="string">
            <text:p>Παγκόσμια Ημέρα Ανθρωπισμού</text:p>
          </table:table-cell>
        </table:table-row>
        <table:table-row table:style-name="ro1">
          <table:table-cell office:value-type="float" office:value="20190820" calcext:value-type="float">
            <text:p>20190820</text:p>
          </table:table-cell>
          <table:table-cell office:value-type="string" calcext:value-type="string">
            <text:p>Σαμουήλ προφήτου, Αγίου Θεοχάρη του Νεαπολίτου, Των εν Βιζύη (Θράκης) 37 οσίων Μαρτύρων, Σεβήρου και Μέμνωνος, Λουκίου του βουλευτού, Ηλιοδώρου και Δοσά, Φωτεινής, Ευδαίμονος, Ρηγίνου, Ορέστου και Φιλονίδου πρεσβυτέρου, Οσίου Αβραμίου του Ρώσου</text:p>
          </table:table-cell>
          <table:table-cell office:value-type="string" calcext:value-type="string">
            <text:p>Ηλιόδωρος, Ηλιοδώρα (Ελεοδώρα, Έλντα), Θεοχάρης, Θεοχάρη (Θεοχαρούλα, Χαρούλα), Σαμουήλ (Σαμουέλος, Σαμουήλης, Σαμουήλος), Σαμουηλία (Σαμουέλα, Σαμουήλα)</text:p>
          </table:table-cell>
          <table:table-cell/>
          <table:table-cell office:value-type="string" calcext:value-type="string">
            <text:p>Παγκόσμια Ημέρα κατά των Κουνουπιών</text:p>
          </table:table-cell>
        </table:table-row>
        <table:table-row table:style-name="ro1">
          <table:table-cell office:value-type="float" office:value="20190821" calcext:value-type="float">
            <text:p>20190821</text:p>
          </table:table-cell>
          <table:table-cell office:value-type="string" calcext:value-type="string">
            <text:p>Αποστόλου Θαδδαίου, Μαρτύρων Βάσσης και των τέκνων αυτής Αγαπίου, Θεογνίου καί Πιστού, Αλεξάνδρου του εν Ικονίω</text:p>
          </table:table-cell>
          <table:table-cell office:value-type="string" calcext:value-type="string">
            <text:p>[Ανεπίσημα] Αγάπιος, Αγάπη, Θαδδαίος</text:p>
          </table:table-cell>
          <table:table-cell/>
          <table:table-cell office:value-type="string" calcext:value-type="string">
            <text:p>Παγκόσμια Ημέρα Μόδας</text:p>
          </table:table-cell>
        </table:table-row>
        <table:table-row table:style-name="ro1">
          <table:table-cell office:value-type="float" office:value="20190822" calcext:value-type="float">
            <text:p>20190822</text:p>
          </table:table-cell>
          <table:table-cell office:value-type="string" calcext:value-type="string">
            <text:p>Μάρτυρος Αγαθονίκου και των συν αυτώ Ακινδύνου, Ζήνωνος, Ζωτικού, Θεοπρεπίου και Σεβηριανού, Μαρτύρων Ειρηναίου, Ορόψεως και Ωρ, Ανθούσης οσίας και Αθανασίου επισκόπου, Χαρισίμου, Νεοφύτου, Αριάδνης της βασιλίσσης και Λουκίου</text:p>
          </table:table-cell>
          <table:table-cell office:value-type="string" calcext:value-type="string">
            <text:p>Αγαθόνικος, Αγαθονίκη (Νίκη), Θεοπρέπιος (Θεοπρεπής), Θεοπρεπία (Θεοπρεπή)</text:p>
          </table:table-cell>
          <table:table-cell table:number-columns-repeated="2"/>
        </table:table-row>
        <table:table-row table:style-name="ro1">
          <table:table-cell office:value-type="float" office:value="20190823" calcext:value-type="float">
            <text:p>20190823</text:p>
          </table:table-cell>
          <table:table-cell office:value-type="string" calcext:value-type="string">
            <text:p>Απόδοσις της εορτής της Κοιμήσεως της Θεοτόκου (Παναγίας Προυσσιώτισσας), Ιερομαρτύρων Ειρηναίου επισκόπου Σιρμίου και Ειρηναίου του των «αποστόλων διαδόχου» καί επισκόπου Λυώνος, Μάρτυρος Λούπου, Καλλινίκου πατριάρχου Κωνσταντινουπόλεως, Νικολάου του Σικελιώτου</text:p>
          </table:table-cell>
          <table:table-cell office:value-type="string" calcext:value-type="string">
            <text:p>Μαλαματή (Μάλα, Μαλαματένια, Ματίνα)</text:p>
          </table:table-cell>
          <table:table-cell/>
          <table:table-cell office:value-type="string" calcext:value-type="string">
            <text:p>Παγκόσμια Ημέρα για την Υπενθύμιση του Δουλεμπορίου και της Κατάργησής του, Ευρωπαϊκή ημέρα μνήμης των θυμάτων του Σταλινισμού και του Ναζισμού</text:p>
          </table:table-cell>
        </table:table-row>
        <table:table-row table:style-name="ro1">
          <table:table-cell office:value-type="float" office:value="20190824" calcext:value-type="float">
            <text:p>20190824</text:p>
          </table:table-cell>
          <table:table-cell office:value-type="string" calcext:value-type="string">
            <text:p>Ιερομαρτύρων Ευτυχούς και Κοσμά εθναποστόλου του Αιτωλού, Μαρτύρων Γεωργίου οσίου του Λιμνιώτου και Τατίωνος, Ανακομιδή ιερού λειψάνου του Διονυσίου επισκόπου Αιγίνης του εν Ζακύνθω</text:p>
          </table:table-cell>
          <table:table-cell office:value-type="string" calcext:value-type="string">
            <text:p>Αιτωλία, Ευτύχιος (Ευτύχης), Ευτυχία (Έφη)</text:p>
          </table:table-cell>
          <table:table-cell table:number-columns-repeated="2"/>
        </table:table-row>
        <table:table-row table:style-name="ro1">
          <table:table-cell office:value-type="float" office:value="20190825" calcext:value-type="float">
            <text:p>20190825</text:p>
          </table:table-cell>
          <table:table-cell office:value-type="string" calcext:value-type="string">
            <text:p>Βαρθολομαίου αποστόλου, Αποστόλου Τίτου, πρώτου επισκόπου Κρήτης, Ιωάννου του Καππαδόκη, Επιφανίου, Μηνά και Γεννάδιου Σχολάριου Πατριαρχών Κωνσταντινουπόλεως, Σάββα Βενεθάλων, Κυρίλλου επισκόπου Γόρτυνας, Ιωάννου του Καρπάθιου</text:p>
          </table:table-cell>
          <table:table-cell office:value-type="string" calcext:value-type="string">
            <text:p>Βαρθολομαίος, Τίτος (Τίτης), Τίτα (Τίτη)</text:p>
          </table:table-cell>
          <table:table-cell table:number-columns-repeated="2"/>
        </table:table-row>
        <table:table-row table:style-name="ro1">
          <table:table-cell office:value-type="float" office:value="20190826" calcext:value-type="float">
            <text:p>20190826</text:p>
          </table:table-cell>
          <table:table-cell office:value-type="string" calcext:value-type="string">
            <text:p>Των εν Νικομηδεία δια ξίφους τελειωθέντων Ανδριανού και Ναταλίας, Ανατολίου, Ανθίμου, Αντιόχου, Γεντηλίου, Ελευθερίου, Ερμογένους, Ευηθίου, Ευρετού, Ευτυχίου, Θεαγώνη, Θεοδώρου, Θύρσου, Ιωάννου, Καρτερίου, Κλαυδίου, Κυριάκου, Μαρδωνίου, Μαρίνου, Μηνωδίου, Πλάτωνος, Συνετού, Τρωαδίου και Φαρετρίου, Μαρτύρων Αδριανού, Αττικού και Σισινίου, Οσίων Ιβιστίωνος, Ιωάσαφ υιού βασιλέως Αιθιοπίας Αβενίρ, Τιθόη του εν τω «Ευεργετινώ»</text:p>
          </table:table-cell>
          <table:table-cell office:value-type="string" calcext:value-type="string">
            <text:p>Αδριανός (Αδριαννός, Αντριαννός, Αντριανός), Αδριανή (Αδριάνα, Ανδριάννα, Ανδριαννή, Αντριάνα), Ναταλία (Ναταλή, Νάταλι, Ναταλίνα)</text:p>
          </table:table-cell>
          <table:table-cell table:number-columns-repeated="2"/>
        </table:table-row>
        <table:table-row table:style-name="ro1">
          <table:table-cell office:value-type="float" office:value="20190827" calcext:value-type="float">
            <text:p>20190827</text:p>
          </table:table-cell>
          <table:table-cell office:value-type="string" calcext:value-type="string">
            <text:p>Μάρτυρος Ανθούσης της νέας, Μεγαλομάρτυρος Φανουρίου του θαυματουργού, Οσίου Ποιμένος επισκόπου Κορδούης και Λιβερίου πάπα Ρώμης του ομολογητού</text:p>
          </table:table-cell>
          <table:table-cell office:value-type="string" calcext:value-type="string">
            <text:p>Λιβέριος (Λιβέρης, Λιμπέρης, Λιμπέριος, Λυμπέρης), Όσιος, Οσία, Φανούριος (Νούρης, Φάνης, Φανούρης), Φανουρία (Φανή)</text:p>
          </table:table-cell>
          <table:table-cell table:number-columns-repeated="2"/>
        </table:table-row>
        <table:table-row table:style-name="ro1">
          <table:table-cell office:value-type="float" office:value="20190828" calcext:value-type="float">
            <text:p>20190828</text:p>
          </table:table-cell>
          <table:table-cell office:value-type="string" calcext:value-type="string">
            <text:p>Μαρτύρων Δάμωνος πρεσβυτέρου, Διομήδους και Λαυρεντίου, Μαρτύρων Εζεκίου του δικαίου βασιλέως, Οσίου Μωϋσέως του Αιθίοπος</text:p>
          </table:table-cell>
          <table:table-cell office:value-type="string" calcext:value-type="string">
            <text:p>Δάμων (Δάμωνας)</text:p>
          </table:table-cell>
          <table:table-cell table:number-columns-repeated="2"/>
        </table:table-row>
        <table:table-row table:style-name="ro1">
          <table:table-cell office:value-type="float" office:value="20190829" calcext:value-type="float">
            <text:p>20190829</text:p>
          </table:table-cell>
          <table:table-cell office:value-type="string" calcext:value-type="string">
            <text:p>Αποτομή τιμίας κεφαλής Ιωάννου Προδρόμου, Οσίων Αρκαδίου επισκόπου Σαλαμίνος εν Κύπρω του θαυματουργού, Θεοδώρας της εξ Αιγίνης, Βασιλείου αυτοκράτορας του Μακεδόνος</text:p>
          </table:table-cell>
          <table:table-cell office:value-type="string" calcext:value-type="string">
            <text:p>Αρκάδιος (Αρκάδης), Αρκαδία (Αρκάδα)</text:p>
          </table:table-cell>
          <table:table-cell/>
          <table:table-cell office:value-type="string" calcext:value-type="string">
            <text:p>Διεθνής Ημέρα Κατά των Πυρηνικών Δοκιμών</text:p>
          </table:table-cell>
        </table:table-row>
        <table:table-row table:style-name="ro1">
          <table:table-cell office:value-type="float" office:value="20190830" calcext:value-type="float">
            <text:p>20190830</text:p>
          </table:table-cell>
          <table:table-cell office:value-type="string" calcext:value-type="string">
            <text:p>Απόδοσις της εορτής της αποτομής της τιμίας κεφαλής Ιωάννου του Προδρόμου, Ιερομαρτύρων Ιανουαρίου πρεσβυτέρου, Φήλικος επισκόπου και Φιλωνίδου επισκόπου Κουρίου, Μαρτύρων Σεπτεμίνου και Φουρτουνάτου, Αλεξάνδρου, Ιωάννου, Παύλου, Πατριαρχών Κωνσταντινουπόλεως, Ευλαλίου του ιεράρχου εν Κύπρω, Οσίων Φαντίνου του Νέου και Θαυματουργού του εν Θεσσαλονίκη και Βρυαίνης της μητρός αυτού, Φύλακος και Σαρματά, Άρχοντος Βλαδιμηρίας και Νεαπόλεως Αλεξάνδρου του Νευαίου</text:p>
          </table:table-cell>
          <table:table-cell office:value-type="string" calcext:value-type="string">
            <text:p>Αλέξανδρος (Αλέξαντρος, Αλέκος), Αλεξάνδρα (Αλεξάντρα, Αλέκα), Ευλάλιος, Ευλαλία, Φύλακας</text:p>
          </table:table-cell>
          <table:table-cell/>
          <table:table-cell office:value-type="string" calcext:value-type="string">
            <text:p>Διεθνής Ημέρα Εξαφανισμένων</text:p>
          </table:table-cell>
        </table:table-row>
        <table:table-row table:style-name="ro1">
          <table:table-cell office:value-type="float" office:value="20190831" calcext:value-type="float">
            <text:p>20190831</text:p>
          </table:table-cell>
          <table:table-cell office:value-type="string" calcext:value-type="string">
            <text:p>Ανάμνησις της εν τη «αγία σορώ» καταθέσεως της Αγίας Ζώνης της υπεραγίας Θεοτόκου, Μαρτύρων Ανδρέου, Διαδόχου, Ηρακλείου, Μήνα, Φαύστου, Φιλέορτου, Των εν Νικομηδεία 366 αγίων Μαρτύρων</text:p>
          </table:table-cell>
          <table:table-cell office:value-type="string" calcext:value-type="string">
            <text:p>[Ανεπίσημα] Διάδοχος, Διάδοχη (Διαδοχή)</text:p>
          </table:table-cell>
          <table:table-cell table:number-columns-repeated="2"/>
        </table:table-row>
        <table:table-row table:style-name="ro1">
          <table:table-cell office:value-type="float" office:value="20190900" calcext:value-type="float">
            <text:p>20190900</text:p>
          </table:table-cell>
          <table:table-cell office:value-type="string" calcext:value-type="string">
            <text:p>Σεπτέμβριος</text:p>
          </table:table-cell>
          <table:table-cell table:number-columns-repeated="3"/>
        </table:table-row>
        <table:table-row table:style-name="ro1">
          <table:table-cell office:value-type="float" office:value="20190901" calcext:value-type="float">
            <text:p>20190901</text:p>
          </table:table-cell>
          <table:table-cell office:value-type="string" calcext:value-type="string">
            <text:p>Αρχή της Ινδίκτου ήτοι του νέου εκκλησιαστικού έτους, Μνήμη συνάξεως της υπεραγίας Θεοτόκου των Μιασηνών, Του αγίου Ιησού του Ναυή, Μαρτύρων Αειθαλά και Αγαθοκλείας, Των αδελφών Ευόδου, Καλλίστης και Ερμογένους, Αμμούν του διακόνου και των συν αυτώ 40 γυναικών παρθένων και ασκητριών: Αδαμαντίνης, Αθηνάς, Ακριβής, Αντιγόνης, Αριβοίας, Ασπασίας, Αφροδίτης, Διόνης, Δωδώνης, Ελπινίκης, Ερασμίας, Ερατούς, Ερμηνείας, Ευτέρπης, Θάλειας, Θεανόης, Θεανούς, Θεονύμφης, Θεοφάνης, Καλλιρρόης, Καλλίστης, Κλειούς, Κλεονίκης, Κλεοπάτρας, Κοραλίας, Λάμπρως, Μαργαρίτας, Μαριάνθης, Μελπομένης, Μόσχως, Ουρανίας, Πανδώρας, Πηνελόπης, Πολυμνίας, Πολυνίκης, Σαπφούς, Τερψιχόρης, Τρωάδος, Χάιδως, Χαρίκλειας, Μάρτυρος Αγγελή του χρυσοχόου, Συμεών του Στυλίτου και Μάρθας της μητρός αυτού, Μελετίου του νέου και Ευανθίας, Νικολάου του «Κουρταλιώτου» και Αντωνίου του εν Αγυιά</text:p>
          </table:table-cell>
          <table:table-cell office:value-type="string" calcext:value-type="string">
            <text:p>Αδάμ (Αδάμας, Αδαμάντιος, Αδάμης, Αδάμος, Διαμαντής), Αδαμαντία (Αμάντα, Αντα, Διαμάντω), Ακριβή, Αντίγονος, Αντιγόνη (Γόνη), Ασπασία, Αφροδίτη (Φρέγια), Διός (Δίας), Διώνη (Διόνη, Δωδώνη), Ελπίνικος, Ελπινίκη, Έρασμος, Ερασμία, Έρως (Έρωτας), Ερωτηΐς (Ερατώ, Ερωτηΐδα, Τέτη), Ευτέρπη, Θαλής (Θαλλής, Θαλλός), Θάλεια (Θάλλεια, Θάλλω), Θεοφάνης (Φάνης), Θεοφανία (Θεανώ, Θεοφανώ, Φανή, Φανή, Φάνια, Φένια), Θεονύμφη, Ιησούς, Ισμήνη, Καλλιρόη (Καλλιρρόη), Κάλιστος (Κάλλιστος), Καλίστη (Καλιστώ, Καλλίστη, Καλλιστώ), Κλεόνικος, Κλεονίκη (Κλεονίκω, Νίκη), Κοραλία (Κοραλλού), Μαντώ, Μαργαρίτα (Ρίτα), Μαριάνθη, Μελέτιος (Μελέτης), Μελετία (Μελετίνα), Μελπομένη, Μόσχω (Μοσχούλα), Ουρανία (Ράνια), Πανδώρα, Πηνελόπη (Μπηλιώ, Μπιλιώ), Πολύμνια, Πολυνίκη (Πολύνα, Πόλυ), Πολυτίμη (Τίμη), Ράλλης, Ραλλία (Ραλία, Ραλλού, Ραλού), Σαπφώ, Συμεών (Σίμος, Σίμων, Σίμωνας, Συμεώνης, Σύμος), Συμεωνία (Σιμόνα, Σιμώνα, Σιμώνη, Σιμωνία, Συμεώνα, Συμεωνή, Σύμη), Τερψιχόρη, Χαϊδευτός, Χάιδω, Χαρίλαος (Χάρης), Χαρίκλεια (Χαρούλα)</text:p>
          </table:table-cell>
          <table:table-cell table:number-columns-repeated="2"/>
        </table:table-row>
        <table:table-row table:style-name="ro1">
          <table:table-cell office:value-type="float" office:value="20190902" calcext:value-type="float">
            <text:p>20190902</text:p>
          </table:table-cell>
          <table:table-cell office:value-type="string" calcext:value-type="string">
            <text:p>Ιωάννου του Nηστευτού Πατριάρχου Κωνσταντινουπόλεως, Των αγίων ενδόξων Μαρτύρων: Αειθαλά, Αμμούν, Διομήδους, Ευτυχιανού, Ευτυχίου, Ησυχίου, Ιουλιανού, Λεωνίδη, Μάμαντος, Μελανίππου, Παρθαγάπης, Φιλαδέλφου, Φιλίππου και της χήρας γυναικός, Αγίων Ελεάζαρ και Φινεές</text:p>
          </table:table-cell>
          <table:table-cell office:value-type="string" calcext:value-type="string">
            <text:p>Μάμας (Μάμαντας), Μάμα</text:p>
          </table:table-cell>
          <table:table-cell table:number-columns-repeated="2"/>
        </table:table-row>
        <table:table-row table:style-name="ro1">
          <table:table-cell office:value-type="float" office:value="20190903" calcext:value-type="float">
            <text:p>20190903</text:p>
          </table:table-cell>
          <table:table-cell office:value-type="string" calcext:value-type="string">
            <text:p>Ιερομαρτύρων Ανθίμου επισκόπου Νικομηδείας και Αριστίωνος επισκόπου Αλεξανδρείας της μικρής εις Κιλικίαν, Μαρτύρων Αρχοντίωνος, Βασιλίσσης, Ζήνωνος, Φοίβης διακόνου και Χαρίτωνος, Νεομάρτυρος Πολυδώρου Νέας Εφέσου, Οσίων Θεοκτίστου και Στεφάνου ομολογητού ηγουμένου Τριγλίας, Αγίου βασιλέως Κωνσταντίνου του νέου</text:p>
          </table:table-cell>
          <table:table-cell office:value-type="string" calcext:value-type="string">
            <text:p>Ανθιμος, Ανθιμη, Αριστίων (Αρέστης, Αριστέας, Αριστίωνας, Αρίστος), Αρίστη (Αρέστια, Αρεστία, Αριστέα), Αρχοντίων (Αρχοντίωνας), Αρχοντία (Αρχοντή, Αρχόντισσα, Αρχόντω), Πολύδωρος (Πόλης, Πολύδωρας, Πολυδώρης), Πολυδώρα (Πόλα, Πόλη, Πολυδώρη), Φοίβος, Φοίβη</text:p>
          </table:table-cell>
          <table:table-cell table:number-columns-repeated="2"/>
        </table:table-row>
        <table:table-row table:style-name="ro1">
          <table:table-cell office:value-type="float" office:value="20190904" calcext:value-type="float">
            <text:p>20190904</text:p>
          </table:table-cell>
          <table:table-cell office:value-type="string" calcext:value-type="string">
            <text:p>Μωϋσέως και Ααρών του πρώτου αρχιερέως, Ιερομάρτυρος Βαβύλα επισκόπου Αντιοχείας και των συν αυτώ παίδων, Δονάτου και των δύο αδελφών αυτού, Μαρτύρων Αμιανού, Βαβύλα του εν Αντιοχεία διδασκάλου, Ιερουσαλήμ καί των τέκνων αυτής Κεγούρου, Σεκενδίνου και Σεκένδου των εν Βερροία Μακεδονίας, Ιουλιανού, Κεντυρίωνος, Πετρωνίου, Σαρβήλου, Φαύστου, Χαριτίνης και Ερμιόνης, Οσίων Θεοδούλου και Θεοτίμου, Οσίου Ανθίμου του εκ Κεφαλληνίας, προστάτου Αστυπάλαιας</text:p>
          </table:table-cell>
          <table:table-cell office:value-type="string" calcext:value-type="string">
            <text:p>Ερμιόνη (Ερμίνα), Μωϋσής (Μωσής), Μωϋσία (Μωσία), Ροζαλία (Ρόζα, Ρόζυ), Ωκεανός (Ωκεάνης, Ωκεάνιος), Ωκεανίς (Ωκεανή, Ωκεανία)</text:p>
          </table:table-cell>
          <table:table-cell table:number-columns-repeated="2"/>
        </table:table-row>
        <table:table-row table:style-name="ro1">
          <table:table-cell office:value-type="float" office:value="20190905" calcext:value-type="float">
            <text:p>20190905</text:p>
          </table:table-cell>
          <table:table-cell office:value-type="string" calcext:value-type="string">
            <text:p>Προφήτου Ζαχαρίου πατρός του Προδρόμου και της συζύγου του Ελισάβετ, Ιερομαρτύρων Αβδαίου επισκόπου Περσίδας καί Θεοδώρου, Μαρτύρων Θεοδώρου, Μεδίμνου καί Ουρβανού</text:p>
          </table:table-cell>
          <table:table-cell office:value-type="string" calcext:value-type="string">
            <text:p>Ζαχαρίας (Ζάκης, Ζάχαρης, Ζάχαρος), Ζαχάρω (Ζάκι, Ζαχαρένια)</text:p>
          </table:table-cell>
          <table:table-cell/>
          <table:table-cell office:value-type="string" calcext:value-type="string">
            <text:p>Διεθνής Ημέρα Αγαθοεργιών</text:p>
          </table:table-cell>
        </table:table-row>
        <table:table-row table:style-name="ro1">
          <table:table-cell office:value-type="float" office:value="20190906" calcext:value-type="float">
            <text:p>20190906</text:p>
          </table:table-cell>
          <table:table-cell office:value-type="string" calcext:value-type="string">
            <text:p>Ανάμνηση του εν Χώναις θαύματος του αρχαγγέλου Μιχαήλ, Μαρτύρων Ανδρέου, Ανδρόνικου του στρατιώτου, Πελαγίας και Θέκλης, Βίβου, Διονυσίου, Ευδοξίου, Ζήνωνος, Θεοκτίστου Ναυκλήρου, Καλοδότης, Κυριακού, Μακαρίου, Ρωμύλου και των συν αυτών 11000 μαρτύρων και 1104 Στρατιωτών, Φαύστου πρεσβυτέρου και Σαραπάμβωνος Βουλευτού</text:p>
          </table:table-cell>
          <table:table-cell office:value-type="string" calcext:value-type="string">
            <text:p>Βίβος, Βιβή, Ευδόξιος (Δόξης, Ευδόξης), Ευδοξία (Δόξα, Εύη)</text:p>
          </table:table-cell>
          <table:table-cell table:number-columns-repeated="2"/>
        </table:table-row>
        <table:table-row table:style-name="ro1">
          <table:table-cell office:value-type="float" office:value="20190907" calcext:value-type="float">
            <text:p>20190907</text:p>
          </table:table-cell>
          <table:table-cell office:value-type="string" calcext:value-type="string">
            <text:p>Οσίων Λουκά και Πέτρου του ευλαβούς και Ιωάννου επισκόπου του Ρώσου, Οσίας Κασσιανής της μοναχής και ποιήτριας πολιούχου και προστάτιδας της νήσου Κάσου, Αποστόλων εκ των Εβδομήκοντα Ευόδου επισκόπου Αντιοχείας, και Ονησιφόρου, Μαρτύρων Ευψυχίου και Σώζοντος</text:p>
          </table:table-cell>
          <table:table-cell office:value-type="string" calcext:value-type="string">
            <text:p>Κασσιανός (Κάσης, Κασιανός, Κάσιος, Κάσος, Κάσσης, Κάσσιος, Κάσσος), Κασσιανή (Κασία, Κασιανή, Κασσία, Κάσσυ), Σώζων (Σώζης, Σώζος), Σώζα (Σώζη, Σωζούσα)</text:p>
          </table:table-cell>
          <table:table-cell table:number-columns-repeated="2"/>
        </table:table-row>
        <table:table-row table:style-name="ro1">
          <table:table-cell office:value-type="float" office:value="20190908" calcext:value-type="float">
            <text:p>20190908</text:p>
          </table:table-cell>
          <table:table-cell office:value-type="string" calcext:value-type="string">
            <text:p>Το Γενέσιο της Θεοτόκου, Μαρτύρων Αρτεμιδώρου, Ρουφιανού, Ρούφου και Σεβήρου, Νεομάρτυρος Αθανασίου του εν Θεσσαλονίκη, Οσίου Σωφρονίου επισκόπου εν Ιβηρία</text:p>
          </table:table-cell>
          <table:table-cell office:value-type="string" calcext:value-type="string">
            <text:p>Γενέθλιος, Δέσποινα [Ανύπανδρη στη Χίο] (Δέσπω, Δεσπούλα, Δεσποίνω, Ζέπω, Ντέπη, Πέπη, Πιπίνα), Νερατζιά, Σκιαδενή</text:p>
          </table:table-cell>
          <table:table-cell/>
          <table:table-cell office:value-type="string" calcext:value-type="string">
            <text:p>Διεθνής Ημέρα για την Εξάλειψη του Αναλφαβητισμού</text:p>
          </table:table-cell>
        </table:table-row>
        <table:table-row table:style-name="ro1">
          <table:table-cell office:value-type="float" office:value="20190909" calcext:value-type="float">
            <text:p>20190909</text:p>
          </table:table-cell>
          <table:table-cell office:value-type="string" calcext:value-type="string">
            <text:p>Σύναξις των αγίων και δικαίων θεοπατόρων Ιωακείμ και Άννης, Μαρτύρων Σεβηριανού και Χαρίτωνος, Οσίων Θεοφάνους ομολογητού και Ιωσήφ του Ρώσου, Μνήμη Γ΄Οικουμενικής Συνόδου εν Εφέσω</text:p>
          </table:table-cell>
          <table:table-cell office:value-type="string" calcext:value-type="string">
            <text:p>Ιωακείμ (Μάκης), Κιαράν, Κιάρα</text:p>
          </table:table-cell>
          <table:table-cell table:number-columns-repeated="2"/>
        </table:table-row>
        <table:table-row table:style-name="ro1">
          <table:table-cell office:value-type="float" office:value="20190910" calcext:value-type="float">
            <text:p>20190910</text:p>
          </table:table-cell>
          <table:table-cell office:value-type="string" calcext:value-type="string">
            <text:p>Αποστόλων εκ των Εβδομήκοντα Απελλού, Λουκά και Κλήμεντος, Μαρτύρων Ιάς, Μηνοδώρας, Μητροδώρας, Νυμφοδώρας, Ευδοκίας και Βαρυψαβά, Οσίου Πέτρου επισκόπου Νικαίας, Αγίας Πουλχερίας της παρθένου</text:p>
          </table:table-cell>
          <table:table-cell office:value-type="string" calcext:value-type="string">
            <text:p>Έραστος, Εράστη (Εραστή), Κλημέντιος (Κλημέντης, Κλήμης), Κλημεντίνη (Κλεμεντίνα, Κλεμεντίνη, Κλημεντίνα), Μηνοδώρα, Μητροδώρα, Νυμφοδώρα, Πουλχερία (Πουλχέρη, Πουλχερίνα, Πουλχέρω)</text:p>
          </table:table-cell>
          <table:table-cell/>
          <table:table-cell office:value-type="string" calcext:value-type="string">
            <text:p>Παγκόσμια Ημέρα κατά της Αυτοκτονίας</text:p>
          </table:table-cell>
        </table:table-row>
        <table:table-row table:style-name="ro1">
          <table:table-cell office:value-type="float" office:value="20190911" calcext:value-type="float">
            <text:p>20190911</text:p>
          </table:table-cell>
          <table:table-cell office:value-type="string" calcext:value-type="string">
            <text:p>Μαρτύρων Δημητρίου του φιλοσόφου, Ευανθίας, και Δημητριανού του υιού αυτών, Γεμινιανού, Διδύμου, Διόδωρου, Διομήδους και Ιάς της γραίας, Οσίων Θεοδώρας της εν Αλεξανδρεία, Ευφροσύνου του μαγείρου και Θεοδούλου</text:p>
          </table:table-cell>
          <table:table-cell office:value-type="string" calcext:value-type="string">
            <text:p>Ευάνθης, Ευανθία (Εύα), Ευφρόσυνος (Φρόσυνος), Ευφροσύνη (Ευφροσύνα, Φροσύνη, Φρόσω), Θεόδωρος (Δώρης, Θοδωρής, Θόδωρος, Θώδης, Θώδος), Θεοδώρα (Δώρα, Θοδώρα, Ντόρα)</text:p>
          </table:table-cell>
          <table:table-cell table:number-columns-repeated="2"/>
        </table:table-row>
        <table:table-row table:style-name="ro1">
          <table:table-cell office:value-type="float" office:value="20190912" calcext:value-type="float">
            <text:p>20190912</text:p>
          </table:table-cell>
          <table:table-cell office:value-type="string" calcext:value-type="string">
            <text:p>Απόδοσις της εορτής του Γενεσίου της Θεοτόκου, Ιερομαρτύρων Αυτονόμου και Κουρνούτου επισκόπου Ικονίου, Μαρτύρων Θεοδούλου, Θεοδώρου επισκόπου Αλεξανδρείας, Ιουλιανού, Μακεδονίου, Τατιανού και Ωκεανού, Οσίων Ανδρονίκου του εν Ατρώα και Δανιήλ του εν Θάσω</text:p>
          </table:table-cell>
          <table:table-cell office:value-type="string" calcext:value-type="string">
            <text:p>[Ανεπίσημα] Αυτόνομος, Θεόδουλος (Θεοδούλιος, Θεοδούλης), Θεοδουλία (Θεοδούλα, Θεοδούλη, Θεόδουλη)</text:p>
          </table:table-cell>
          <table:table-cell table:number-columns-repeated="2"/>
        </table:table-row>
        <table:table-row table:style-name="ro1">
          <table:table-cell office:value-type="float" office:value="20190913" calcext:value-type="float">
            <text:p>20190913</text:p>
          </table:table-cell>
          <table:table-cell office:value-type="string" calcext:value-type="string">
            <text:p>Προεόρτια της Υψώσεως του Τιμίου Σταυρού, Ιερομάρτυρος Κορνηλίου, Μαρτύρων Αριστείδου, Γορδιανού, Ζωτικού, Ηλεί, Κρονίδου, Λεοντίου, Λουκιανού, Μακρόβιου, Ουαλεριανού, Σελεύκου, Σεραπίωνος και Στράτωνος, Οσίων Πέτρου του εν Αγρεία και Ιεροθέου του νέου Ιβηρίτου του εκ Καλαμάτας, Εγκαίνια Ιερού Ναού Αναστάσεως (Παναγίου Τάφου), Μελετίου Πηγά Πατριάρχου Αλεξανδρείας</text:p>
          </table:table-cell>
          <table:table-cell office:value-type="string" calcext:value-type="string">
            <text:p>Αριστείδης (Άρης, Αρίστος), Αριστίνα (Αρίστη, Αριστέα, Αρίστω), Κορνήλιος (Κορνήλης, Κορνήλος), Κορνηλία (Κορνήλα)</text:p>
          </table:table-cell>
          <table:table-cell table:number-columns-repeated="2"/>
        </table:table-row>
        <table:table-row table:style-name="ro1">
          <table:table-cell office:value-type="float" office:value="20190914" calcext:value-type="float">
            <text:p>20190914</text:p>
          </table:table-cell>
          <table:table-cell office:value-type="string" calcext:value-type="string">
            <text:p>Ύψωση του Τιμίου Σταυρού, Μαρτύρων Βαλεριανού του νηπίου, Θεοκλέους και Πάπα, Οσιομάρτυρος Μακαρίου του εν Θεσσαλονίκη, Αγίας Πλακίλλης, Μνήμη της ΣΤ΄ Οικουμενικής Συνόδου εν Τρούλλω</text:p>
          </table:table-cell>
          <table:table-cell office:value-type="string" calcext:value-type="string">
            <text:p>Θεοκλής (Θεοκλέας), Θεόκλεια, Σταύρος (Σταύρακας, Σταυράκιος, Σταυρής, Σταυριανός), Σταυριανή (Σταυρίνα, Σταυρία)</text:p>
          </table:table-cell>
          <table:table-cell table:number-columns-repeated="2"/>
        </table:table-row>
        <table:table-row table:style-name="ro1">
          <table:table-cell office:value-type="float" office:value="20190915" calcext:value-type="float">
            <text:p>20190915</text:p>
          </table:table-cell>
          <table:table-cell office:value-type="string" calcext:value-type="string">
            <text:p>Μαρτύρων Βυζαντινού, Μαξίμου, Νικήτα του Γότθου και των συν αυτώ, Πορφυρίου, Νεομάρτυρος Ιωάννου του Κρητός, Βησσαρίωνος Α' και Βησσαρίωνος Β' των εν Λαρίση και Νικήτα του εν Χύτροις, Οσίων Γερασίμου Μακρυνίτσης, Μελετίου και Φιλοθέου πρεσβυτέρου του θαυματουργού, Συμεών αρχιεπισκόπου Θεσσαλονίκης</text:p>
          </table:table-cell>
          <table:table-cell office:value-type="string" calcext:value-type="string">
            <text:p>Βησσαρίων (Βησσαρίωνας), Νικήτας, Νικήτη (Νικήτα, Νικίτα)</text:p>
          </table:table-cell>
          <table:table-cell/>
          <table:table-cell office:value-type="string" calcext:value-type="string">
            <text:p>Ευρωπαϊκή Ημέρα κατά του Καρκίνου του Προστάτη, Διεθνής Ημέρα Δημοκρατίας</text:p>
          </table:table-cell>
        </table:table-row>
        <table:table-row table:style-name="ro1">
          <table:table-cell office:value-type="float" office:value="20190916" calcext:value-type="float">
            <text:p>20190916</text:p>
          </table:table-cell>
          <table:table-cell office:value-type="string" calcext:value-type="string">
            <text:p>Αγίας Ευφημίας, Αγίας Λουντμίλας, Μάρτυρος Μελιτινής, Μαρτίνου επισκόπου Ρώμης του ομολογητού</text:p>
          </table:table-cell>
          <table:table-cell office:value-type="string" calcext:value-type="string">
            <text:p>Εύφημος, Ευφημία (Εύφη, Εύφημη), Λουντμίλλα (Λουντμίλα), Μελιτίων (Μελίτης, Μελιτίνος, Μελίτος), Μελιτίνη (Μελίνα, Μελίτα, Μελίτη, Μελιτίνα)</text:p>
          </table:table-cell>
          <table:table-cell/>
          <table:table-cell office:value-type="string" calcext:value-type="string">
            <text:p>Διεθνής Ημέρα για τη Διατήρηση της Στιβάδας του Όζοντος</text:p>
          </table:table-cell>
        </table:table-row>
        <table:table-row table:style-name="ro1">
          <table:table-cell office:value-type="float" office:value="20190917" calcext:value-type="float">
            <text:p>20190917</text:p>
          </table:table-cell>
          <table:table-cell office:value-type="string" calcext:value-type="string">
            <text:p>Μάρτυρος Σοφίας και των τριών θυγατέρων αυτής Πίστεως, Ελπίδος και Αγάπης, Ιερομαρτύρων Ηρακλείδου και Μύρωνος επισκόπων, Μαρτύρων Αγαθοκλείας, Ασκληπιοδότης, Ηλιού, Λουκίας και Γεμινιανού, Θεοδότης, Θεοδότου, Μαξίμου, Παντολέοντος, Πατερμουθίου, Χαραλάμπους, Οσίων Αναστασίου και Ευξιφίου επισκόπου Αλαμανίας (Κύπρου) και των εκ Παλαιστίνης εις Κύπρον ελθόντων: Αγαπίου, Αλεξάνδρου [Αξύλου], Ανδρόνικου, Αρτεμίου, Αρτέμονος, Αυξουθενίου, Βαλαντίου, Βαρλαάμ, Βασιλείου επισκόπου, Γεωργίου (Βαβατσινιώτη), Γεωργίου (Επιτηδεώτου), Γεωργίου (Αλαμανού ), Γεωργίου (Περαχωρίτου ), Δημητριανού επισκόπου, Ειρηνικού [ή Αρνιακού], Ελπιδίου, Επαφροδίτου, Επιφανίου (εν Κυθραία), Επιφανίου [Αξύλου], Εφρασίου, Ευτυχίου, Ευφημιανού, Ηρακλείδου [Ηρακλείου] επισκόπου, Θελθά, Θεοδοσίου, Θεράποντος (εν Κολιάνι), Θεράποντος (εν Σίντα), Ιλαρίωνος του νέου, Ιωάννου και Ιωσήφ (εν Λιθροδόντα), Καλανδίου, Κασσιανού, Κωνσταντίνου, Λαυρεντίου, Ολβιανού, Ορέστη, Παμμεγίστου, Παμφοδίτου, Παφνουτίου, Πήγωνος, Πολεμίου, Σωζομένου, Σωτηρίχου, Χαρίτωνος [Χαρέτη] και Χριστόφορου</text:p>
          </table:table-cell>
          <table:table-cell office:value-type="string" calcext:value-type="string">
            <text:p>Αγαθοκλής (Αγαθοκλέας, Αγαθόκλεος), Αγαθόκλεια, Αγάπιος, Αγάπη, Ελπίς (Ελπίδα), Ολιβιανός (Ολβιανός), Ολιβία (Ολίβια), Παντολέων (Παντολέοντας, Παντολεοντής), Παντολεοντία (Παντολεοντή), Πηλεύς (Πηλέας), Πίστις (Πίστη), Σόνια (Σόνυα), Σοφιανός (Σόφος), Σοφία (Σοφιανή, Σόφη, Σοφίνα, Φιφή, Σοφούλη, Φούλη)</text:p>
          </table:table-cell>
          <table:table-cell table:number-columns-repeated="2"/>
        </table:table-row>
        <table:table-row table:style-name="ro1">
          <table:table-cell office:value-type="float" office:value="20190918" calcext:value-type="float">
            <text:p>20190918</text:p>
          </table:table-cell>
          <table:table-cell office:value-type="string" calcext:value-type="string">
            <text:p>Ευμενίου αρχιεπισκόπου Γορτύνης και Συμεών επισκόπου Ιεροσολύμων, Μαρτύρων Αριάδνης, Ειρήνης, Σοφίας, Κάστορος και Θεοδώρας, Οσίου Ρωμύλου</text:p>
          </table:table-cell>
          <table:table-cell office:value-type="string" calcext:value-type="string">
            <text:p>Αριάδνη (Αριάνα), Ευμένιος (Ευμένης), Ευμενία, Κάστωρ (Κάστορας, Κάστορης), Ρωμύλος (Ρωμύλιος, Ρωμύλης), Ρωμύλα (Ρωμυλία, Ρωμύλη, Ρωμυλαία)</text:p>
          </table:table-cell>
          <table:table-cell table:number-columns-repeated="2"/>
        </table:table-row>
        <table:table-row table:style-name="ro1">
          <table:table-cell office:value-type="float" office:value="20190919" calcext:value-type="float">
            <text:p>20190919</text:p>
          </table:table-cell>
          <table:table-cell office:value-type="string" calcext:value-type="string">
            <text:p>Μαρτύρων Τροφίμου, Σαβατίου και Δορυμέδοντος</text:p>
          </table:table-cell>
          <table:table-cell office:value-type="string" calcext:value-type="string">
            <text:p>Σαββάτιος (Σάββατος, Σαββάτης), Σαββατία (Σαββάτα, Σαββάτη, Σαββατίνα, Σαββάτω)</text:p>
          </table:table-cell>
          <table:table-cell/>
          <table:table-cell office:value-type="string" calcext:value-type="string">
            <text:p>Παγκόσμια Ημέρα Πειρατικής Ομιλίας</text:p>
          </table:table-cell>
        </table:table-row>
        <table:table-row table:style-name="ro1">
          <table:table-cell office:value-type="float" office:value="20190920" calcext:value-type="float">
            <text:p>20190920</text:p>
          </table:table-cell>
          <table:table-cell office:value-type="string" calcext:value-type="string">
            <text:p>Μεγαλομάρτυρος Ευσταθίου και της συνοδείας αυτού: Θεοπίστης, Αγαπίου και Θεοπίστου, Μαρτύρων Αρτεμιδώρου και Θαλλού, Οσιομαρτύρων Ιωάννου του Αιγυπτίου και Ιλαρίωνος του Κρητός, Μαρτίνου επισκόπου Ρώμης του ομολογητού, Υπατίου επισκόπου, Ανδρέου πρεσβυτέρου, Αναστασίου, Θεοδώρου, Ευπρεπίου καί Μαξίμου του σοφωτάτου, Οσίων Μελετίου επισκόπου Σίτης και Ιωάννου του εν Κρήτη, Ιλαρίωνος Κρητός</text:p>
          </table:table-cell>
          <table:table-cell office:value-type="string" calcext:value-type="string">
            <text:p>Ευστάθιος (Στάθης, Σταθάς), Ευσταθία (Σταθία), Θεόπιστος, Θεοπίστη</text:p>
          </table:table-cell>
          <table:table-cell table:number-columns-repeated="2"/>
        </table:table-row>
        <table:table-row table:style-name="ro1">
          <table:table-cell office:value-type="float" office:value="20190921" calcext:value-type="float">
            <text:p>20190921</text:p>
          </table:table-cell>
          <table:table-cell office:value-type="string" calcext:value-type="string">
            <text:p>Απόδοσις της εορτής της υψώσεως του τιμίου Σταυρού, Προφήτου Ιωνά, Αποστόλου εκ των Εβδομήκοντα Κοδράτου του απολογητού, Μαρτύρων Βάσσης της Τυρίας, Ευσεβίου του ομολογητού, Ζήνωνος και Νεστάβου, Νέστορος, Βούσιρι και Πρίσκου, Οσίων Ακακίου (Ισαακίου) και Μελετίου επισκόπων Σίτης, Ιωνά του Σαβαΐτου και Δημητρίου του Ρώσου</text:p>
          </table:table-cell>
          <table:table-cell office:value-type="string" calcext:value-type="string">
            <text:p>Ίων (Ίωνας, Ιωνάς), Ιωνία</text:p>
          </table:table-cell>
          <table:table-cell/>
          <table:table-cell office:value-type="string" calcext:value-type="string">
            <text:p>Διεθνής Ημέρα Ειρήνης, Παγκόσμια Ημέρα κατά της Νόσου του Αλτσχάιμερ, Παγκόσμια Ημέρα Εθελοντικού Καθαρισμού Ακτών</text:p>
          </table:table-cell>
        </table:table-row>
        <table:table-row table:style-name="ro1">
          <table:table-cell office:value-type="float" office:value="20190922" calcext:value-type="float">
            <text:p>20190922</text:p>
          </table:table-cell>
          <table:table-cell office:value-type="string" calcext:value-type="string">
            <text:p>Οσίου Κοσμά του Ζωγραφίτη, Ιερομαρτύρων Φωκά επισκόπου Σινώπης και Ισαάκ επισκόπου Κύπρου, Μαρτύρων Ιωάννου, Μαρτίνου, Νικολάου</text:p>
          </table:table-cell>
          <table:table-cell office:value-type="string" calcext:value-type="string">
            <text:p>Ζωγραφιά, Λοϊζος, Λουίζα, Φωκάς (Φώκιος, Φώκης), Φωκία (Φωκίνα)</text:p>
          </table:table-cell>
          <table:table-cell/>
          <table:table-cell office:value-type="string" calcext:value-type="string">
            <text:p>Ευρωπαϊκή Ημέρα Μετακινήσεων (Ευρωπαϊκή Ημέρα Χωρίς Αυτοκίνητο)</text:p>
          </table:table-cell>
        </table:table-row>
        <table:table-row table:style-name="ro1">
          <table:table-cell office:value-type="float" office:value="20190923" calcext:value-type="float">
            <text:p>20190923</text:p>
          </table:table-cell>
          <table:table-cell office:value-type="string" calcext:value-type="string">
            <text:p>Η σύλληψις του τιμίου και ενδόξου προφήτου Προδρόμου και βαπτιστού Ιωάννου, Μαρτύρων Ανδρέου, Ιωάννου, Αντωνίου, Πέτρου, Ραΐδος της παρθένου, Ξανθίππης και Πολυξένης, Νεομαρτύρων Νικολάου του παντοπώλου και Ιωάννου του εκ Κονίτσης και εν Βραχωρίω αθλήσαντος</text:p>
          </table:table-cell>
          <table:table-cell office:value-type="string" calcext:value-type="string">
            <text:p>Ίρις (Ίριδα), Ξάνθιππος, Ξανθίππη (Ξανθή), Πολυξένη (Ξένη, Ξένια), Ραΐς (Ραΐδα)</text:p>
          </table:table-cell>
          <table:table-cell/>
          <table:table-cell office:value-type="string" calcext:value-type="string">
            <text:p>Παγκόσμια Ημέρα Αμφισεξουαλικότητας</text:p>
          </table:table-cell>
        </table:table-row>
        <table:table-row table:style-name="ro1">
          <table:table-cell office:value-type="float" office:value="20190924" calcext:value-type="float">
            <text:p>20190924</text:p>
          </table:table-cell>
          <table:table-cell office:value-type="string" calcext:value-type="string">
            <text:p>Ανάμνησις του εν Κυθήροις θαύματος της Θεοτόκου της «Μυρτιδιωτίσσης», Πρωτομάρτυρος Θέκλης, Αγίας Πέρσης, Νεομάρτυρος Αχμέτ του κάλφα, Οσίου Κόπριος</text:p>
          </table:table-cell>
          <table:table-cell office:value-type="string" calcext:value-type="string">
            <text:p>Θέκλα (Θέκλη), Κόπρος, Κόπρις (Κόπρη), Μυρσίνη (Αμερισούδα, Αμερσούδα, Αμέρσσα, Αμέρσα, Μέρσα, Μυρσώ), Μυρτώ (Μύρτα, Μυρτιά, Μυρτιδιώτισσα), Περσεφόνη, Πέρσης, Πέρση</text:p>
          </table:table-cell>
          <table:table-cell table:number-columns-repeated="2"/>
        </table:table-row>
        <table:table-row table:style-name="ro1">
          <table:table-cell office:value-type="float" office:value="20190925" calcext:value-type="float">
            <text:p>20190925</text:p>
          </table:table-cell>
          <table:table-cell office:value-type="string" calcext:value-type="string">
            <text:p>Μαρτύρων Παύλου, Τάττης και των τέκνων αυτών: Ευγενίου, Μαξίμου, Ρούφου καί Σαβινιανού, Οσίων Ευφροσύνης και Παφνουτίου, Θεοφίλου επισκόπου Εφέσου του ομολογητού, Βυζατήνου και Σεργίου θαυματουργού του Ρώσου</text:p>
          </table:table-cell>
          <table:table-cell office:value-type="string" calcext:value-type="string">
            <text:p>Ευφρόσυνος (Φρόσυνος), Ευφροσύνη (Ευφροσύνα, Φροσύνη, Φρόσω)</text:p>
          </table:table-cell>
          <table:table-cell table:number-columns-repeated="2"/>
        </table:table-row>
        <table:table-row table:style-name="ro1">
          <table:table-cell office:value-type="float" office:value="20190926" calcext:value-type="float">
            <text:p>20190926</text:p>
          </table:table-cell>
          <table:table-cell office:value-type="string" calcext:value-type="string">
            <text:p>Η μετάστασις του αγίου καί ενδόξου αποστόλου και ευαγγελιστού Ιωάννου του θεολόγου, Αγίου και δικαίου Γεδεών</text:p>
          </table:table-cell>
          <table:table-cell office:value-type="string" calcext:value-type="string">
            <text:p>[Ανεπίσημα] Γεδεών</text:p>
          </table:table-cell>
          <table:table-cell/>
          <table:table-cell office:value-type="string" calcext:value-type="string">
            <text:p>Παγκόσμια Ημέρα Αντισύλληψης, Ευρωπαϊκή Ημέρα Γλωσσών, Παγκόσμια Ημέρα Ναυτιλίας</text:p>
          </table:table-cell>
        </table:table-row>
        <table:table-row table:style-name="ro1">
          <table:table-cell office:value-type="float" office:value="20190927" calcext:value-type="float">
            <text:p>20190927</text:p>
          </table:table-cell>
          <table:table-cell office:value-type="string" calcext:value-type="string">
            <text:p>Αριστάρχου του Θεσσαλονικέως, Ζήνωνος επισκόπου Λαοδικείας και Μάρκου επισκόπου Βύβλου, Μεγαλομάρτυρος Καλλιστράτου, Μαρτύρων Επιχάριτος, Γαϊανής, Φιλήμονος επισκόπου και Φουρτουνιανού, Νεομάρτυρος Ακυλίνης της εν Ζαγκλιβερίω Χαλκιδικής, Οσίων Ιγνατίου και Σαβατίου του Ρώσου</text:p>
          </table:table-cell>
          <table:table-cell office:value-type="string" calcext:value-type="string">
            <text:p>Ακύλας, Ακυλίνη (Ακυλήνη, Ακυλίνα), Επίχαρις (Επιχάρια), Ζήνων (Ζένας, Ζένος, Ζηνάς, Ζήνωνας), Ζένα (Ζένια, Ζήνα, Ζηναΐδα, Ζηναΐς), Καλλίστρατος (Καλλιστράτης), Καλλιστράτη</text:p>
          </table:table-cell>
          <table:table-cell/>
          <table:table-cell office:value-type="string" calcext:value-type="string">
            <text:p>Παγκόσμια Ημέρα Τουρισμού</text:p>
          </table:table-cell>
        </table:table-row>
        <table:table-row table:style-name="ro1">
          <table:table-cell office:value-type="float" office:value="20190928" calcext:value-type="float">
            <text:p>20190928</text:p>
          </table:table-cell>
          <table:table-cell office:value-type="string" calcext:value-type="string">
            <text:p>Προφήτου Βαρούχ, Μάρτυρος Αλεξάνδρου, Μαρτύρων Αλφειού και Ζωσίμου, Ευσταθίου του Ρωμαίου και Καλλινίκου, Ηλιοδώρου, Μάρκου του ποιμένος, Νέωνος, Νίκωνος, Αλεξάνδρου, Οσίων Χαρίτωνος ομολογητού, Αυξεντίου και Νεοφύτου του Εγκλείστου των εν Κύπρ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κατά της Λύσσας</text:p>
          </table:table-cell>
        </table:table-row>
        <table:table-row table:style-name="ro1">
          <table:table-cell office:value-type="float" office:value="20190929" calcext:value-type="float">
            <text:p>20190929</text:p>
          </table:table-cell>
          <table:table-cell office:value-type="string" calcext:value-type="string">
            <text:p>Μαρτύρων Γουδελίας, Γοβδελάου, Δάδα, Δορυμέδοντος, Κασδόας, Κασδόου, Πετρωνίας, Τροφίμου, Τρύφωνος, Οσιομάρτυρος Μαλαχίου του εκ Ρόδου, Οσίου Κυριακού του Αναχωρητού</text:p>
          </table:table-cell>
          <table:table-cell office:value-type="string" calcext:value-type="string">
            <text:p>Μαλάχιος</text:p>
          </table:table-cell>
          <table:table-cell/>
          <table:table-cell office:value-type="string" calcext:value-type="string">
            <text:p>Διεθνής Ημέρα Καφέ, Παγκόσμια Ημέρα Καρδιάς</text:p>
          </table:table-cell>
        </table:table-row>
        <table:table-row table:style-name="ro1">
          <table:table-cell office:value-type="float" office:value="20190930" calcext:value-type="float">
            <text:p>20190930</text:p>
          </table:table-cell>
          <table:table-cell office:value-type="string" calcext:value-type="string">
            <text:p>Ιερομάρτυρος Γρηγορίου του θαυματουργού, Μαρτύρων Μαρδονίου, Γαϊανής, Ριψιμίας, Στρατονίκου, Οσίων Γρηγορίου και Μιχαήλ των Ρώσων</text:p>
          </table:table-cell>
          <table:table-cell office:value-type="string" calcext:value-type="string">
            <text:p>Στρατόνικος (Στρατονίκης, Στρατονίκιος, Στράτος, Στράτης), Στρατονίκη (Στρατή, Νίκη)</text:p>
          </table:table-cell>
          <table:table-cell/>
          <table:table-cell office:value-type="string" calcext:value-type="string">
            <text:p>Διεθνής Ημέρα Μετάφρασης, Διεθνής Ημέρα Βλασφημίας, Ημέρα Μνήμης των Εθνικών μας Ευεργετών</text:p>
          </table:table-cell>
        </table:table-row>
        <table:table-row table:style-name="ro1">
          <table:table-cell office:value-type="float" office:value="20191000" calcext:value-type="float">
            <text:p>20191000</text:p>
          </table:table-cell>
          <table:table-cell office:value-type="string" calcext:value-type="string">
            <text:p>Οκτώβριος</text:p>
          </table:table-cell>
          <table:table-cell table:number-columns-repeated="3"/>
        </table:table-row>
        <table:table-row table:style-name="ro1">
          <table:table-cell office:value-type="float" office:value="20191001" calcext:value-type="float">
            <text:p>20191001</text:p>
          </table:table-cell>
          <table:table-cell office:value-type="string" calcext:value-type="string">
            <text:p>Η εορτή της αγίας Σκέπης της Θεοτόκου, Σύναξις Παναγίας της «Γοργοϋπηκόου», Ρωμανού του Μελωδού, Αγίου Ανανίου επισκόπου Δαμασκού, Οσιομάρτυρος Μιχαήλ, Μάρτυρος Δομνίνου του εκ Θεσσαλονίκης, Οσίων Ιωάννου πρωτοψάλτου του Κουκουζέλη, Γρηγορίου δομεστίκου του μελωδού και Σάβα του Ρώσου</text:p>
          </table:table-cell>
          <table:table-cell office:value-type="string" calcext:value-type="string">
            <text:p>Ανανίας (Νίνος), Θηρεσίας (Τηρεσίας), Θηρεσία (Τηρεσία), Ρωμανός (Μπόρις, Μπόρισος), Ρωμάνα (Ρωμανή)</text:p>
          </table:table-cell>
          <table:table-cell/>
          <table:table-cell office:value-type="string" calcext:value-type="string">
            <text:p>Παγκόσμια Ημέρα Ηλικιωμένων, Παγκόσμια Ημέρα Χορτοφαγίας, Παγκόσμια Ημέρα Σάκε, Ημέρα ανεξαρτησίας της Κυπριακής Δημοκρατίας</text:p>
          </table:table-cell>
        </table:table-row>
        <table:table-row table:style-name="ro1">
          <table:table-cell office:value-type="float" office:value="20191002" calcext:value-type="float">
            <text:p>20191002</text:p>
          </table:table-cell>
          <table:table-cell office:value-type="string" calcext:value-type="string">
            <text:p>Κυπριανού επισκόπου Καρθαγένης και Ιουστίνης της παρθένου, Μάρτυρος Θεοδώρου του Γαβρά, Νεομάρτυρος Γεωργίου του Χατζή, Οσίου Θεοφίλου</text:p>
          </table:table-cell>
          <table:table-cell office:value-type="string" calcext:value-type="string">
            <text:p>Ιουστινιανός (Ιουστίνος), Ιουστινιανή (Γιούστα, Γιουστίνα, Γιουστίνη, Ιούστα, Ιουστίνα, Ιουστίνη), Κυπριανός, Κυπριανή</text:p>
          </table:table-cell>
          <table:table-cell/>
          <table:table-cell office:value-type="string" calcext:value-type="string">
            <text:p>Διεθνής Ημέρα Μη Βίας, Παγκόσμια Ημέρα Εγκεφαλικής Παράλυσης</text:p>
          </table:table-cell>
        </table:table-row>
        <table:table-row table:style-name="ro1">
          <table:table-cell office:value-type="float" office:value="20191003" calcext:value-type="float">
            <text:p>20191003</text:p>
          </table:table-cell>
          <table:table-cell office:value-type="string" calcext:value-type="string">
            <text:p>Ιερομαρτύρων Διονυσίου του Αρεοπαγίτου επισκόπου και πολιούχου Αθηνών και των μαθητών αυτού και μαρτύρων Ρουστικού, Ελευθερίου και Δαμάριδος, Διονυσίου αρχιεπισκόπου Αλεξανδρείας και των μαθητών αυτού καί διακόνων: Φαύστου, Γαίου, Ευσεβίου και Χαιρήμονος, Οσίου Ιωάννου του Χοζεβίτου επισκόπου Καισαρείας Παλαιστίνης, Μαρτύρων Θεαγένους, Θεοκτίστου καί Θεοτέκνου</text:p>
          </table:table-cell>
          <table:table-cell office:value-type="string" calcext:value-type="string">
            <text:p>Διονύσιος (Διονύσης, Νιόνιος, Ντένης, Νύσης), Διονυσία (Νύσα, Ντενίζ, Σίσσυ)</text:p>
          </table:table-cell>
          <table:table-cell table:number-columns-repeated="2"/>
        </table:table-row>
        <table:table-row table:style-name="ro1">
          <table:table-cell office:value-type="float" office:value="20191004" calcext:value-type="float">
            <text:p>20191004</text:p>
          </table:table-cell>
          <table:table-cell office:value-type="string" calcext:value-type="string">
            <text:p>Αγίου Ιεροθέου του Αρεοπαγίτου πρώτου επισκόπου Αθηνών, Ιερομάρτυρος Πέτρου, Μαρτύρων Αδαύκτου και Καλλισθένης, Δομνίνης και των θυγατέρων αυτής Βερίνης και Προσδόκης, Οσίων Αμμούν του Αιγυπτίου, Θεοδώρου του Ταμασού και Ιωάννου του λαμπαδιστού των εν Κύπρω</text:p>
          </table:table-cell>
          <table:table-cell office:value-type="string" calcext:value-type="string">
            <text:p>Βερίνα (Βέρα, Βερίνη, Βερούλα, Βερούλη), <text:s/>Ιερόθεος (Ιεροθέα, Ιεροθέη), Καλλισθένης, Καλλισθένη</text:p>
          </table:table-cell>
          <table:table-cell/>
          <table:table-cell office:value-type="string" calcext:value-type="string">
            <text:p>Παγκόσμια Ημέρα των Ζώων</text:p>
          </table:table-cell>
        </table:table-row>
        <table:table-row table:style-name="ro1">
          <table:table-cell office:value-type="float" office:value="20191005" calcext:value-type="float">
            <text:p>20191005</text:p>
          </table:table-cell>
          <table:table-cell office:value-type="string" calcext:value-type="string">
            <text:p>Ιερομάρτυρος Ερμογένους του θαυματουργού του εν Κύπρω, Μαρτύρων Χαριτίνης και Μαμέλχθης, Οσίων Ιωάννου επισκόπου Ευχαϊτών, Επιφανίου (Κυθραίας) και Επιφανίου (Κούρδακα) των εν Κύπρω, Ευδοκίμου νεοφανούς του Βατοπεδινού, Πέτρου, Αλεξίου και Ιωνά των θαυματουργών μητροπολιτών Μόσχας, Μεθοδίας της εν Κιμώλω</text:p>
          </table:table-cell>
          <table:table-cell office:value-type="string" calcext:value-type="string">
            <text:p>Χαριτίων (Χαρίτος, Χαρίτων, Χαρίτωνας), Χαριτίνη (Τίνα, Χαρά, Χάρις, Χαρίτη, Χαριτίνα)</text:p>
          </table:table-cell>
          <table:table-cell/>
          <table:table-cell office:value-type="string" calcext:value-type="string">
            <text:p>Παγκόσμια Ημέρα Εκπαιδευτικών, Πανευρωπαϊκή Γιορτή των Πουλιών</text:p>
          </table:table-cell>
        </table:table-row>
        <table:table-row table:style-name="ro1">
          <table:table-cell office:value-type="float" office:value="20191006" calcext:value-type="float">
            <text:p>20191006</text:p>
          </table:table-cell>
          <table:table-cell office:value-type="string" calcext:value-type="string">
            <text:p>Θωμά αποστόλου, Μάρτυρος Ερωτηίδος της παρθένου, Οσιομάρτυρος Μακαρίου του νέου του εκ Κίου, Οσίων Κενδέα του θαυματουργού, Ιλαρίωνος του νέου, Ιωάννου, Ιωσήφ, Καλαντίου (ή Καλλαντίωνος), Κασσιανού (της Γλυφάς) και Κασσιανού (της Αξύλου) των εν Κύπρω</text:p>
          </table:table-cell>
          <table:table-cell office:value-type="string" calcext:value-type="string">
            <text:p>Έρως (Έρωτας), Ερωτηΐς (Ερατώ, Ερωτηΐδα, Τέτη), Θωμάς (Τόμας), Θωμαΐς (Θωμαή, Θωμαΐδα)</text:p>
          </table:table-cell>
          <table:table-cell/>
          <table:table-cell office:value-type="string" calcext:value-type="string">
            <text:p>Πανευρωπαϊκή Γιορτή των Πουλιών</text:p>
          </table:table-cell>
        </table:table-row>
        <table:table-row table:style-name="ro1">
          <table:table-cell office:value-type="float" office:value="20191007" calcext:value-type="float">
            <text:p>20191007</text:p>
          </table:table-cell>
          <table:table-cell office:value-type="string" calcext:value-type="string">
            <text:p>Ιερομαρτύρων Πολυχρονίου, Ιουλιανού και Καισαρίου διακόνου, Μαρτύρων Σεργίου και Βάκχου, Ευσεβίου πρεσβυτέρου και Φήλικος, Οσίων Λεοντίου του υπατικού και Ιωάννου ερημίτου, Σεργίου του Ρώσου</text:p>
          </table:table-cell>
          <table:table-cell office:value-type="string" calcext:value-type="string">
            <text:p>Βάκχος, Βάκχη (Βακχία), Πολυχρόνιος (Πολυχρόνης, Χρόνης), Πολυχρονία, Σέργιος, Σεργία (Σεργιανή)</text:p>
          </table:table-cell>
          <table:table-cell/>
          <table:table-cell office:value-type="string" calcext:value-type="string">
            <text:p>Παγκόσμια Ημέρα για την αξιοπρεπή εργασία, Παγκόσμια Ημέρα Κατοικίας, Παγκόσμια Ημέρα Αρχιτεκτονικής</text:p>
          </table:table-cell>
        </table:table-row>
        <table:table-row table:style-name="ro1">
          <table:table-cell office:value-type="float" office:value="20191008" calcext:value-type="float">
            <text:p>20191008</text:p>
          </table:table-cell>
          <table:table-cell office:value-type="string" calcext:value-type="string">
            <text:p>Ιερομάρτυρος Αρτέμονος πρεσβυτέρου εν Λαοδικεία, Μάρτυρος Πελαγίας της παρθένου, Οσιομάρτυρος Ιγνατίου του νέου του εκ Ζαγοράς, Οσίων Πελαγίας της από εταιρίδων και Ταϊσίας της πρώην πόρνης</text:p>
          </table:table-cell>
          <table:table-cell office:value-type="string" calcext:value-type="string">
            <text:p>Πελάγιος (Πελαγής), Πελαγία (Πελαγίνα, Πελαγιώ)</text:p>
          </table:table-cell>
          <table:table-cell table:number-columns-repeated="2"/>
        </table:table-row>
        <table:table-row table:style-name="ro1">
          <table:table-cell office:value-type="float" office:value="20191009" calcext:value-type="float">
            <text:p>20191009</text:p>
          </table:table-cell>
          <table:table-cell office:value-type="string" calcext:value-type="string">
            <text:p>Αποστόλου Ιακώβου του Αλφαίου, Μαρτύρων Φήλικος πρεσβυτέρου και Ευσεβίου διακόνου, Του αγίου και δικαίου προπάτορος Αβραάμ του Πατριάρχου και Λωτ του ανεψιού αυτού, Οσίων Ανδρονίκου και Αθανασίας, Πέτρου (Λέοντος) και Ποπλίας διακονίσσης της ομολογητρίας</text:p>
          </table:table-cell>
          <table:table-cell office:value-type="string" calcext:value-type="string">
            <text:p>Λωτ (Λοτ)</text:p>
          </table:table-cell>
          <table:table-cell/>
          <table:table-cell office:value-type="string" calcext:value-type="string">
            <text:p>Παγκόσμια Ημέρα Ταχυδρομείων</text:p>
          </table:table-cell>
        </table:table-row>
        <table:table-row table:style-name="ro1">
          <table:table-cell office:value-type="float" office:value="20191010" calcext:value-type="float">
            <text:p>20191010</text:p>
          </table:table-cell>
          <table:table-cell office:value-type="string" calcext:value-type="string">
            <text:p>Αγίων Ευλαμπίου και Ευλαμπίας των αδελφών, Οσίων Βασσιανού, Θεοφίλου και Λογγίνου</text:p>
          </table:table-cell>
          <table:table-cell office:value-type="string" calcext:value-type="string">
            <text:p>Ευλάμπιος (Ευλάμπης, Λάμπης), Ευλαμπία (Ευλαμπή, Ευλάμπω, Λαμπή, Λαμπίνα, Λαμπία, Λάμπω)</text:p>
          </table:table-cell>
          <table:table-cell/>
          <table:table-cell office:value-type="string" calcext:value-type="string">
            <text:p>Παγκόσμια Ημέρα Ψυχικής Υγείας, Παγκόσμια Ημέρα κατά της Θανατικής Ποινής, Παγκόσμια Ημέρα Όρασης (Κατά της Τύφλωσης)</text:p>
          </table:table-cell>
        </table:table-row>
        <table:table-row table:style-name="ro1">
          <table:table-cell office:value-type="float" office:value="20191011" calcext:value-type="float">
            <text:p>20191011</text:p>
          </table:table-cell>
          <table:table-cell office:value-type="string" calcext:value-type="string">
            <text:p>Φιλίππου εκ των επτά διακόνων του εν Τράλλεσιν (Άϊδινίω) της Μικράς Ασίας μαρτυρήσαντος, Οσίων Ζηναΐδος και Φιλονίλλης, Οσίων Θεοφάνους Γραπτού του ομολογητού, επισκόπου Νικαίας, Αρσακίου, Αρσενίου, Νεκταρίου, Σισινίου και Φιλοθέου, Πατριαρχών Κωνσταντινουπόλεως, Θεοφάνους επισκόπου Σολέας και Ιωνά του εν Περγάμω της Κύπρου</text:p>
          </table:table-cell>
          <table:table-cell office:value-type="string" calcext:value-type="string">
            <text:p>[Ανεπίσημα] Φίλων (Φίλωνας), Φιλονίλλη</text:p>
          </table:table-cell>
          <table:table-cell/>
          <table:table-cell office:value-type="string" calcext:value-type="string">
            <text:p>Παγκόσμια Ημέρα Αυγού</text:p>
          </table:table-cell>
        </table:table-row>
        <table:table-row table:style-name="ro1">
          <table:table-cell office:value-type="float" office:value="20191012" calcext:value-type="float">
            <text:p>20191012</text:p>
          </table:table-cell>
          <table:table-cell office:value-type="string" calcext:value-type="string">
            <text:p>Οσίου Θεοδότου επισκόπου Εφέσου, Συμεώνος του νέου θεολόγου, Επικτήτου (Αρσινοίτου) του εν Κύπρω και των εν αυτή ασκητών: Βαλαντίου, Βαρλαάμ, Βαρνάβα, Βαρνάβα μοναχού, Βασιλείου επισκόπου, Γεωργίου (Βαβατσινιώτη), Γεωργίου (Επιτηδεώτου), Γεωργίου (Περαχωρίτου), Γεωργίου (του Σαλαμάνου), Δημητριανού επισκόπου (εις Πέραν), Ειρηνικού (ή Αρνιακού), Ελπιδίου, Επαφροδίτου, Θεοσεβίου και Ιάσονος επισκόπου Δαμασκού, Μαρτύρων Πρόβου, Ταράχου και Ανδρονίκου, Αναστασίας της παρθένου, Ανδρομάχης και Ανδρομάχου, Ανθίας, Διόδωρου, Δομνίνης, Δωροθέου, Ιουβεντίνου, Μαξίμου, Μαλφεθά</text:p>
          </table:table-cell>
          <table:table-cell office:value-type="string" calcext:value-type="string">
            <text:p>Ανδρόμαχος (Μάχος), Ανδρομάχη (Μάχη), Βαλάντιος (Βαλάντης), Βαλαντία (Βαλάντω)</text:p>
          </table:table-cell>
          <table:table-cell/>
          <table:table-cell office:value-type="string" calcext:value-type="string">
            <text:p>Παγκόσμια Ημέρα κατά της Αρθρίτιδας, Παγκόσμια Ημέρα Ξενώνων και Παρηγορητικής Φροντίδας</text:p>
          </table:table-cell>
        </table:table-row>
        <table:table-row table:style-name="ro1">
          <table:table-cell office:value-type="float" office:value="20191013" calcext:value-type="float">
            <text:p>20191013</text:p>
          </table:table-cell>
          <table:table-cell office:value-type="string" calcext:value-type="string">
            <text:p>Ιερομαρτύρων Κάρπου και Παπύλου, Αγαθοδώρου και Αγαθονίκης, Αντιγόνου, Βενιαμίν του διακόνου, Διοκλητιανού, Διοσκόρου, και Φλωρεντίου του Θεσσαλονικέως, Νεομάρτυρος Χρυσής της εις Σλάτεινα της Βουλγαρίας αθλησάσης, Οσίου και ομολογητού Νικήτα του πατρικίου</text:p>
          </table:table-cell>
          <table:table-cell office:value-type="string" calcext:value-type="string">
            <text:p>Αγαθόνικος, Αγαθονίκη (Νίκη), Καρπός, Φλωρέντιος (Φλορέντζος, Φλωρέντης, Φλωρέντος, Φλορέντσος), Φλωρεντία (Ντία, Φλωρένα, Φλωρένσα, Φλωρέντα, Φλωρέντζα, Φλώρινα), Χρυσή (Σήλια, Χρύσα, Χρυσαλία, Χρυσούλα)</text:p>
          </table:table-cell>
          <table:table-cell/>
          <table:table-cell office:value-type="string" calcext:value-type="string">
            <text:p>Διεθνής Ημέρα Μείωσης των Φυσικών Καταστροφών</text:p>
          </table:table-cell>
        </table:table-row>
        <table:table-row table:style-name="ro1">
          <table:table-cell office:value-type="float" office:value="20191014" calcext:value-type="float">
            <text:p>20191014</text:p>
          </table:table-cell>
          <table:table-cell office:value-type="string" calcext:value-type="string">
            <text:p>Ιερομάρτυρος Σιλβανού, Μεγαλομαρτύρων Γερβασίου και Ναζαρίου, Κελσίου και Προτασίου, Πέτρου του Αυσελάμου, Κοσμά του ποιητού του Αγιοπολίτου, Οσίων Γρηγορίου επισκόπου Άσσου (Μυτιλήνης), Θεράποντος επισκόπου Αλαμανίας, Ιγνατίου (του Αγαλλιανού) επισκόπου Μηθύμνης, Ιωάννου επισκόπου Δαμασκού και Νικολάου απλού του Ρώσου, Οσίας Παρασκευής της νέας της Επιβατινής</text:p>
          </table:table-cell>
          <table:table-cell office:value-type="string" calcext:value-type="string">
            <text:p>Γερβάσιος, Γερβασία, Ιγνάτιος (Ιγνάτης), Ιγνατία, Ναζάριος</text:p>
          </table:table-cell>
          <table:table-cell/>
          <table:table-cell office:value-type="string" calcext:value-type="string">
            <text:p>Παγκόσμια Ημέρα Προτύπων (Τυποποίησης), Παγκόσμια Ημέρα Δωρεάς Οργάνων Σώματος και Μεταμοσχεύσεων</text:p>
          </table:table-cell>
        </table:table-row>
        <table:table-row table:style-name="ro1">
          <table:table-cell office:value-type="float" office:value="20191015" calcext:value-type="float">
            <text:p>20191015</text:p>
          </table:table-cell>
          <table:table-cell office:value-type="string" calcext:value-type="string">
            <text:p>Λουκιανού πρεσβυτέρου Αντιοχείας, Οσίων Σαβίνου επισκόπου Κύπρου και Βάρσου επισκόπου Εδέσσης του ομολογητού, Οσίου Ευθυμίου του νέου</text:p>
          </table:table-cell>
          <table:table-cell office:value-type="string" calcext:value-type="string">
            <text:p>Λουκιανός, Λουκιανή</text:p>
          </table:table-cell>
          <table:table-cell/>
          <table:table-cell office:value-type="string" calcext:value-type="string">
            <text:p>Διεθνής Ημέρα του Λευκού Μπαστουνιού, Παγκόσμια Ημέρα Πλυσίματος Χεριών</text:p>
          </table:table-cell>
        </table:table-row>
        <table:table-row table:style-name="ro1">
          <table:table-cell office:value-type="float" office:value="20191016" calcext:value-type="float">
            <text:p>20191016</text:p>
          </table:table-cell>
          <table:table-cell office:value-type="string" calcext:value-type="string">
            <text:p>Μάρτυρος Λογγίνου του εκατοντάρχου του φρουρήσαντος τον Κύριον επί του Σταυρού και εν τω Τάφω, Μαρτύρων Δομετίου, Δομνίνου, Λεοντίου και Τερεντίου, Οσίων Μαλλού καί Σαβίνου</text:p>
          </table:table-cell>
          <table:table-cell office:value-type="string" calcext:value-type="string">
            <text:p>[Ανεπίσημα] Λογγίνος (Λονγκίνος)</text:p>
          </table:table-cell>
          <table:table-cell/>
          <table:table-cell office:value-type="string" calcext:value-type="string">
            <text:p>Παγκόσμια Ημέρα Διατροφής, Παγκόσμια Ημέρα Σπονδυλικής Στήλης, Παγκόσμια Ημέρα Άρτου</text:p>
          </table:table-cell>
        </table:table-row>
        <table:table-row table:style-name="ro1">
          <table:table-cell office:value-type="float" office:value="20191017" calcext:value-type="float">
            <text:p>20191017</text:p>
          </table:table-cell>
          <table:table-cell office:value-type="string" calcext:value-type="string">
            <text:p>Προφήτου Ωσηέ, Οσιομάρτυρος Ανδρέου του εν τη «Κρίσει», Μαρτύρων Λεοντίου, Ανθίμου και Ευπρεπίου, Αντιγόνου, Θεοφάνους, Λουκιανού, Νικομήδους και Τερεντίου, Κοσμά του εν Γεωργία, Οσίων Ισιδώρας και Νεοφήτης</text:p>
          </table:table-cell>
          <table:table-cell office:value-type="string" calcext:value-type="string">
            <text:p>Αντίγονος, Αντιγόνη (Γόνη), Ευπρέπιος (Ευπρέπειος, Ευπρεπής), Ευπρεπία</text:p>
          </table:table-cell>
          <table:table-cell/>
          <table:table-cell office:value-type="string" calcext:value-type="string">
            <text:p>Διεθνής Ημέρα για την Εξάλειψη της Φτώχειας, Παγκόσμια Ημέρα Μυοσκελετικού Τραύματος</text:p>
          </table:table-cell>
        </table:table-row>
        <table:table-row table:style-name="ro1">
          <table:table-cell office:value-type="float" office:value="20191018" calcext:value-type="float">
            <text:p>20191018</text:p>
          </table:table-cell>
          <table:table-cell office:value-type="string" calcext:value-type="string">
            <text:p>Αποστόλου και ευαγγελιστού Λουκά, Των αγίων 40 Μαρτύρων των παίδων και Μαρίνου του γέροντος, Νεομαρτύρων Γαβριήλ και Κερμιδώλη των εν Αιγύπτω, Οσίων Ιουλιανού του εν Ευφράτη, Θεοδώρου και Συμεώνος των Θεσσαλονικέων κτιτόρων της ιεράς μονής του «Μεγάλου Σπηλαίου» εν Καλαβρύτοις και Ευφροσύνης της ποιμενίδος</text:p>
          </table:table-cell>
          <table:table-cell office:value-type="string" calcext:value-type="string">
            <text:p>Λουκάς, Λουκία, Μαρίνος, Μαρίνη (Μαρίνα)</text:p>
          </table:table-cell>
          <table:table-cell table:number-columns-repeated="2"/>
        </table:table-row>
        <table:table-row table:style-name="ro1">
          <table:table-cell office:value-type="float" office:value="20191019" calcext:value-type="float">
            <text:p>20191019</text:p>
          </table:table-cell>
          <table:table-cell office:value-type="string" calcext:value-type="string">
            <text:p>Προφήτου Ιωήλ, Ιερομάρτυρος Σαδώθ εν Περσία, Μαρτύρων Ευσεβίου, Φίλωνος, Ουάρου, Ιερομάρτυρος Μνάσωνος επισκόπου Ταμασού, Οσίων Ιωάννου και Λεοντίου του φιλοσόφου, Οσίας Κλεοπάτρας</text:p>
          </table:table-cell>
          <table:table-cell office:value-type="string" calcext:value-type="string">
            <text:p>Κλεοπάτρα (Κλειώ, Πάτρα, Πατρίτσα), Φήλιξ (Φίληξ, Φίληκας), Φίληξα (Φιλήκη)</text:p>
          </table:table-cell>
          <table:table-cell table:number-columns-repeated="2"/>
        </table:table-row>
        <table:table-row table:style-name="ro1">
          <table:table-cell office:value-type="float" office:value="20191020" calcext:value-type="float">
            <text:p>20191020</text:p>
          </table:table-cell>
          <table:table-cell office:value-type="string" calcext:value-type="string">
            <text:p>Γερασίμου του νέου ασκητού εν Κεφαλληνία, Μεγαλομάρτυρος Αρτεμίου, Μαρτύρων Αντωνίου, Γερμανού, Ζεβινά, Νικηφόρου. Εβόρη και Ενόης, Μαναθώς της παρθένου, Οσίου Βασιλείου μητροπολίτου Τραπεζούντας, Οσίας Ματρώνης της Χιοπολίτιδος</text:p>
          </table:table-cell>
          <table:table-cell office:value-type="string" calcext:value-type="string">
            <text:p>Αρτέμιος (Αρτέμης), Άρτεμις (Αρτέμη, Αρτεμία, Αρτέμιδα, Αρτεμισία), Γεράσιμος (Μάκης, Μικές, Μίκης), Γερασιμίνα (Μήνα, Μίνα), Ενόη, Κερασιά (Κερασία), Ματρώνα (Ματρόνα), Ντιάνα (Διάνα)</text:p>
          </table:table-cell>
          <table:table-cell/>
          <table:table-cell office:value-type="string" calcext:value-type="string">
            <text:p>Παγκόσμια Ημέρα Οστεοπόρωσης, Παγκόσμια Ημέρα Στατιστικών, Διεθνής Ημέρα Ελεγκτών Εναέριας Κυκλοφορίας</text:p>
          </table:table-cell>
        </table:table-row>
        <table:table-row table:style-name="ro1">
          <table:table-cell office:value-type="float" office:value="20191021" calcext:value-type="float">
            <text:p>20191021</text:p>
          </table:table-cell>
          <table:table-cell office:value-type="string" calcext:value-type="string">
            <text:p>Οσίου Χριστοδούλου του εν Πάτμω, Ιερομαρτύρων Σωκράτους πρεσβυτέρου εν Αγκύρα και Θεοδότης, Μαρτύρων Αζή, Γαΐου, Δασίου και Ζωτικού, Οσίων Ευκράτους και Ζαχαρίου, Πλαντίνου, Ανδρέου και Παύλου, Πέτρου και Στεφάνου των νεοφανών, Νεομάρτυρος Ιωάννου του εκ Γουβών (Μονεμβασίας) και εν Λαρίση αθλήσαντος, Οσίων Ιακώβου, Ιλαρίωνος του Μεγάλου, Βαρούχ, Φιλόθεου του εν Άθω, Βαρνάβα και Ιλαρίωνος των εν Περιστερώνα Μόρφου Κύπρου, Ιλαρίωνος του Ρώσου</text:p>
          </table:table-cell>
          <table:table-cell office:value-type="string" calcext:value-type="string">
            <text:p>Εύκρατος (Ευκρατάς, Ευκράτης), Ευκρατία (Ευκρασία), Ορσαλία (Ούρσουλα), Σωκράτης, Σωκρατία (Σωκρατίνα), Χριστόδουλος, Χριστοδούλη (Χριστοδούλα)</text:p>
          </table:table-cell>
          <table:table-cell table:number-columns-repeated="2"/>
        </table:table-row>
        <table:table-row table:style-name="ro1">
          <table:table-cell office:value-type="float" office:value="20191022" calcext:value-type="float">
            <text:p>20191022</text:p>
          </table:table-cell>
          <table:table-cell office:value-type="string" calcext:value-type="string">
            <text:p>Αβερκίου επισκόπου Ιεραπόλεως, Ιερομάρτυρος Αλεξάνδρου επισκόπου και Ηρακλείου, Μαρτύρων Γλυκερίας, Θεοδότης, Άννης και Ελισάβετ, Των εν Εφέσω αγίων Επτά Παίδων: Αντωνίνου, Διονυσίου, Εξακουστωδιανού, Ιαμβλίχου, Κωνσταντίνου, Μαξιμιλιανού και Μαρτινιανού, Ευλαλίου επισκόπου Λαμπούσης (Λαπήθου) Κύπρου, Οσίων Λώτ και Ρούφου</text:p>
          </table:table-cell>
          <table:table-cell office:value-type="string" calcext:value-type="string">
            <text:p>Αβέρκιος, Αβερκία</text:p>
          </table:table-cell>
          <table:table-cell table:number-columns-repeated="2"/>
        </table:table-row>
        <table:table-row table:style-name="ro1">
          <table:table-cell office:value-type="float" office:value="20191023" calcext:value-type="float">
            <text:p>20191023</text:p>
          </table:table-cell>
          <table:table-cell office:value-type="string" calcext:value-type="string">
            <text:p>Αποστόλου Ιακώβου του αδελφοθέου πρώτου επισκόπου Ιεροσολύμων, Ιγνατίου Πατριάρχου Κωνσταντινουπόλεως, Νεομάρτυρος Ιωάννου του Ηπειρώτου, Οσίων Μακαρίου του Ρωμαίου, Νικηφόρου, Πετρωνίου και Ιακώβου του Ρώσου</text:p>
          </table:table-cell>
          <table:table-cell office:value-type="string" calcext:value-type="string">
            <text:p>Ιακώβ (Ιάκωβος), Ιακωβίνα (Ζακελίνα)</text:p>
          </table:table-cell>
          <table:table-cell table:number-columns-repeated="2"/>
        </table:table-row>
        <table:table-row table:style-name="ro1">
          <table:table-cell office:value-type="float" office:value="20191024" calcext:value-type="float">
            <text:p>20191024</text:p>
          </table:table-cell>
          <table:table-cell office:value-type="string" calcext:value-type="string">
            <text:p>Πρόκλου πατριάρχου Κωνσταντινουπόλεως, Ιερομάρτυρος Ακακίου, Μεγαλομάρτυρος Αρέθα, Μαρτύρων Μάρκου, Νέρδωνος, Ουαλλεντίνου, Σεβαστιανής και Σωτηρίχου, Οσίου Αρέθα του Ρώσου</text:p>
          </table:table-cell>
          <table:table-cell office:value-type="string" calcext:value-type="string">
            <text:p>Σεβαστιανός (Σεβαστίνος, Σεβαστός, Σέβης, Σέβος), Σεβαστιανή (Σεβαστή, Σεβαστινή, Σέβη)</text:p>
          </table:table-cell>
          <table:table-cell/>
          <table:table-cell office:value-type="string" calcext:value-type="string">
            <text:p>Ημέρα του ΟΗΕ, Μεσογειακή Ημέρα Ακτών</text:p>
          </table:table-cell>
        </table:table-row>
        <table:table-row table:style-name="ro1">
          <table:table-cell office:value-type="float" office:value="20191025" calcext:value-type="float">
            <text:p>20191025</text:p>
          </table:table-cell>
          <table:table-cell office:value-type="string" calcext:value-type="string">
            <text:p>Μαρτύρων Αναστασίου, Βασιλείου, Διοδώρου, Κλαυδιανού και Λουκιανού, Μαρκιανού και Μαρτυρίου των νοταρίων, Νικηφόρου, Ουαλλερίνου, Ουαλλερίου, Παπία, Πολυκάρπου, Σαβίνου, Στεφάνου, Φαύστου, Φιλαδέλφου και Χρυσάφου, Οσίων Γεωργίου επισκόπου του ποιητού, Φιλαδέλφου, Πολυκάρπου και Μακαρίου επισκόπου Πάφου, Ταβιθάς της ελεήμονος της εν Ιόππη, Ουάρου εν Αιγύπτω, Χρυσάνθης</text:p>
          </table:table-cell>
          <table:table-cell office:value-type="string" calcext:value-type="string">
            <text:p>Χρύσανθος, Χρυσανθίς (Χρυσάνθη), Χρυσάφιος (Χρυσάφης), Χρυσαφένια (Φένια, Χρύσα)</text:p>
          </table:table-cell>
          <table:table-cell/>
          <table:table-cell office:value-type="string" calcext:value-type="string">
            <text:p>Παγκόσμια Ημέρα Ζυμαρικών</text:p>
          </table:table-cell>
        </table:table-row>
        <table:table-row table:style-name="ro1">
          <table:table-cell office:value-type="float" office:value="20191026" calcext:value-type="float">
            <text:p>20191026</text:p>
          </table:table-cell>
          <table:table-cell office:value-type="string" calcext:value-type="string">
            <text:p>Μεγαλομάρτυρος Δημητρίου του μυροβλύτου και θαυματουργού, Μαρτύρων Γλύκωνος, Λεπτίνας και Λεωντίνης, Οσίων Βασιλείου, Ιωάσαφ του μάρτυρος, Λεοντίου και Λεοντίου των εν Άθω, Αρτεμιδώρου, Μνήμη του Μεγάλου Σεισμού, Ανακομιδή λειψάνων Νεομάρτυρος Γεωργίου</text:p>
          </table:table-cell>
          <table:table-cell office:value-type="string" calcext:value-type="string">
            <text:p>Γλύκων (Γλυκός), Γλύκα (Γλυκή), Δημήτριος (Δημήτρης, Δημητρός, Δήμος, Μήτρος, Μητσάκος, Μίμης, Τζίμης), Δήμητρα (Δημητρία, Μιμή, Μιμίκα, Ντίμι), Λέπτινος, Λεπτίνα</text:p>
          </table:table-cell>
          <table:table-cell/>
          <table:table-cell office:value-type="string" calcext:value-type="string">
            <text:p>Παγκόσμια Ημέρα των Τεχνών του Δρόμου και της Ελεύθερης Έκφρασης στο Δημόσιο Χώρο</text:p>
          </table:table-cell>
        </table:table-row>
        <table:table-row table:style-name="ro1">
          <table:table-cell office:value-type="float" office:value="20191027" calcext:value-type="float">
            <text:p>20191027</text:p>
          </table:table-cell>
          <table:table-cell office:value-type="string" calcext:value-type="string">
            <text:p>Μαρτύρων Νέστορος, Μαβριανού και Βαλεντίνου, Κυριακού (Κυρηλιανού) πατριάρχου Κωνσταντινουπόλεως, Πρόκλης συζύγου του Πιλάτου, Ερωτηίδος και Καπετωλίνης, Οσίου Νέστορος χρονογράφου του Ρώσου</text:p>
          </table:table-cell>
          <table:table-cell office:value-type="string" calcext:value-type="string">
            <text:p>Λούππος (Λούππης), Νέστωρ (Νέστορας), Νεστορία</text:p>
          </table:table-cell>
          <table:table-cell/>
          <table:table-cell office:value-type="string" calcext:value-type="string">
            <text:p>Γιορτή της Ελληνικής Σημαίας</text:p>
          </table:table-cell>
        </table:table-row>
        <table:table-row table:style-name="ro1">
          <table:table-cell office:value-type="float" office:value="20191028" calcext:value-type="float">
            <text:p>20191028</text:p>
          </table:table-cell>
          <table:table-cell office:value-type="string" calcext:value-type="string">
            <text:p>Της φωτοφώρου Σκέπης της υπεραγίας Δεσποίνης ημών Θεοτόκου και αειπαρθένου Μαρίας, Ιερομαρτύρων Κυριακού και Αθανασίου του εκ Σπάρτης Ατταλείας, Μαρτύρων Τερεντίου και Νεονίλλης και των τέκνων αυτών, Μαρτύρων Αφρικανού, Μαξίμου, Τερεντίου, Πομπηίου, Φωκά και των 36 συν αυτών, Των αγίων τεσσάρων Νεομαρτύρων των εν Ρεθύμνη: Αγγελή, Γεωργίου, Μανουήλ και Νικολάου, Αθανασίου του νέου Πατριάρχου Κωνσταντινουπόλεως, Στεφάνου επισκόπου του Σαβαΐτου, Φιρμιλιανού επισκόπου Καισαρείας και Μελχίωνος πρεσβυτέρου, Αρσενίου αρχιεπισκόπου Σερβίας, Φεβρωνίας, Νεομαρτύρων Αγγελή, Μανουήλ, Γεωργίου και Νικολάου, Αβραμίου Επισκόπου, Θεοφίλου Ιερομάρτυρα, Abban, Lioba, Διομήδους</text:p>
          </table:table-cell>
          <table:table-cell office:value-type="string" calcext:value-type="string">
            <text:p>Βήλη (Βίλια), Ευνίκη (Ευνίκα, Νίκη)</text:p>
          </table:table-cell>
          <table:table-cell office:value-type="string" calcext:value-type="string">
            <text:p>Επίσημη αργία: Επέτειος του Όχι</text:p>
          </table:table-cell>
          <table:table-cell office:value-type="string" calcext:value-type="string">
            <text:p>Διεθνής Ημέρα Κινουμένου Σχεδίου</text:p>
          </table:table-cell>
        </table:table-row>
        <table:table-row table:style-name="ro1">
          <table:table-cell office:value-type="float" office:value="20191029" calcext:value-type="float">
            <text:p>20191029</text:p>
          </table:table-cell>
          <table:table-cell office:value-type="string" calcext:value-type="string">
            <text:p>Οσιομάρτυρος Αναστασίας της Ρωμαίας, Οσιομάρτυρος Τιμοθέου του Αγιορείτου, Μαρτύρων Βάσσης, Κυρίλλου, Μελιτηνής, Μιναίου, Μίνη και Σάββα του στρατηλάτου, Οσίων Αβραμίου και Μαρίας, Διομήδους του εν Λευκωσία, Στεφάνου, Αβραμίου του Ρώσου, Άννας Οσίας, Αθανασίου Ιερομάρτυρα, Τιμοθέου Εσφιγμενίτη, Αβραμίου Αρχιμανδρίτη</text:p>
          </table:table-cell>
          <table:table-cell office:value-type="string" calcext:value-type="string">
            <text:p>Αβραάμ, Αβραμία, Μελιτίων (Μελίτης, Μελιτίνος, Μελίτος), Μελιτίνη (Μελίνα, Μελίτα, Μελίτη, Μελιτίνα)</text:p>
          </table:table-cell>
          <table:table-cell/>
          <table:table-cell office:value-type="string" calcext:value-type="string">
            <text:p>Παγκόσμια Ημέρα Ψωρίασης, Παγκόσμια Ημέρα Εγκεφαλικών</text:p>
          </table:table-cell>
        </table:table-row>
        <table:table-row table:style-name="ro1">
          <table:table-cell office:value-type="float" office:value="20191030" calcext:value-type="float">
            <text:p>20191030</text:p>
          </table:table-cell>
          <table:table-cell office:value-type="string" calcext:value-type="string">
            <text:p>Αποστόλων εκ των Εβδομήκοντα: Αρτεμά επισκόπου Λύστρων, Ιούστου επισκόπου Ελευθερουπόλεως, Κλεόπα, Μάρκου επισκόπου Απολλωνιάδος, και Τερτίου επισκόπου Ικονίου, Ζηνοβίου ιερομάρτυρος και Ζηνοβίας της αδελφής αυτού, Ιερομάρτυρος Μαρκιανού επισκόπου Συρακουσών, Μαρτύρων Αλεξάνδρου, Αμμών, Αστερίου, Ατήρ, Βησά, Διοσκούρου, Δομετίου, Επιμάχου, Ευτροπίας, Ευτροπίου, Ζήνωνος, Ήρωνος, Θεοφίλου, Ιουλιανού, Ιγένη, Ισιδώρου, Κλαυδίου, Κοΐντα, Κρονίωνος, Μακαρίου, Μάκαρος, Μανουήλ, Μητρά, Νεμεσίωνος, Νεονίλλης, Νέωνος, Πτολεμαίου, Θεράποντος εν Λυθροδόντα και Ιωάννου του Λαμπαδιστού των εν Κύπρω θαυματουργών, Κυριακού και Ιωσήφ, Πατριαρχών Κωνσταντινουπόλεως, Ευτροπίας, Κλεόπα και Ιωσήφ, Απολλωνίας Παρθένου, Οσίων Στεφάνου, Θεοκτίστου και Ελένης, Αστερίου, Κλαυδίου, Νέωνος και Νεονίλλης, Τερτίου, Μάρκου, Ιούστου και Αρτεμά, Των Αγίων εννέα Μαρτύρων, Μανουήλ, Δομετίου, Δημίου</text:p>
          </table:table-cell>
          <table:table-cell office:value-type="string" calcext:value-type="string">
            <text:p>Απόλλων (Απόλλωνας, Απολλώνιος), Απολλωνία, Αστέριος (Αστέρης, Αστερινός, Άστρης, Αστρινός), Αστερία (Αστερινή, Αστέρω, Αστρινή, Αστρούλα), Ζηνόβιος (Ζηνοβής, Ζήνος, Τζήνος), Ζηνοβία (Ζελίνα, Ζήνα, Τζήνα, Τζίνα), Κλεόπιος (Κλεόπας, Κλεοπάκης, Πάκης), Κλεοπία, Κρόνος (Κρονίων, Κρονίωνας, Κρονίος), Κρονία, Μαρκιανός (Μαρκίνος), Μαρκιανή (Μαρκιάνα), Τέρτιος (Τέρτης, Τερτίνος, Τέρτος), Τέρτια (Τέρτα, Τέρτη, Τερτίνα)</text:p>
          </table:table-cell>
          <table:table-cell/>
          <table:table-cell office:value-type="string" calcext:value-type="string">
            <text:p>Διεθνής Ημέρα Ορθοπεδικών Νοσοκόμων</text:p>
          </table:table-cell>
        </table:table-row>
        <table:table-row table:style-name="ro1">
          <table:table-cell office:value-type="float" office:value="20191031" calcext:value-type="float">
            <text:p>20191031</text:p>
          </table:table-cell>
          <table:table-cell office:value-type="string" calcext:value-type="string">
            <text:p>Αποστόλων εκ των Εβδομήκοντα: Στάχυος πρώτου επισκόπου Βυζαντίου, Αμπλίου επισκόπου Οδυσσουπόλεως, Απελλή επισκόπου Ηράκλειας, Αριστοβούλου επισκόπου Βρεταννίας, Ναρκίσσου επισκόπου Αθηνών, Ουρβανού επισκόπου Μακεδονίας, Μαρτύρων Αβραμίου, Βαρνάβα, Βάσσης, Γορδιανού, Δαμιανού, Δορυμέδοντος, Επιμάχου του Αιγυπτίου και Επιμάχου του Ρωμαίου, Ιακώβου του θαυματουργού επισκόπου Νισίβεως, Κοσμά, Σάββα και Στεφάνου, Σελεύκου, Στρατονίκης και Τροφίμου, Οσιομάρτυρος Νικολάου του εν Χίω, Οσίων Σπυρίδωνος και Νικόδημου των Ρώσων, των Αγίων δώδεκα Θυγατέρων, των Αγίων τριών Μαρτύρων εν Μελιτινή</text:p>
          </table:table-cell>
          <table:table-cell office:value-type="string" calcext:value-type="string">
            <text:p>Αμπλίος, Αμπλία, Απελλής (Απέλλης), Αριστόβουλος, Αριστοβούλη, Νάρκισος (Νάρκισσος), Στρατόνικος (Στρατονίκης, Στρατονίκιος, Στράτος, Στράτης), Στρατονίκη (Στρατή, Νίκη)</text:p>
          </table:table-cell>
          <table:table-cell/>
          <table:table-cell office:value-type="string" calcext:value-type="string">
            <text:p>Παγκόσμια Ημέρα Αποταμίευσης</text:p>
          </table:table-cell>
        </table:table-row>
        <table:table-row table:style-name="ro1">
          <table:table-cell office:value-type="float" office:value="20191100" calcext:value-type="float">
            <text:p>20191100</text:p>
          </table:table-cell>
          <table:table-cell office:value-type="string" calcext:value-type="string">
            <text:p>Νοέμβριος</text:p>
          </table:table-cell>
          <table:table-cell table:number-columns-repeated="3"/>
        </table:table-row>
        <table:table-row table:style-name="ro1">
          <table:table-cell office:value-type="float" office:value="20191101" calcext:value-type="float">
            <text:p>20191101</text:p>
          </table:table-cell>
          <table:table-cell office:value-type="string" calcext:value-type="string">
            <text:p>Κοσμά και Δαμιανού των Αναργύρων και της μητρός αυτών Θεοδότης, Οσίου Δαβίδ του «Γέροντος» του εν Ευβοία άσκήσαντος, Οσιομαρτύρων Ιακώβου διακόνου, Ιακώβου του εκ Καστοριάς και Διονυσίου, Ιερομαρτύρων Ιωάννου επισκόπου εν Περσία και Ιακώβου του Ζηλωτού, Μαρτύρων Καισαρίου, Αγρίππα, Αδριανού, Δασίου, Σάβα, Σαβινιανού και Θωμά του νηπίου, Κυριαίνης και Ιουλιανής, Ερμηνιγγίλδου και Θεολήπτης, Ελένης Παρθενομάρτυρος</text:p>
          </table:table-cell>
          <table:table-cell office:value-type="string" calcext:value-type="string">
            <text:p>Ανάργυρος, Ανάργυρη, Δαβίδ (Δαυίδ), Δαμιανός, Δαμιανή, Διόνυσος, Κοσμάς</text:p>
          </table:table-cell>
          <table:table-cell/>
          <table:table-cell office:value-type="string" calcext:value-type="string">
            <text:p>Παγκόσμια Ημέρα Αυστηράς Χορτοφαγίας</text:p>
          </table:table-cell>
        </table:table-row>
        <table:table-row table:style-name="ro1">
          <table:table-cell office:value-type="float" office:value="20191102" calcext:value-type="float">
            <text:p>20191102</text:p>
          </table:table-cell>
          <table:table-cell office:value-type="string" calcext:value-type="string">
            <text:p>Μαρτύρων Ακίνδυνου, Ανεμποδίστου, Αφθονίου, Ελπιδοφόρου, Πηγασίου και Ανεμποδίστου, Νεομαρτύρων Θεοδώρου, Λάμπρου και ετέρου ανωνύμου εν Βραχωρίω μαρτυρησάντων, Δόμνης, Δομνίνης και Κυριακής της από της Συγκλήτου Βουλής, Αττικού και των συστρατιωτών αυτού Αγαπίου, Ευδοξίου, Ευστρατίου, Καρτερίου, Μαρίνου, Νικοπολιτιανού, Στύρακος, Τωβίου και Ωκεανού, Οσίων Αβίβου και Μαρκιανού</text:p>
          </table:table-cell>
          <table:table-cell office:value-type="string" calcext:value-type="string">
            <text:p>Ακίνδυνος, Ακίνδυνη, Ανεμπόδιστος, Ανεμπόδιστη, Αφθόνιος, Αφθονία, Ελπιδηφόρος (Ελπιδοφόρος), Ελπιδηφόρα (Ελπιδοφόρα), Πηγάσιος (Πήγασος), Πηγασία (Πηγή)</text:p>
          </table:table-cell>
          <table:table-cell table:number-columns-repeated="2"/>
        </table:table-row>
        <table:table-row table:style-name="ro1">
          <table:table-cell office:value-type="float" office:value="20191103" calcext:value-type="float">
            <text:p>20191103</text:p>
          </table:table-cell>
          <table:table-cell office:value-type="string" calcext:value-type="string">
            <text:p>Ακεψιμά, Ιωσήφ και Αειθαλά, Ιερομάρτυρος Γεωργίου Νεαπολίτου του νέου, Αδριανού, Αδρωνά, Δασίου, Θεοδότης, Θεοδότου, Πηγασίου, Σεβήρου, Αχεμενίδου του ομολογητού, Οσίων Ηλιού και Θεοδώρου Αγκύρας, Ευθυμίου και Νεοφύτου, Ανακομιδή λειψάνων του Αγίου Γεωργίου</text:p>
          </table:table-cell>
          <table:table-cell office:value-type="string" calcext:value-type="string">
            <text:p>[Ανεπίσημα] Ιωσήφ (Σήφης), Ιωσηφίνα (Ζοζεφίνα), Σεβηριανός (Σέβηρος), Σεβηριανή</text:p>
          </table:table-cell>
          <table:table-cell table:number-columns-repeated="2"/>
        </table:table-row>
        <table:table-row table:style-name="ro1">
          <table:table-cell office:value-type="float" office:value="20191104" calcext:value-type="float">
            <text:p>20191104</text:p>
          </table:table-cell>
          <table:table-cell office:value-type="string" calcext:value-type="string">
            <text:p>Οσίου Ιωαννικίου του Μεγάλου του εν Ολύμπω Προύσης, Ιερομαρτύρων Νικάνδρου επισκόπου Μύρων και Ερμείου πρεσβυτέρου, Μάρτυρος Πορφυρίου του Μίμου εξ Εφέσου, Ευσεβέστατου βασιλέως Ιωάννου (Βατάτζη) του «ελεήμονος», Του αγίου και Δικαίου Αβιμέλεχ, Βιταλίου του Δούλου</text:p>
          </table:table-cell>
          <table:table-cell office:value-type="string" calcext:value-type="string">
            <text:p>Ερμείας (Ερμαίας, Ερμαίος, Ερμής), Ερμειάς (Ερμεία), Ιωαννίκιος (Ιωανίκιος)</text:p>
          </table:table-cell>
          <table:table-cell table:number-columns-repeated="2"/>
        </table:table-row>
        <table:table-row table:style-name="ro1">
          <table:table-cell office:value-type="float" office:value="20191105" calcext:value-type="float">
            <text:p>20191105</text:p>
          </table:table-cell>
          <table:table-cell office:value-type="string" calcext:value-type="string">
            <text:p>Μαρτύρων Γαλακτίωνος καί Επιστήμης, Αγίων Γαΐου επισκόπου Εφέσου, Ερμά επισκόπου Φιλίππων, Λίνου επισκόπου Ρώμης, Πάτροβα επισκόπου Ποτιόλων και Φιλολόγου επισκόπου Σινώπης, Μάρτυρος Παμφίλου του πρεσβυτέρου, Αγαθαγγέλου, Δομετίου, Δομνίνου, Δωροθέου πρεσβυτέρου, Ευψυχίου, Θεοτίμου, Θεοφίλου, Καρτερίου, Κάστορος επισκόπου, Σιλβανού, Τιμοθέου και Φιλοθέου, Οσίου Γρηγορίου του ομολογητού, Ιωνά επισκόπου Νοβογοροδίας και Παύλου επισκόπου</text:p>
          </table:table-cell>
          <table:table-cell office:value-type="string" calcext:value-type="string">
            <text:p>Γαλακτίων (Γαλακτίωνας, Γαλάτης, Γαλάτιος), Γαλακτία (Γαλατεία, Γαλάτια), Επιστήμη, Λίνος, Λίνα, Σιλβανός, Σιλβάνα (Σίλβα, Σιλβανή, Σίλβια)</text:p>
          </table:table-cell>
          <table:table-cell table:number-columns-repeated="2"/>
        </table:table-row>
        <table:table-row table:style-name="ro1">
          <table:table-cell office:value-type="float" office:value="20191106" calcext:value-type="float">
            <text:p>20191106</text:p>
          </table:table-cell>
          <table:table-cell office:value-type="string" calcext:value-type="string">
            <text:p>Παύλου αρχιεπισκόπου Κωνσταντινουπόλεως του ομολογητού και μάρτυρος, Μάρτυρος Νικάνδρου, Οσίων Αβραάμ (Βαρλαάμ) και Λουκά των Ρώσων, Λουκά του Σικελού του εν Κορινθία ασκήσαντος, Δημητρίου ή Δημητριανού επισκόπου Χυτρών (Κύπρου) του θαυματουργού, Παύλου του δια Χριστον σαλού, Λεονάρδου οσίου, Αγαπίου Πρεσβυτέρου</text:p>
          </table:table-cell>
          <table:table-cell office:value-type="string" calcext:value-type="string">
            <text:p>Λεονάρδος</text:p>
          </table:table-cell>
          <table:table-cell/>
          <table:table-cell office:value-type="string" calcext:value-type="string">
            <text:p>Παγκόσμια Ημέρα για την Παρεμπόδιση της Εκμετάλλευσης του Περιβάλλοντος στον Πόλεμο και τις Ένοπλες Συγκρούσεις</text:p>
          </table:table-cell>
        </table:table-row>
        <table:table-row table:style-name="ro1">
          <table:table-cell office:value-type="float" office:value="20191107" calcext:value-type="float">
            <text:p>20191107</text:p>
          </table:table-cell>
          <table:table-cell office:value-type="string" calcext:value-type="string">
            <text:p>Των εν Μελιτινή 33 Μαρτύρων: Ιέρωνος, Αθανασίου, Ανικήτου, Βαράχου, Βοστρυκίου, Γιγαντίου, Διοδότου, Δουκιτίου, Δωροθέου, Επιφανίου, Ευγενίου, Ευτυχίου, Ησυχίου, Θεαγένους, Θεμελίου, Θεοδότου, Θεοδούλου, Θεοδώρου, Θεοφίλου, Ιέρωνος, Ιλαρίου, Καλλιμάχου, Καλλινίκου, Καστρικίου, Κλαυδιανού, Λογγίνου, Μαμά, Μαξιμιανού, Νικάνδρου, Νίκωνος, Ξαντίκου, Ουαλερίου καί Ουΐκτωρος, Ματρωνιανού, Αθηνοδώρου, Αλεξάνδρου του Θεσσαλονικέως, Αμβροσίου, Αντωνίου, Μελανίππου, Κασσίνης, Αντωνίου και 40 Παιδομαρτύρων, Των εν Αμφιπόλει (Θεσσαλονίκης) μαρτυρησάντων: Αύκτου, Θεσσαλονίκης και Ταυρίωνος, Οσίων Λαζάρου του Γαλησιώτου και Αθηνοδώρου, Οσίου Αμβροσίου</text:p>
          </table:table-cell>
          <table:table-cell office:value-type="string" calcext:value-type="string">
            <text:p>Αθηνόδωρος (Αθηνόδωρας, Αθηνοδωρής, Δώρης), Αθηνοδώρα, Ερνέστος, Ερνέστα (Ερνεστίνα, Ερνεστίνη), Θεαγένιος (Θεαγένης), Θεαγενεία (Θεαγενία), Θεμέλιος, Θεμέλη (Θεμελίνα)</text:p>
          </table:table-cell>
          <table:table-cell table:number-columns-repeated="2"/>
        </table:table-row>
        <table:table-row table:style-name="ro1">
          <table:table-cell office:value-type="float" office:value="20191108" calcext:value-type="float">
            <text:p>20191108</text:p>
          </table:table-cell>
          <table:table-cell office:value-type="string" calcext:value-type="string">
            <text:p>Η σύναξη των αρχιστρατήγων Μιχαήλ και Γαβριήλ και των λοιπών αγίων ασωμάτων και ουρανίων Ταγμάτων </text:p>
          </table:table-cell>
          <table:table-cell office:value-type="string" calcext:value-type="string">
            <text:p>Άγγελος (Αγγελής), Αγγέλα (Αγγελική, Αγγελίνα, Αντζελα, Ατζελα, Άντζυ), Γαβριήλ (Γαβρίλης, Γαβρίλος), Γαβριέλα (Αραβέλα, Γαβρίλα), Ευστράτιος (Ευστράτης, Ευστρατάς, Στρατάς, Στρατής, Στράτος), Ευστρατία (Στράτα), Ματίνα, Μεταξία, Μιχαήλ (Μιχάλης, Μιχαλός, Μιχαλιός, Μίχος, Μιχελής, Μιχαηλός), Μιχαέλα (Μισέλ, Μιχαέλλα, Μιχαήλα, Μιχαλία), Ραφαήλ (Ραφαέλ, Ραφαέλος, Ραφαήλος), Ραφαέλα (Ραφαήλα), Σταμάτιος (Σταμάτης, Σταμελάς, Σταμέλης, Σταμέλος, Στάμος, Σταμούλης), Σταματία (Μάτα, Ματίνα, Ματούλα, Μάτω, Σταμάτα, Σταματέλλα, Σταματή, Σταματίνα, Σταμέλα, Σταμούλα), Στρατηγός (Στρατής), Στρατηγούλα (Στρατούλα), Ταξιάρχης</text:p>
          </table:table-cell>
          <table:table-cell/>
          <table:table-cell office:value-type="string" calcext:value-type="string">
            <text:p>Διεθνης Ημέρα Ραδιολογίας</text:p>
          </table:table-cell>
        </table:table-row>
        <table:table-row table:style-name="ro1">
          <table:table-cell office:value-type="float" office:value="20191109" calcext:value-type="float">
            <text:p>20191109</text:p>
          </table:table-cell>
          <table:table-cell office:value-type="string" calcext:value-type="string">
            <text:p>Νεκταρίου, μητροπολίτου Πενταπόλεως, του εν Αιγίνη, του θαυματουργού Μαρτύρων Ονησιφόρου και Πορφυρίου, Αντωνίου οσίου, Ναρσή και Αρτεμίωνος, Χριστοφόρου και Μαύρας, Οσίων Θεοκτίστης της Λεσβίας της εν τη «Εκατονταπυλιανή» Πάρου ασκησάσης, Ματρώνης της εκ Πέργης, Ελλαδίου, Ιωάννου του «βραχύσωμου», Συμεώνος του «μεταφράστου», Ευθυμίου, Νεοφύτου και Νικηφόρου, Ευστολίας και Σωπάτρας</text:p>
          </table:table-cell>
          <table:table-cell office:value-type="string" calcext:value-type="string">
            <text:p>Ελλάδιος (Ελλάδης), Θεόκτιστος, Θεοκτίστη, Μαύρος (Μαυροειδής, Μαυρουδής), Μαύρα (Μαυρέτα, Μαύρη), Νεκτάριος (Νεκτάρης), Νεκταρία (Νεκταρίνα)</text:p>
          </table:table-cell>
          <table:table-cell/>
          <table:table-cell office:value-type="string" calcext:value-type="string">
            <text:p>Διεθνής Ημέρα κατά του Φασισμού και του Αντισημιτισμού</text:p>
          </table:table-cell>
        </table:table-row>
        <table:table-row table:style-name="ro1">
          <table:table-cell office:value-type="float" office:value="20191110" calcext:value-type="float">
            <text:p>20191110</text:p>
          </table:table-cell>
          <table:table-cell office:value-type="string" calcext:value-type="string">
            <text:p>Αποστόλων εκ των Εβδομήκοντα: Εράστου επισκόπου Νεάδος, Ηρωδίωνος επισκόπου Πανεάδος, Κουάρτου επισκόπου Βηρυττού, Ολυμπά, Σωσιπάτρου επισκόπου Ικονίου και Τερτίου, Ιερομαρτύρων Γεδίου ομολογητού, Μίλου του θαυματουργού και Σενοεί του διακόνου, Μαρτύρων Εβόρη, Καλλιοπίου, Νίρου, Ορέστου του Τυανέως (†304), Πάπα και Ωρίωνος, Τιμοθέου καί Μαύρας, Οσίων Θεοστηρίκτου «του εν Συμβόλοις», Μαρτίνου επισκόπου Ταρακίνης και Νόννου επισκόπου, Οσίου Αρσενίου Καππαδόκου</text:p>
          </table:table-cell>
          <table:table-cell office:value-type="string" calcext:value-type="string">
            <text:p>Αρσένιος (Αρσένης), Αρσενία (Αρσίνα), Ηρωδίων (Ηρώδης, Ροδής, Ρόδιος, Ροδίων, Ρόδος), Ηρωδιάς (Ηρωδιάδα, Ροδιά, Ροδίτα, Ρόζα, Ροζαλία, Ροζίτα, Ροζίνα, Ροζάνα), Μίλος (Μίλης, Μίλων), Μίλα, Ορέστης, Ορεστιάς (Ορεστία, Ορεστιάδα), Σωσίπατρος (Σώπατρος), Σωπατρία (Πάτρα, Πατρίτσα, Σωπάτρα), Ωρίων (Ωρίωνας, Ωριώνης), Ωριώνη</text:p>
          </table:table-cell>
          <table:table-cell/>
          <table:table-cell office:value-type="string" calcext:value-type="string">
            <text:p>Παγκόσμια Ημέρα Επιστήμης για την Ειρήνη και την Ανάπτυξη</text:p>
          </table:table-cell>
        </table:table-row>
        <table:table-row table:style-name="ro1">
          <table:table-cell office:value-type="float" office:value="20191111" calcext:value-type="float">
            <text:p>20191111</text:p>
          </table:table-cell>
          <table:table-cell office:value-type="string" calcext:value-type="string">
            <text:p>Μηνά Μεγαλομάρτυρος, Μαρτύρων Βικεντίου διακόνου, Βίκτωρος, Δράκωνα καί Στεφανίδος, Οσίων Θεοδώρου ομολογητού ηγουμένου της Μονής Στουδίου και Μαξίμου «του δια Χριστόν σαλού», Αβίβου Επισκόπου</text:p>
          </table:table-cell>
          <table:table-cell office:value-type="string" calcext:value-type="string">
            <text:p>Βικέντιος (Βικέντης, Βιτσέντζος), Βικεντία, Βίκτωρ (Βίκτορας), Βικτωρία (Βικτορία, Βικτόρια), Δράκων (Δράκοντας, Δράκος), Μίνως (Μηνάς, Μίνος), Μίνα (Μηναίς, Μήνα)</text:p>
          </table:table-cell>
          <table:table-cell/>
          <table:table-cell office:value-type="string" calcext:value-type="string">
            <text:p>Παγκόσμια Ημέρα Ιδιωτικής Ασφάλισης, Ημέρα Ανακωχής (Ημέρα Εκεχειρίας)</text:p>
          </table:table-cell>
        </table:table-row>
        <table:table-row table:style-name="ro1">
          <table:table-cell office:value-type="float" office:value="20191112" calcext:value-type="float">
            <text:p>20191112</text:p>
          </table:table-cell>
          <table:table-cell office:value-type="string" calcext:value-type="string">
            <text:p>Ιωάννου αρχιεπισκόπου Αλεξανδρείας «του ελεήμονος» και Λέοντος πατριάρχου Κωνσταντινουπόλεως, Μαρτύρων Αντωνίου, Γερμανού, και Νικηφόρου, Αρσακίου, Νεομαρτύρων Νικολάου καί Σάβα του Νιγδελή των εν Κωνσταντινουπόλει, Οσίων Νείλου ασκητού του Σιναΐτου και Νείλου του μυροβλύτου του εκ Κυνουρίας, Μαρτίνου επισκόπου Φραγγίας του θαυματουργού, Ιωάσαφ και Μαρτίνου επισκόπου Ταρακίνης, Προφήτου Αχιά</text:p>
          </table:table-cell>
          <table:table-cell office:value-type="string" calcext:value-type="string">
            <text:p>[Ανεπίσημα] Λέων (Λέοντας, Λεοντάρης, Λεοντάριος, Λεοντόκαρδος)</text:p>
          </table:table-cell>
          <table:table-cell/>
          <table:table-cell office:value-type="string" calcext:value-type="string">
            <text:p>Παγκόσμια Ημέρα Πνευμονίας</text:p>
          </table:table-cell>
        </table:table-row>
        <table:table-row table:style-name="ro1">
          <table:table-cell office:value-type="float" office:value="20191113" calcext:value-type="float">
            <text:p>20191113</text:p>
          </table:table-cell>
          <table:table-cell office:value-type="string" calcext:value-type="string">
            <text:p>Ιωάννου του Χρυσοστόμου αρχιεπισκόπου Κωνσταντινουπόλεως, Οσιομάρτυρος Δαμασκηνού του Κωνσταντινοπολίτου</text:p>
          </table:table-cell>
          <table:table-cell office:value-type="string" calcext:value-type="string">
            <text:p>Δαμασκηνός, Δαμασκηνή, Χρυσόστομος (Χρυσοστόμης), Χρυσοστόμη (Χρυσοστομία)</text:p>
          </table:table-cell>
          <table:table-cell/>
          <table:table-cell office:value-type="string" calcext:value-type="string">
            <text:p>Παγκόσμια Ημέρα Καλοσύνης</text:p>
          </table:table-cell>
        </table:table-row>
        <table:table-row table:style-name="ro1">
          <table:table-cell office:value-type="float" office:value="20191114" calcext:value-type="float">
            <text:p>20191114</text:p>
          </table:table-cell>
          <table:table-cell office:value-type="string" calcext:value-type="string">
            <text:p>Γρηγορίου του Παλαμά αρχιεπισκόπου Θεσσαλονίκης, Φιλίππου αποστόλου, Νεομάρτυρος Κωνσταντίνου του Υδραίου, Παντελεήμονος Σητείας, Ευφημιανού του Κυπρίου</text:p>
          </table:table-cell>
          <table:table-cell office:value-type="string" calcext:value-type="string">
            <text:p>Γρηγόριος (Γόλης, Γρηγόρης), Γρηγορία, Φίλιππος (Φιλιππής, Φίλιππας), Φιλίππα (Φιλιππία)</text:p>
          </table:table-cell>
          <table:table-cell/>
          <table:table-cell office:value-type="string" calcext:value-type="string">
            <text:p>Παγκόσμια Ημέρα κατά του Διαβήτη</text:p>
          </table:table-cell>
        </table:table-row>
        <table:table-row table:style-name="ro1">
          <table:table-cell office:value-type="float" office:value="20191115" calcext:value-type="float">
            <text:p>20191115</text:p>
          </table:table-cell>
          <table:table-cell office:value-type="string" calcext:value-type="string">
            <text:p>Μαρτύρων και ομολογητών Αβίβου, Γουρίου και Σαμωνά, Ευψυχίου, Καρτερίου και Νεάρχου, Δημητρίου του εν Δαβουδίω, Ελπιδίου και Μαρκέλλου, Οσίων Θωμά πατριάρχου Κωνσταντινουπόλεως «του Νέου» και Κυντιριανού (Κυντιώνος) επισκόπου Σελευκείας</text:p>
          </table:table-cell>
          <table:table-cell office:value-type="string" calcext:value-type="string">
            <text:p>[Ανεπίσημα] Θωμάς (Τόμας), Θωμαΐς (Θωμαή, Θωμαΐδα)</text:p>
          </table:table-cell>
          <table:table-cell/>
          <table:table-cell office:value-type="string" calcext:value-type="string">
            <text:p>Ημέρα Φυλακισμένου Συγγραφέα</text:p>
          </table:table-cell>
        </table:table-row>
        <table:table-row table:style-name="ro1">
          <table:table-cell office:value-type="float" office:value="20191116" calcext:value-type="float">
            <text:p>20191116</text:p>
          </table:table-cell>
          <table:table-cell office:value-type="string" calcext:value-type="string">
            <text:p>Ματθαίου αποστόλου και ευαγγελιστή, Παρθενομάρτυρος Ιφιγενείας</text:p>
          </table:table-cell>
          <table:table-cell office:value-type="string" calcext:value-type="string">
            <text:p>Ιφιγένεια, Ματθαίος (Μαθαίος, Μαθιός), Ματθούλα (Μαθούλα)</text:p>
          </table:table-cell>
          <table:table-cell/>
          <table:table-cell office:value-type="string" calcext:value-type="string">
            <text:p>Διεθνής Ημέρα Ανεκτικότητας</text:p>
          </table:table-cell>
        </table:table-row>
        <table:table-row table:style-name="ro1">
          <table:table-cell office:value-type="float" office:value="20191117" calcext:value-type="float">
            <text:p>20191117</text:p>
          </table:table-cell>
          <table:table-cell office:value-type="string" calcext:value-type="string">
            <text:p>Γρηγορίου επισκόπου Νεοκαισαρείας του θαυματουργού, Γενναδίου και Μαξίμου πατριαρχών Κωνσταντινουπόλεως, Οσίων Γενναδίου του εν Άθω, Ζαχαρίου του «σκυτόμου», Ιουστίνου, Ιωάννου του από «περιφανών», Ιωάννου του Δερμοκαΐτου, Λαζάρου ζωγράφου του ομολογητού, Λογγίνου του ασκητού και Νίκωνος θαυματουργού του Ρώσου, Μάρτυρος Σάκ (Σάκτου) του Πέρσου</text:p>
          </table:table-cell>
          <table:table-cell office:value-type="string" calcext:value-type="string">
            <text:p>Γεννάδιος (Γενάδιος), Χίλντα</text:p>
          </table:table-cell>
          <table:table-cell office:value-type="string" calcext:value-type="string">
            <text:p>Επίσημη αργία (παιδεία): Επέτειος της εξέγερσης του Πολυτεχνείου</text:p>
          </table:table-cell>
          <table:table-cell office:value-type="string" calcext:value-type="string">
            <text:p>Διεθνής Ημέρα Σπουδαστών, Παγκόσμια Ημέρα Μνήμης Θυμάτων Τροχαίων</text:p>
          </table:table-cell>
        </table:table-row>
        <table:table-row table:style-name="ro1">
          <table:table-cell office:value-type="float" office:value="20191118" calcext:value-type="float">
            <text:p>20191118</text:p>
          </table:table-cell>
          <table:table-cell office:value-type="string" calcext:value-type="string">
            <text:p>Μεγαλομάρτυρος Πλάτωνος και Ρωμανού διακόνου, Αλφαίου (Αλφειού), Ζακχαίου διακόνου του εν Ισπανία, Νεομάρτυρος Αναστασίου του εκ Παραμυθίας Ηπείρου, Οσίου Βασιλείου</text:p>
          </table:table-cell>
          <table:table-cell office:value-type="string" calcext:value-type="string">
            <text:p>Πλάτων (Πλάτωνας), Πλατωνία (Πλατώνα)</text:p>
          </table:table-cell>
          <table:table-cell/>
          <table:table-cell office:value-type="string" calcext:value-type="string">
            <text:p>Παγκόσμια Ημέρα Χρόνιας Αποφρακτικής Πνευμονοπάθειας</text:p>
          </table:table-cell>
        </table:table-row>
        <table:table-row table:style-name="ro1">
          <table:table-cell office:value-type="float" office:value="20191119" calcext:value-type="float">
            <text:p>20191119</text:p>
          </table:table-cell>
          <table:table-cell office:value-type="string" calcext:value-type="string">
            <text:p>Προφήτου Αβδιού, Μαρτύρων Αγαπίου, Άζη του θαυματουργού, Ανθίμου, Θαλελαίου, Χριστόφορου, Ευφημίας, Βαρλαάμ, Ηλιοδώρου, Οσίων Σίμωνος του θαυματουργού του εκ Καλαβρίας και Βαρλαάμ ηγουμένου</text:p>
          </table:table-cell>
          <table:table-cell office:value-type="string" calcext:value-type="string">
            <text:p>[Ανεπίσημα] Άζης, Συμεών (Σίμος, Σίμων, Σίμωνας, Συμεώνης, Σύμος), Συμεωνία (Σιμόνα, Σιμώνα, Σιμώνη, Σιμωνία, Συμεώνα, Συμεωνή, Σύμη)</text:p>
          </table:table-cell>
          <table:table-cell/>
          <table:table-cell office:value-type="string" calcext:value-type="string">
            <text:p>Διεθνής Ημέρα του Άντρα, Παγκόσμια Ημέρα Δημόσιας Τουαλέτας, Παγκόσμια ημέρα κατά της κακοποίησης των παιδιών</text:p>
          </table:table-cell>
        </table:table-row>
        <table:table-row table:style-name="ro1">
          <table:table-cell office:value-type="float" office:value="20191120" calcext:value-type="float">
            <text:p>20191120</text:p>
          </table:table-cell>
          <table:table-cell office:value-type="string" calcext:value-type="string">
            <text:p>Προεόρτια των Εισοδείων της Θεοτόκου, Οσίου Γρηγορίου του Δεκαπολίτου, Πρόκλου πατριάρχου Κωνσταντινουπόλεως, Των εν Περσία ξίφει τελειωθέντων Μαρτύρων Ισαακίου, Ιωάννου, Ιωσήφ, Νιρσά και Σαβωρίου, των επισκόπων, Παπία και Ισαακίου των πρεσβυτέρων και Ωνάμ του ασκητού, Γεϊθαζέτ του ευνούχου, Θέκλας και των συν αυτή γυναικών Αννης, Αστής, Βαουθά, Δινάχ, Μαλάχ, Μαλοχίας, Μαμάς, Νάνης και Τέντους, Δασίου, Των αυταδέλφων αγίων Μαρτύρων Ευσταθίου διακόνου, Θεσπέσιου και Ανατολίου, Σωζομένου επισκόπου Καρπασίας του θαυματουργού, Θεοκτίστου ομολογητού του πατρικίου</text:p>
          </table:table-cell>
          <table:table-cell office:value-type="string" calcext:value-type="string">
            <text:p>Δενάχιος, Δεναχίς (Δεναχίδα)</text:p>
          </table:table-cell>
          <table:table-cell/>
          <table:table-cell office:value-type="string" calcext:value-type="string">
            <text:p>Ημέρα για την Εκβιομηχάνιση της Αφρικής, Παγκόσμια Ημέρα για τα Δικαιώματα του Παιδιού, Ημέρα Μνήμης Υπερφυλικών</text:p>
          </table:table-cell>
        </table:table-row>
        <table:table-row table:style-name="ro1">
          <table:table-cell office:value-type="float" office:value="20191121" calcext:value-type="float">
            <text:p>20191121</text:p>
          </table:table-cell>
          <table:table-cell office:value-type="string" calcext:value-type="string">
            <text:p>Η εν τω Ναώ Είσοδος της υπεραγίας Θεοτόκου, Οσίου Σωζομένου του εν Κύπρω, Προκοπίου Βιάτκα</text:p>
          </table:table-cell>
          <table:table-cell office:value-type="string" calcext:value-type="string">
            <text:p>Βιργινία, Δέσποινα [Ανύπανδρη] (Δέσπω, Δεσπούλα, Δεσποίνω, Ζέπω, Ντέπη, Πέπη, Πιπίνα), Λεμονής, Λεμονιά, Μάριος, Μαρία [Ανύπανδρη] (Μανιώ, Μαργέτα, Μαργετίνα, Μαριώ, Μαριωρή, Μαρίκα, Μαριγώ, Μαριέττα, Μαρινίκη, Μαρούσα, Μάρσια, <text:s/>Μάρω), Σουλτάνα (Σούζυ, Σούζη, Τάνια)</text:p>
          </table:table-cell>
          <table:table-cell/>
          <table:table-cell office:value-type="string" calcext:value-type="string">
            <text:p>Παγκόσμια Ημέρα Τηλεόρασης, Παγκόσμια Ημέρα Χαιρετισμού, Παγκόσμια Ημέρα Φιλοσοφίας</text:p>
          </table:table-cell>
        </table:table-row>
        <table:table-row table:style-name="ro1">
          <table:table-cell office:value-type="float" office:value="20191122" calcext:value-type="float">
            <text:p>20191122</text:p>
          </table:table-cell>
          <table:table-cell office:value-type="string" calcext:value-type="string">
            <text:p>Αποστόλων εκ των Εβδομήκοντα: Ονησίμου, Φιλήμονος επισκόπου Γάζης, Απφίας, Αρχίππου, Ιερομαρτύρων Κλήμεντος αρχιεπισκόπου Βουλγαρίας του θαυματουργού και Σισινίου, Μαρτύρων Βαλλεριανού, Κικιλίας και Τιβουρτίου, Καλλίστου Πατριάρχου Κωνσταντινουπόλεως, Στεφάνου, Μάρκου και Μάρκου, Ευφημίας, Χριστοφόρου, Θαλελαίου και Ανθίμου, Αγαπίου του Καππαδόκου, Αγαπίωνος Ρωμαίου, Θαδδαίου, Μαξίμου του δεσμοφύλακος, Μένιγνος του κναφέως και Προκοπίου του Παλαιστίνου, Οσίων Αββά, Γερμανού, Καλλίστου και Μιχαήλ δουκός του Ρώσου, Κλήμη Θαυματουργού</text:p>
          </table:table-cell>
          <table:table-cell office:value-type="string" calcext:value-type="string">
            <text:p>Βαλεριανός (Βαλέριος, Βαλέρης, Βάλιος), Βαλεριάνα (Βαλέρια, Βάλια), Σεσίλια (Κεκίλια, Κικίλια)</text:p>
          </table:table-cell>
          <table:table-cell/>
          <table:table-cell office:value-type="string" calcext:value-type="string">
            <text:p>Παγκόσμια Ημέρα Αγοραστικής Αποχής</text:p>
          </table:table-cell>
        </table:table-row>
        <table:table-row table:style-name="ro1">
          <table:table-cell office:value-type="float" office:value="20191123" calcext:value-type="float">
            <text:p>20191123</text:p>
          </table:table-cell>
          <table:table-cell office:value-type="string" calcext:value-type="string">
            <text:p>Οσίων Αμφιλοχίου επισκόπου Ικονίου, Γρηγορίου επισκόπου Ακραγαντίνων (Σικελίας), Ελένος επισκόπου Ταρσού, Ισχυρίωνος επισκόπου και Σισσινίου ομολογητού, Διονυσίου του «Σοφού» Πατριάρχου Κωνσταντινουπόλεως, Μάρτυρος Μερόπης, Μητροφάνους (Μακαρίου) ιεράρχου και Αλεξάνδρου δουκός των Ρώσων</text:p>
          </table:table-cell>
          <table:table-cell office:value-type="string" calcext:value-type="string">
            <text:p>Αμφιλόχιος, Αμφιλοχία, Ελένος (Λένος), Ελένη (Ελεάνα, Ελεάννα, Ελενα, Ελενιώ, Ελεονόρα, Ελεονώρα, Ελεωνόρα, Λένα, Λένγκω, Λενιώ, Νόρα)</text:p>
          </table:table-cell>
          <table:table-cell table:number-columns-repeated="2"/>
        </table:table-row>
        <table:table-row table:style-name="ro1">
          <table:table-cell office:value-type="float" office:value="20191124" calcext:value-type="float">
            <text:p>20191124</text:p>
          </table:table-cell>
          <table:table-cell office:value-type="string" calcext:value-type="string">
            <text:p>Κλήμεντος Πάπα Ρώμης, Πέτρου επισκόπου Αλεξανδρείας, Ερμογένους επισκόπου Ακραγαντίνων, Μαρτύρων Αλεξάνδρου του εν Κορίνθω, Ευγενίου, Θεοδώρου του Αντιοχέως, Μερκουρίου του Ρώσου, Προκοπίου και Χριστοφόρου, Φιλουμένου, Χριστόφορου και Χρυσογόνου, Οσίων Γρηγορίου του εν τη «Χρυσή Πέτρα», Καρίωνος, Μάλχου και Μάρκου του Τριγλινού</text:p>
          </table:table-cell>
          <table:table-cell office:value-type="string" calcext:value-type="string">
            <text:p>[Ανεπίσημα] Κλημέντιος (Κλημέντης, Κλήμης), Κλημεντίνη (Κλεμεντίνα, Κλεμεντίνη, Κλημεντίνα)</text:p>
          </table:table-cell>
          <table:table-cell table:number-columns-repeated="2"/>
        </table:table-row>
        <table:table-row table:style-name="ro1">
          <table:table-cell office:value-type="float" office:value="20191125" calcext:value-type="float">
            <text:p>20191125</text:p>
          </table:table-cell>
          <table:table-cell office:value-type="string" calcext:value-type="string">
            <text:p>Απόδοση της εορτής των Εισοδίων της Θεοτόκου, Μεγαλομαρτύρων Αικατερίνης της πανσόφου και Μερκουρίου, Πορφυρίου του στρατηλάτου και των συν αυτώ 200 Στρατιωτών, Βασιλίσσης συζύγου βασιλέως Μαξεντίου, Πέτρου οσίου του ησυχαστού, των Αγίων 150 Ρητόρων, των Αγίων 670 Μαρτύρων</text:p>
          </table:table-cell>
          <table:table-cell office:value-type="string" calcext:value-type="string">
            <text:p>Αικατερίνη (Αικατερίνα, Κάρεν, Κατερίνα, Κάτια, Καίτη, Καλοτίνα, Κατίνα, Κατίγκα, Ρίνα, Τίγκα), Μερκούριος (Μάρκορας, Μέρκουρας, Μερκούρης), Μερκουρία</text:p>
          </table:table-cell>
          <table:table-cell/>
          <table:table-cell office:value-type="string" calcext:value-type="string">
            <text:p>Διεθνής Ημέρα για την Εξάλειψη της Βίας κατά των Γυναικών</text:p>
          </table:table-cell>
        </table:table-row>
        <table:table-row table:style-name="ro1">
          <table:table-cell office:value-type="float" office:value="20191126" calcext:value-type="float">
            <text:p>20191126</text:p>
          </table:table-cell>
          <table:table-cell office:value-type="string" calcext:value-type="string">
            <text:p>Οσίων Ακακίου του «εν Κλίμακι», Αλυπίου του «Κιονίτου», Ιακώβου του «αναχωρητού», Νίκωνος του «μετανοείτε» (προστάτη Λακωνίας), Σίλου επισκόπου Περσίδας, Στυλιανού του Παφλαγώνος, Χαιρέμονος, Πέτρου πατριάρχου Ιεροσολύμων, Προκοπίου του Πέρσου και Ιννοκεντίου επισκόπου του Ρώσου, Νεομάρτυρος Γεωργίου του Χιοπολίτου</text:p>
          </table:table-cell>
          <table:table-cell office:value-type="string" calcext:value-type="string">
            <text:p>Κυπαρίσσης, Κυπαρισσία (Παρέσια, Παρεσίνα, Παρεσσία, Παρέσσα, Σίσσυ), Νίκων, Νίκη, Στέργιος (Στέργης, Στέργος), Στεργία (Στεργιανή, Στεργιούδα), Στυλιανός (Στέλιος, Στελής, Τέλης, Τέλιος), Στυλιανή (Στέλα, Στέλια, Στέλλα, Τέλα, Τελία)</text:p>
          </table:table-cell>
          <table:table-cell/>
          <table:table-cell office:value-type="string" calcext:value-type="string">
            <text:p>Διεθνης Ημέρα του Στελάρα</text:p>
          </table:table-cell>
        </table:table-row>
        <table:table-row table:style-name="ro1">
          <table:table-cell office:value-type="float" office:value="20191127" calcext:value-type="float">
            <text:p>20191127</text:p>
          </table:table-cell>
          <table:table-cell office:value-type="string" calcext:value-type="string">
            <text:p>Μεγαλομάρτυρος Ιακώβου του Πέρσου, Οσίων Μωυσέως Ναθαναήλ Πινουφρίου και Ιακώβου του Ρώσου</text:p>
          </table:table-cell>
          <table:table-cell office:value-type="string" calcext:value-type="string">
            <text:p>[Ανεπίσημα] Ιακώβ (Ιάκωβος), Ιακωβίνα (Ζακελίνα)</text:p>
          </table:table-cell>
          <table:table-cell table:number-columns-repeated="2"/>
        </table:table-row>
        <table:table-row table:style-name="ro1">
          <table:table-cell office:value-type="float" office:value="20191128" calcext:value-type="float">
            <text:p>20191128</text:p>
          </table:table-cell>
          <table:table-cell office:value-type="string" calcext:value-type="string">
            <text:p>Ιερομάρτυρος Ειρηνάρχου, Οσίου Στεφάνου ομολογητού υπέρ των αγίων Εικόνων, Των εν Τιβεριουπόλει μαρτυρικώς αθλησάντων Τιμοθέου και Θεοδώρου επισκόπων, Πέτρου, Ιωάννου, Σεργίου, Θεοδώρου και Νικηφόρου πρεσβυτέρων, Βασιλείου και Θωμά διακόνων, Άννας Οσιομάρτυρος, Ανδρέα, Ιεροθέου, Δανιήλ, Χαρίτωνος, Σωκράτους, Κομασίου και Ευσεβίου μοναχών, Ετιμασίου, Ρωμανού, επισκόπου Μακεδονίας</text:p>
          </table:table-cell>
          <table:table-cell office:value-type="string" calcext:value-type="string">
            <text:p>Ειρήναρχος,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129" calcext:value-type="float">
            <text:p>20191129</text:p>
          </table:table-cell>
          <table:table-cell office:value-type="string" calcext:value-type="string">
            <text:p>Ιερομαρτύρων Διονυσίου επισκόπου Κορίνθου, Ιωάννου του εν Περσίδι και Ουρβανού επισκόπου Μακεδονίας, Μαρτύρων Παραμόνου και των συν αυτώ 370 μαρτύρων, Ουαλλερίνου, Φαιδρού, Φιλουμένου, Οσίων Νικολάου αρχιεπισκόπου Θεσσαλονίκης, Μάρκου, Παγκοσμίου, Πιτηρούν και Νεκταρίου επισκόπου του Ρώσου, Ανάμνηση Εγκαινίων Ναού Σεργίου και Βάκχου</text:p>
          </table:table-cell>
          <table:table-cell office:value-type="string" calcext:value-type="string">
            <text:p>Φαίδρος (Φαιδρής, Φαιδρινός), Φαίδρα (Φαιδρή, Φαιδρίνα), Φιλούμενος (Φιλόμενος, Φίλος), Φιλουμένη (Φιλομένη, Φίλη, Φιλομίνα, Φιλομίλα, Φιλομίλη)</text:p>
          </table:table-cell>
          <table:table-cell/>
          <table:table-cell office:value-type="string" calcext:value-type="string">
            <text:p>Διεθνής Ημέρα Αλληλεγγύης προς τον Παλαιστινιακό Λαό</text:p>
          </table:table-cell>
        </table:table-row>
        <table:table-row table:style-name="ro1">
          <table:table-cell office:value-type="float" office:value="20191130" calcext:value-type="float">
            <text:p>20191130</text:p>
          </table:table-cell>
          <table:table-cell office:value-type="string" calcext:value-type="string">
            <text:p>Αγίου Ανδρέα αποστόλου του πρωτοκλήτου, Φρουμεντίου αρχιεπισκόπου και φωτιστού Αιθιοπίας, Αλεξάνδρου επισκόπου Μηθύμνης του θαυματουργού</text:p>
          </table:table-cell>
          <table:table-cell office:value-type="string" calcext:value-type="string">
            <text:p>Ανδρέας (Ανδρίκος, Αντρέας, Αντρίκος), Άνδρεα (Ανδρούλα, Άντρεα, Αντρούλα)</text:p>
          </table:table-cell>
          <table:table-cell table:number-columns-repeated="2"/>
        </table:table-row>
        <table:table-row table:style-name="ro1">
          <table:table-cell office:value-type="float" office:value="20191200" calcext:value-type="float">
            <text:p>20191200</text:p>
          </table:table-cell>
          <table:table-cell office:value-type="string" calcext:value-type="string">
            <text:p>Δεκέμβριος</text:p>
          </table:table-cell>
          <table:table-cell table:number-columns-repeated="3"/>
        </table:table-row>
        <table:table-row table:style-name="ro1">
          <table:table-cell office:value-type="float" office:value="20191201" calcext:value-type="float">
            <text:p>20191201</text:p>
          </table:table-cell>
          <table:table-cell office:value-type="string" calcext:value-type="string">
            <text:p>Προφήτου Ναούμ, Μάρτυρος Aνανίου του Πέρσου, Αρχιεπισκόπων Εφέσου Ονησίμου και Σολόχωνος (Σολομώντος), Οσίων Αντωνίου πρίγκηπος, του νέου, του εν Κίω, Ανανίου, Φιλαρέτου του «ελεήμονος» και Θεοκλήτου επισκόπου Λακεδαιμονίας του θαυματουργού</text:p>
          </table:table-cell>
          <table:table-cell office:value-type="string" calcext:value-type="string">
            <text:p>Αρετή (Αρετούσα), Θεόκλητος, Θεοκλήτη, Ιακώβ (Ιάκωβος), Ιακωβίνα (Ζακελίνα), Ναούμ (Ναούμης), Ναούμα (Ναόμι), Φιλάρετος (Φιλαρέτιος, Φιλαρέτης), Φιλαρέτη</text:p>
          </table:table-cell>
          <table:table-cell/>
          <table:table-cell office:value-type="string" calcext:value-type="string">
            <text:p>Παγκόσμια Ημέρα κατά του AIDS</text:p>
          </table:table-cell>
        </table:table-row>
        <table:table-row table:style-name="ro1">
          <table:table-cell office:value-type="float" office:value="20191202" calcext:value-type="float">
            <text:p>20191202</text:p>
          </table:table-cell>
          <table:table-cell office:value-type="string" calcext:value-type="string">
            <text:p>Όσιος Πορφύριος ο Καυσοκαλυβίτης ο διορατικός και θαυματουργός, Προφήτου Αββακούμ, Μαρτύρων Αβίβου διακόνου του νέου, Μάμαντος και Μερόπης της εν Χίω, Οσίων Ανδρέου, Ηρακλαίμονος, Θεοφίλου και Ιωάννου, Κυρίλλου του Φιλεώτου (Δέρκων), Σολομώντος αρχιεπισκόπου Εφέσου, Μωυσέως του ομολογητού και Αθανασίου του Εγκλείστου</text:p>
          </table:table-cell>
          <table:table-cell office:value-type="string" calcext:value-type="string">
            <text:p>Μερόπη (Μυρόπη), Σολομών (Σολομώντας), Σολομονή (Σολομωντία), Σόλων (Σόλωνας, Σολόχων)</text:p>
          </table:table-cell>
          <table:table-cell/>
          <table:table-cell office:value-type="string" calcext:value-type="string">
            <text:p>Παγκόσμια Ημέρα για την Εξάλειψη της Δουλείας</text:p>
          </table:table-cell>
        </table:table-row>
        <table:table-row table:style-name="ro1">
          <table:table-cell office:value-type="float" office:value="20191203" calcext:value-type="float">
            <text:p>20191203</text:p>
          </table:table-cell>
          <table:table-cell office:value-type="string" calcext:value-type="string">
            <text:p>Προφήτου Σοφονίου, Ιερομαρτύρων Θεοδώρου αρχιεπισκόπου Αλεξανδρείας και Γαβριήλ πατριάρχου Κωνσταντινουπόλεως, Μαρτύρων Αγαπίου, Σελεύκου, Μάμαντος, Ίνδη, Δόμνας, Γλυκερίου, Μωυσέως του οικονόμου, Νεομάρτυρος Αγγελή ιατρού εξ Άργους του εν Χίω αθλήσαντος, Οσίων Θεοδούλου, Θεοδούλου Κυπρίου του «σαλού», και Ιωάννου επισκόπου Κολωνίας του ησυχαστού</text:p>
          </table:table-cell>
          <table:table-cell office:value-type="string" calcext:value-type="string">
            <text:p>Γλυκέριος (Γλυκερός, Γλυκέρης), Γλυκερία (Γλύκα, Γλυκερή, Γλυκέρω)</text:p>
          </table:table-cell>
          <table:table-cell/>
          <table:table-cell office:value-type="string" calcext:value-type="string">
            <text:p>Παγκόσμια Ημέρα Ατόμων με Αναπηρία</text:p>
          </table:table-cell>
        </table:table-row>
        <table:table-row table:style-name="ro1">
          <table:table-cell office:value-type="float" office:value="20191204" calcext:value-type="float">
            <text:p>20191204</text:p>
          </table:table-cell>
          <table:table-cell office:value-type="string" calcext:value-type="string">
            <text:p>Μεγαλομάρτυρος Βαρβάρας, Ιωάννου του Δαμασκηνού, Ιερομάρτυρος Σεραφείμ επισκόπου Φαναρίου και Νεοχωρίου, Μαρτύρων Ιουλιανής, Χριστοδούλης και Χριστοδούλου, Ιωάννου επισκόπου Πολυβότου του θαυματουργού, Κασσιανού του εν Κύπρω, Μνήμη των αγίων 12 Προφητών</text:p>
          </table:table-cell>
          <table:table-cell office:value-type="string" calcext:value-type="string">
            <text:p>Βαρβάρα (Βαρβάρω, Ρίτσα), Σεραφείμ, Σεραφειμία (Σεραφείμα, Σεραφειμή, Σεραφίνα)</text:p>
          </table:table-cell>
          <table:table-cell table:number-columns-repeated="2"/>
        </table:table-row>
        <table:table-row table:style-name="ro1">
          <table:table-cell office:value-type="float" office:value="20191205" calcext:value-type="float">
            <text:p>20191205</text:p>
          </table:table-cell>
          <table:table-cell office:value-type="string" calcext:value-type="string">
            <text:p>Οσίων Σάββα του ηγιασμένου, Φιλοθέου και Νεκταρίου των εν Άθω, Μαρτύρων Αβερκίου, Αναστασίου και Διογένους, Των εν Άθω («Κελλιωτών») οσιομαρτύρων, Νόννου και Γράτου επισκόπου Εφέσου</text:p>
          </table:table-cell>
          <table:table-cell office:value-type="string" calcext:value-type="string">
            <text:p>Διογένης, Σάββας (Σάβας), Σαβούλη (Σαββούλα, Σαβούλα)</text:p>
          </table:table-cell>
          <table:table-cell/>
          <table:table-cell office:value-type="string" calcext:value-type="string">
            <text:p>Διεθνής Ημέρα Εθελοντισμού για την Οικονομική και Κοινωνική Ανάπτυξη</text:p>
          </table:table-cell>
        </table:table-row>
        <table:table-row table:style-name="ro1">
          <table:table-cell office:value-type="float" office:value="20191206" calcext:value-type="float">
            <text:p>20191206</text:p>
          </table:table-cell>
          <table:table-cell office:value-type="string" calcext:value-type="string">
            <text:p>Νικολάου αρχιεπισκόπου Μύρων της Λυκίας του Θαυματουργού, Αέρος επισκόπου Ιεροσολύμων, Μάρτυρος Νίσερ, Νεομάρτυρος Νικολάου του Καραμάνου του εν Σμύρνη, Οσίων Αντωνίου και Νείλου του εν Κύπρω</text:p>
          </table:table-cell>
          <table:table-cell office:value-type="string" calcext:value-type="string">
            <text:p>Νικόλαος (Νικόλας, Νικολής, Νικολός, Νίκος), Νικολέτα (Νικολέττα, Νικολίνα, Νικολούδα)</text:p>
          </table:table-cell>
          <table:table-cell table:number-columns-repeated="2"/>
        </table:table-row>
        <table:table-row table:style-name="ro1">
          <table:table-cell office:value-type="float" office:value="20191207" calcext:value-type="float">
            <text:p>20191207</text:p>
          </table:table-cell>
          <table:table-cell office:value-type="string" calcext:value-type="string">
            <text:p>Αμβροσίου επισκόπου Μεδιολάνων, Μαρτύρων Αθηνοδώρου, Ακεψιμά, Ισιδώρου και Λέοντος, Γαϊανού και Γαΐου, Δομετίου, Νεοφύτου, Μαρτίνου, Νικολάου και Πρίσκου, Οσίων Αμμούν του εν Νητρία, Γρηγορίου, Ιγνατίου, Ιωάννου του Ρώσου, Παύλου υποτακτικού «του εν Παρηγοριά» και Γερασίμου ασκητού του εξ Ευβοίας</text:p>
          </table:table-cell>
          <table:table-cell office:value-type="string" calcext:value-type="string">
            <text:p>Αμβρόσιος (Αμβρόσης), Αμβροσία</text:p>
          </table:table-cell>
          <table:table-cell/>
          <table:table-cell office:value-type="string" calcext:value-type="string">
            <text:p>Διεθνής Ημέρα Πολιτικής Αεροπορίας</text:p>
          </table:table-cell>
        </table:table-row>
        <table:table-row table:style-name="ro1">
          <table:table-cell office:value-type="float" office:value="20191208" calcext:value-type="float">
            <text:p>20191208</text:p>
          </table:table-cell>
          <table:table-cell office:value-type="string" calcext:value-type="string">
            <text:p>Προεόρτια της Συλλήψεως της αγίας Άννης, Αποστόλων εκ των Εβδομήκοντα: Σωσθένους επισκόπου γενομένου Κολοφώνος, Απολλώ επισκόπου Καισαρείας και Επαφροδίτου επισκόπου Αδριακής, Καίσαρος επισκόπου Δυρραχίου, Κηφά, Ονησιφόρου επισκόπου Κορώνης (εν Μεσσηνία) και Τυχικού, Οσίων Παταπίου του εν Λουτρακίω Δαμιανού και Σωφρονίου επισκόπου εν Κύπρω, Παρθενίου του εν Χίω</text:p>
          </table:table-cell>
          <table:table-cell office:value-type="string" calcext:value-type="string">
            <text:p>Πατάπιος</text:p>
          </table:table-cell>
          <table:table-cell table:number-columns-repeated="2"/>
        </table:table-row>
        <table:table-row table:style-name="ro1">
          <table:table-cell office:value-type="float" office:value="20191209" calcext:value-type="float">
            <text:p>20191209</text:p>
          </table:table-cell>
          <table:table-cell office:value-type="string" calcext:value-type="string">
            <text:p>Σύλληψη Αγίας Άννας, Προφήτιδος Άννης της μητρός του Σαμουήλ, Μαρτύρων Βάσσης, Εασίου, Ισαάκ, Ναρσή του Πέρσου και Σωσιθέου, Οσίου Στεφάνου του νεολαμπούς</text:p>
          </table:table-cell>
          <table:table-cell office:value-type="string" calcext:value-type="string">
            <text:p>Αναΐς, Άννα (Ανέζα, Ανέτα, Ανίτα, Ανναμαρία, Ανναμπέλλα, Αννέτα, Αννίτα)</text:p>
          </table:table-cell>
          <table:table-cell/>
          <table:table-cell office:value-type="string" calcext:value-type="string">
            <text:p>Παγκόσμια Ημέρα κατά της Διαφθοράς</text:p>
          </table:table-cell>
        </table:table-row>
        <table:table-row table:style-name="ro1">
          <table:table-cell office:value-type="float" office:value="20191210" calcext:value-type="float">
            <text:p>20191210</text:p>
          </table:table-cell>
          <table:table-cell office:value-type="string" calcext:value-type="string">
            <text:p>Μαρτύρων Μηνά του καλλικελάδου του Αθηναίου, Ερμογένους επισκόπου Αλεξανδρείας και Ευγράφου, Γεμέλλου του πολυάθλου, Θεοτέκνου πρεσβυτέρου, Ευγενίου και Μαρίνου των εν Καισαρεία, Μαριαννού, Οσίου Θωμά του Δεφουρκινού</text:p>
          </table:table-cell>
          <table:table-cell office:value-type="string" calcext:value-type="string">
            <text:p>[Ανεπίσημα] Ερμογένης, Μίνως (Μηνάς, Μίνος), Μίνα (Μηναίς, Μήνα)</text:p>
          </table:table-cell>
          <table:table-cell/>
          <table:table-cell office:value-type="string" calcext:value-type="string">
            <text:p>Παγκόσμια Ημέρα Ανθρωπίνων Δικαιωμάτων, Παγκόσμια Ημέρα Ιδιοκτησίας</text:p>
          </table:table-cell>
        </table:table-row>
        <table:table-row table:style-name="ro1">
          <table:table-cell office:value-type="float" office:value="20191211" calcext:value-type="float">
            <text:p>20191211</text:p>
          </table:table-cell>
          <table:table-cell office:value-type="string" calcext:value-type="string">
            <text:p>Μαρτύρων Αειθαλά και Ακεψεή, Τερεντίου, Βικεντίου, Αιμιλιανού και Βεβαίας, Βαρσαβά και Μείρακος, Οσίων Δανιήλ του εν Βοσπόρω και Λουκά πρεσβυτέρου του Ευτροπιώτου των Στυλιτών, Λεοντίου του εν Αχαΐα, Νόμων των εν Κύπρω των θαυματουργών, Πέτρου ασκητού και Ακεψιμά, Νίκωνος του Ξηρού και αυτοκράτορος Νικηφόρου του Φωκά</text:p>
          </table:table-cell>
          <table:table-cell office:value-type="string" calcext:value-type="string">
            <text:p>[Ανεπίσημα] Νικηφόρος, Νικηφορία (Νικηφόρα, Νίκη)</text:p>
          </table:table-cell>
          <table:table-cell/>
          <table:table-cell office:value-type="string" calcext:value-type="string">
            <text:p>Παγκόσμια Ημέρα Βουνού</text:p>
          </table:table-cell>
        </table:table-row>
        <table:table-row table:style-name="ro1">
          <table:table-cell office:value-type="float" office:value="20191212" calcext:value-type="float">
            <text:p>20191212</text:p>
          </table:table-cell>
          <table:table-cell office:value-type="string" calcext:value-type="string">
            <text:p>Σπυρίδωνος επισκόπου Τριμυθούντος του θαυματουργού, Μάρτυρος Αλεξάνδρου αρχιεπισκόπου Ιεροσολύμων, Μαρτύρων Αιθερίου και Συνετού του αναγνώστου, Οσίων Αμμωναθά και Ανθού, Ευφημιανής και Φαίβης, Ιωάννου επισκόπου Ζιχνών</text:p>
          </table:table-cell>
          <table:table-cell office:value-type="string" calcext:value-type="string">
            <text:p>Σπυρίδων (Σπυράκης, Σπυράκος, Σπυρέτος, Σπυρίδωνας, Σπύρος), Σπυριδούλα (Σπυρέτα, Σπυρίδινα, Σπυρίνα)</text:p>
          </table:table-cell>
          <table:table-cell table:number-columns-repeated="2"/>
        </table:table-row>
        <table:table-row table:style-name="ro1">
          <table:table-cell office:value-type="float" office:value="20191213" calcext:value-type="float">
            <text:p>20191213</text:p>
          </table:table-cell>
          <table:table-cell office:value-type="string" calcext:value-type="string">
            <text:p>Μαρτύρων Ευστρατίου, Αυξεντίου, Ευγενίου, Μαρδαρίου και Ορέστου, Λουκίας της παρθένου, Ιερομάρτυρος Γαβριήλ αρχιεπισκόπου Βελιγραδίου, Πεκίου και πάσης Σερβίας του εν Προύσση μαρτυρήσαντος, Οσίων Άρεως του σοφού και Αρσενίου του εν τω Λάτρω</text:p>
          </table:table-cell>
          <table:table-cell office:value-type="string" calcext:value-type="string">
            <text:p>Άρης, Ευστράτιος (Ευστράτης, Ευστρατάς, Στρατάς, Στρατής, Στράτος), Ευστρατία (Στράτα), Ιουβενάλιος (Γουβενάλης, Ιουβενάλης), Ιουβεναλία, Λουκάς, Λουκία</text:p>
          </table:table-cell>
          <table:table-cell table:number-columns-repeated="2"/>
        </table:table-row>
        <table:table-row table:style-name="ro1">
          <table:table-cell office:value-type="float" office:value="20191214" calcext:value-type="float">
            <text:p>20191214</text:p>
          </table:table-cell>
          <table:table-cell office:value-type="string" calcext:value-type="string">
            <text:p>Μαρτύρων Απολλωνίου του κληρικού, Αρριανού του ηγεμόνος και των συν αυτοίς μαρτύρων, Θύρσου, Καλλινίκου, Λευκίου, Φιλήμονος του αυλητού και Υπατίου</text:p>
          </table:table-cell>
          <table:table-cell office:value-type="string" calcext:value-type="string">
            <text:p>Αρριανός (Αριανός, Αρειανός, Αρρειανός), Αρριανή (Αριανή, Αρειανή, Αρρειανή), Λεύκιος (Λεύκας, Λεύκης, Λεύκος), Λευκή (Λεύκη, Λευκάδα)</text:p>
          </table:table-cell>
          <table:table-cell table:number-columns-repeated="2"/>
        </table:table-row>
        <table:table-row table:style-name="ro1">
          <table:table-cell office:value-type="float" office:value="20191215" calcext:value-type="float">
            <text:p>20191215</text:p>
          </table:table-cell>
          <table:table-cell office:value-type="string" calcext:value-type="string">
            <text:p>Των αγίων και δικαίων Προπατόρων του Κυρίου ημών Ιησού Χριστού, Ιερομάρτυρος Ελευθερίου επισκόπου Αυλώνος (Ιλλυρικού) και Ανθίας της μητρός αυτού, Μαρτύρων Βάκχου του Νέου, Ελευθερίου του Θαλαμηπόλου, Κορέμωνος του επάρχου, Οσιομάρτυρος Σωσάννης διακονίσσης της εν Ελευθερουπόλει, Οσίων Παύλου του Νέου του εν τω Λάτρω και Στεφάνου αρχιεπισκόπου του Ρώσου, Μνήμη χειροτονίας Ιωάννου του Χρυσοστόμου</text:p>
          </table:table-cell>
          <table:table-cell office:value-type="string" calcext:value-type="string">
            <text:p>Ααρών, Αβραάμ, Αβραμία, Αδάμ (Αδάμας, Αδαμάντιος, Αδάμης, Αδάμος, Διαμαντής), Αδαμαντία (Αμάντα, Αντα, Διαμάντω), Ανθή (Ανθεία, Άνθια), Δαβίδ (Δαυίδ), Δαν, Δανάη, Δανιήλ (Δανιέλος, Δανιήλος), Δανιήλα (Δανιέλα), Δεβόρα (Δεβώρα, Ντέμπορα, Ντέπυ), Ελευθέριος (Λευθέρης, Λευτέρης, Λεφτέρης), Ελευθερία (Λευθερία, Λευτερία, Ρία), Εσθήρ, Εύα, Ισαάκ, Ιώβ, Ιωβία (Ιώβη), Μελχισεδέχ (Μελχής), Νώε, Ραχήλ, Ρεβέκκα (Μπέκυ), Ρούμπεν, Ρουμπίνη (Ρουμπίνι), Σάρα (Σάρρα), Σύλβια, Σωσσάνα (Σουζάνα, Σωσάνα, Σωσάννα)</text:p>
          </table:table-cell>
          <table:table-cell table:number-columns-repeated="2"/>
        </table:table-row>
        <table:table-row table:style-name="ro1">
          <table:table-cell office:value-type="float" office:value="20191216" calcext:value-type="float">
            <text:p>20191216</text:p>
          </table:table-cell>
          <table:table-cell office:value-type="string" calcext:value-type="string">
            <text:p>Προφήτου Αγγαίου, Θεοφανούς της βασιλίσσης συζύγου Λέοντος του σοφωτάτου βασιλέως της θαυματουργού, Μοδέστου αρχιεπισκόπου Ιεροσολύμων, Νικολάου Β' πατριάρχου Κωνσταντινουπόλεως του Χρυσοβέργη, Μαρτύρων Ιλαρίου, Πρόμου (Πρόβου) και Μαρίνου του Συγκλητικού, Μέμνωνος αρχιεπισκόπου Εφέσου και Συμεώνος αρχιεπισκόπου Αντιοχείας</text:p>
          </table:table-cell>
          <table:table-cell office:value-type="string" calcext:value-type="string">
            <text:p>Θεοφάνης (Φάνης), Θεοφανία (Θεανώ, Θεοφανώ, Φανή, Φανή, Φάνια, Φένια), Μόδεστος</text:p>
          </table:table-cell>
          <table:table-cell table:number-columns-repeated="2"/>
        </table:table-row>
        <table:table-row table:style-name="ro1">
          <table:table-cell office:value-type="float" office:value="20191217" calcext:value-type="float">
            <text:p>20191217</text:p>
          </table:table-cell>
          <table:table-cell office:value-type="string" calcext:value-type="string">
            <text:p>Προφήτου Δανιήλ, Των αγίων Τριών Παίδων Ανανίου, Αζαρίου και Μισαήλ, Διονυσίου αρχιεπισκόπου Αιγίνης του θαυματουργού του εκ της νήσου Ζακύνθου, Οσιομαρτύρων Πατερμουθίου, Κόπριος και Αλεξάνδρου, Μαρτύρων Ιάκχου του Τριγληνού και Νικήτα του νέου, Οσίου ομολογητού Δουνάλε (Στεφάνου)</text:p>
          </table:table-cell>
          <table:table-cell office:value-type="string" calcext:value-type="string">
            <text:p>Διονύσιος (Διονύσης, Νιόνιος, Ντένης, Νύσης), Διονυσία (Νύσα, Ντενίζ, Σίσσυ), Ιάκχος, Ιάκχη</text:p>
          </table:table-cell>
          <table:table-cell table:number-columns-repeated="2"/>
        </table:table-row>
        <table:table-row table:style-name="ro1">
          <table:table-cell office:value-type="float" office:value="20191218" calcext:value-type="float">
            <text:p>20191218</text:p>
          </table:table-cell>
          <table:table-cell office:value-type="string" calcext:value-type="string">
            <text:p>Ιερομαρτύρων Ερμύλου, Μοδέστου αρχιεπισκόπου Ιεροσολύμων και Φωκά, Μαρτύρων Αλφειού του αναγνώστου, Ευβιότου, Ζακχαίου διακόνου, Κάστορος, Καστούλου του Διαιταρίου, Κλαυδίου, Μαρκελλίνου και Μάρκου, Τραγκυλίνου και Μαρκίας, Νικοστράτου, Ζωής, Σεβαστιανού του Συγκλητικού, Σοφίας της θαυματουργού και Τιβουρτίου, Οσίων Φλώρου επισκόπου Αμινσού, και Μιχαήλ του συγκέλλου και ομολογητού</text:p>
          </table:table-cell>
          <table:table-cell office:value-type="string" calcext:value-type="string">
            <text:p>Φλώρος (Φλώρης), Φλώρα (Φλωρή)</text:p>
          </table:table-cell>
          <table:table-cell/>
          <table:table-cell office:value-type="string" calcext:value-type="string">
            <text:p>Παγκόσμια Ημέρα Μετανάστη</text:p>
          </table:table-cell>
        </table:table-row>
        <table:table-row table:style-name="ro1">
          <table:table-cell office:value-type="float" office:value="20191219" calcext:value-type="float">
            <text:p>20191219</text:p>
          </table:table-cell>
          <table:table-cell office:value-type="string" calcext:value-type="string">
            <text:p>Μαρτύρων Βονιφατίου, Άρεως, Ευτυχίου, Θεσσαλονίκης, Ηλία, Πρόβου, Πολυεύκτου του Καισαρέως, Τιμοθέου και Τρύφωνος, Οσίων Αγλαΐας της Ρωμαίας και Γρηγεντίου επισκόπου Αιθιοπίας</text:p>
          </table:table-cell>
          <table:table-cell office:value-type="string" calcext:value-type="string">
            <text:p>Αγλαΐα, Άρης</text:p>
          </table:table-cell>
          <table:table-cell table:number-columns-repeated="2"/>
        </table:table-row>
        <table:table-row table:style-name="ro1">
          <table:table-cell office:value-type="float" office:value="20191220" calcext:value-type="float">
            <text:p>20191220</text:p>
          </table:table-cell>
          <table:table-cell office:value-type="string" calcext:value-type="string">
            <text:p>Προεόρτια της εορτής των γενεθλίων του Σωτήρος ημών Ιησού Χριστού, Ιερομάρτυρος και αποστολικού πατρός Ιγνατίου του Θεοφόρου, Οσίου Φιλογονίου του από δικολόγου γενομένου πατριάρχου Αντιοχείας, Νεομάρτυρος Ιωάννου εκ Θάσου</text:p>
          </table:table-cell>
          <table:table-cell office:value-type="string" calcext:value-type="string">
            <text:p>Ιγνάτιος (Ιγνάτης), Ιγνατία</text:p>
          </table:table-cell>
          <table:table-cell table:number-columns-repeated="2"/>
        </table:table-row>
        <table:table-row table:style-name="ro1">
          <table:table-cell office:value-type="float" office:value="20191221" calcext:value-type="float">
            <text:p>20191221</text:p>
          </table:table-cell>
          <table:table-cell office:value-type="string" calcext:value-type="string">
            <text:p>Μαρτύρων Ιουλιανής και των συν αυτή 500 εν Νικομηδεία, Θεμιστοκλέους, Οσίου Πέτρου μητροπολίτου πάσης Ρωσίας του θαυματουργού</text:p>
          </table:table-cell>
          <table:table-cell office:value-type="string" calcext:value-type="string">
            <text:p>Θεμιστοκλής (Θέμης), Θεμιστοκλεία (Θέμις, Θέμιδα), Ιουλιανός (Γιουλιανός, Γιολανός, Γιούλης, Ιούλιος), Ιουλιανή (Γιολάντα, Γιουλία, Γιούλα, Ιουλία, Τζούλια)</text:p>
          </table:table-cell>
          <table:table-cell table:number-columns-repeated="2"/>
        </table:table-row>
        <table:table-row table:style-name="ro1">
          <table:table-cell office:value-type="float" office:value="20191222" calcext:value-type="float">
            <text:p>20191222</text:p>
          </table:table-cell>
          <table:table-cell office:value-type="string" calcext:value-type="string">
            <text:p>Οσίας Αναστασίας της φαρμακολυτρίας της εν Θεσσαλονίκη, Μαρτύρων Θεοδότης και Χρυσογόνου «του θεοσεβεστάτου διδασκάλου» και Ζωίλου</text:p>
          </table:table-cell>
          <table:table-cell office:value-type="string" calcext:value-type="string">
            <text:p>Αναστάσιος (Αναστάσης, Ανέστης), Αναστασία (Νατάσα, Νατάσσα, Σία, Τάσα, Τασία, Τασσώ, Τατία, Τέσα, Τέσσυ), Ζωΐλος, Ζωΐλα</text:p>
          </table:table-cell>
          <table:table-cell table:number-columns-repeated="2"/>
        </table:table-row>
        <table:table-row table:style-name="ro1">
          <table:table-cell office:value-type="float" office:value="20191223" calcext:value-type="float">
            <text:p>20191223</text:p>
          </table:table-cell>
          <table:table-cell office:value-type="string" calcext:value-type="string">
            <text:p>Των εν Κρήτη αγίων Δέκα Μαρτύρων Αγαθόποδος, Βασιλίδου, Γελασίου, Ευαρέστου, Ευνικιανού, Ευπόρου, Ζωτικού, Θεοδούλου, Ποντίου (Πομπηίου) και Σατορνίνου, Σχίνωνος και Χρυσογόνου «επάρχου πόλεως Θεσσαλονίκης», Νεομάρτυρος Νικολάου του Καρπενησιώτου, Οσίων Παύλου αρχιεπισκόπου Νεοκαισαρείας, Ναούμ φωτιστού και ιεροκήρυκος Βουλγαρίας του θαυματουργού και Νήφωνος επισκόπου Κωνσταντιανής, Μνήμη των εγκαινίων της αγίας του Χριστού Μεγάλης Εκκλησίας ήτοι του πολυυμνήτου ναού της του Θεού Σοφίας</text:p>
          </table:table-cell>
          <table:table-cell office:value-type="string" calcext:value-type="string">
            <text:p>Νήφων</text:p>
          </table:table-cell>
          <table:table-cell table:number-columns-repeated="2"/>
        </table:table-row>
        <table:table-row table:style-name="ro1">
          <table:table-cell office:value-type="float" office:value="20191224" calcext:value-type="float">
            <text:p>20191224</text:p>
          </table:table-cell>
          <table:table-cell office:value-type="string" calcext:value-type="string">
            <text:p>Ευγενίας οσιομάρτυρος και των γονέων αυτής Φιλίππου επάρχου παλαιάς Ρώμης και Βασίλλας και των τέκνων αυτών, Πρώτα και Υακίνθου, Μαρτύρων Αχαϊκού, Θεοκλείου, Καστούλου και Σόσσιου, Οσίων Αντιόχου «του της Πανδέκτης», Αφροδισίου, Βιτιμίωνος και Νικολάου του από στρατιωτών, Οσίου Αγαπίου του νεωτέρου</text:p>
          </table:table-cell>
          <table:table-cell office:value-type="string" calcext:value-type="string">
            <text:p>Αχμέτ, Ευγένιος (Ευγένης), Ευγένια (Ευγενεία, Ευγενίκη, Τζένη)</text:p>
          </table:table-cell>
          <table:table-cell table:number-columns-repeated="2"/>
        </table:table-row>
        <table:table-row table:style-name="ro1">
          <table:table-cell office:value-type="float" office:value="20191225" calcext:value-type="float">
            <text:p>20191225</text:p>
          </table:table-cell>
          <table:table-cell office:value-type="string" calcext:value-type="string">
            <text:p>Η κατά σάρκα Γέννησις του Κυρίου και Θεού και Σωτήρος ημών Ιησού Χριστού </text:p>
          </table:table-cell>
          <table:table-cell office:value-type="string" calcext:value-type="string">
            <text:p>Βηθλεέμ, Γκασπάρ (Γκάσπαρος), Εμμανουήλ (Μανόλης, Μανουήλ, Μάνος, Μανούσος, Μανώλης, Μανώλας), Εμμανουέλλα (Εμμανουέλα, Έμμα, Μανουέλα, Μανωλία, Μανώλα), Μελχιώρ (Μελχιόρ),Μπαλταζάρ (Βαλτάζαρ, Βαλτάσαρ, Μπαλτασάρ), Χρήστος (Χρίστος, Χριστός, Κρίστης), Χριστίνα (Κρίστα, Κριστιάνα, Κρίστη, Χρίστα, Χριστιάνα, Χρίστη, Χριστόλη), Χρυσή (Σήλια, Χρύσα, Χρυσαλία, Χρυσούλα), Χρυσαυγή, Χρυστάλλα (Χρυσταλλία)</text:p>
          </table:table-cell>
          <table:table-cell office:value-type="string" calcext:value-type="string">
            <text:p>Επίσημη αργία: Χριστούγεννα</text:p>
          </table:table-cell>
          <table:table-cell/>
        </table:table-row>
        <table:table-row table:style-name="ro1">
          <table:table-cell office:value-type="float" office:value="20191226" calcext:value-type="float">
            <text:p>20191226</text:p>
          </table:table-cell>
          <table:table-cell office:value-type="string" calcext:value-type="string">
            <text:p>Η Σύναξις της υπεραγίας Θεοτόκου και η εις Αίγυπτον φυγή αυτής, Ιερομαρτύρων Ευθυμίου επισκόπου Σάρδεων του ομολογητού και Κωνσταντίου του Ρώσου του εν Κωνσταντινουπόλει αθλήσαντος, Οσίων Ευαρέστου του εν τη μονή Στουδίου και Κωνσταντίνου πρεσβυτέρου του εξ Ιουδαίων, Μνήμη των αγίων και δικαίων Ιωσήφ του μνήστορος, Δαβίδ του προφητάνακτος και Ιακώβου του Αδελφοθέου</text:p>
          </table:table-cell>
          <table:table-cell office:value-type="string" calcext:value-type="string">
            <text:p>Εμμανουήλ (Μανόλης, Μανουήλ, Μάνος, Μανούσος, Μανώλης, Μανώλας), Εμμανουέλλα (Εμμανουέλα, Έμμα, Μανουέλα, Μανωλία, Μανώλα), Κωνστάντιος (Κωστάντιος), Κωνσταντία (Κωσταντία, Ντία), Παναγιώτης (Γιώτης, Παναγής, Πανάγος, Πανίκος, Πάνος, Πανούσος), Παναγιώτα (Γιώτα, Παναγιούλα, Παναγούλα, Πάνη, Τότα)</text:p>
          </table:table-cell>
          <table:table-cell office:value-type="string" calcext:value-type="string">
            <text:p>Επίσημη αργία: Δεύτερη μέρα Χριστουγέννων</text:p>
          </table:table-cell>
          <table:table-cell/>
        </table:table-row>
        <table:table-row table:style-name="ro1">
          <table:table-cell office:value-type="float" office:value="20191227" calcext:value-type="float">
            <text:p>20191227</text:p>
          </table:table-cell>
          <table:table-cell office:value-type="string" calcext:value-type="string">
            <text:p>Πρωτομάρτυρος και αρχιδιακόνου Στεφάνου, Μάρτυρος Μαυρικίου και των συν αυτώ 70 μαρτύρων, Οσίων Θεοδώρου του Γραπτού, Θεοδώρου Α' αρχιεπισκόπου Κωνσταντινουπόλεως και Λουκά του Τριγληνού</text:p>
          </table:table-cell>
          <table:table-cell office:value-type="string" calcext:value-type="string">
            <text:p>Μαυρίκιος (Μαυρίκης, Μωρίς), Μαυρικία (Μαυρίκα, Μωρίσια), Στέφανος (Στέφας, Στεφανής, Στέφος), Στεφανία (Στέφα, Στεφάνα, Στεφανή, Στέφη)</text:p>
          </table:table-cell>
          <table:table-cell table:number-columns-repeated="2"/>
        </table:table-row>
        <table:table-row table:style-name="ro1">
          <table:table-cell office:value-type="float" office:value="20191228" calcext:value-type="float">
            <text:p>20191228</text:p>
          </table:table-cell>
          <table:table-cell office:value-type="string" calcext:value-type="string">
            <text:p>Των αγίων δισμυρίων (20.000) μαρτύρων των εν Νικομηδεία καέντων και των συν αυτοίς, Δημοσθένους, Δημοκλέους και Δημοκρίτου, Μαρτύρων Γλυκερίου πρεσβυτέρου, Γοργονίου, Δόμνης, Δωροθέου του πρεποσίτου, Ζήνωνος του στρατηγού, Θεοφίλου διακόνου, Ίνδη, Μαρδονίου, Μυγδονίου, Πέτρου, Πλουτοδώρου, Σεκούνδου, Οσίων Βαβύλα, Σίμωνος του μυροβλύτου, κτίτορος της εν Άθω ιεράς μονής «Σιμωνόπετρας» και Στεφάνου, του θαυματουργού</text:p>
          </table:table-cell>
          <table:table-cell office:value-type="string" calcext:value-type="string">
            <text:p>Δομίνικος (Δομνίνος), Δομινίκη (Δόμνα, Δομνίκα, Δομνίκη), Θεόφιλος (Θεοφίλης), Θεοφίλη (Φιλιώ), Μυγδόνιος (Μυγδόνης), Μυγδονία (Μιγδονία)</text:p>
          </table:table-cell>
          <table:table-cell table:number-columns-repeated="2"/>
        </table:table-row>
        <table:table-row table:style-name="ro1">
          <table:table-cell office:value-type="float" office:value="20191229" calcext:value-type="float">
            <text:p>20191229</text:p>
          </table:table-cell>
          <table:table-cell office:value-type="string" calcext:value-type="string">
            <text:p>Μνήμη των αγίων 14.000 Νηπίων των υπό Ηρώδου αναιρεθέντων, Πάντων των χριστιανών και αδελφών ημών, των εν λιμώ και δίψη και μαχαίρα και κρύει τελειωθέντων, Γεωργίου επισκόπου Μικομηδείας του ποιητού ασματικών Κανόνων και Τροπαρίων, Οσίων Αθηνοδώρου, Βαβύλα και Βενιαμίν, Θαδδαίου του ομολογητού και Μαρκέλλου</text:p>
          </table:table-cell>
          <table:table-cell office:value-type="string" calcext:value-type="string">
            <text:p>Βενιαμίν</text:p>
          </table:table-cell>
          <table:table-cell table:number-columns-repeated="2"/>
        </table:table-row>
        <table:table-row table:style-name="ro1">
          <table:table-cell office:value-type="float" office:value="20191230" calcext:value-type="float">
            <text:p>20191230</text:p>
          </table:table-cell>
          <table:table-cell office:value-type="string" calcext:value-type="string">
            <text:p>Αγίου Ανυσίου επισκόπου και Οσιομάρτυρος Ανυσίας της εν Θεσσαλονίκη, Μαρτύρων Φιλεταίρου, Λέοντος του αρχιμανδρίτου, Γεδεών «Καρακαλλινού» του νέου του εν Τυρνάβω, Θεοδώρας της από Καισαρίδος</text:p>
          </table:table-cell>
          <table:table-cell office:value-type="string" calcext:value-type="string">
            <text:p>Ανύσιος, Ανυσία, Γεδεών, Ιωσήφ (Σήφης), Ιωσηφίνα (Ζοζεφίνα), Φιλέταιρος (Φιλέταιριος, Φιλεταίρης), Φιλεταίρα (Φιλεταιρία, Φιλεταίρη)</text:p>
          </table:table-cell>
          <table:table-cell table:number-columns-repeated="2"/>
        </table:table-row>
        <table:table-row table:style-name="ro1">
          <table:table-cell office:value-type="float" office:value="20191231" calcext:value-type="float">
            <text:p>20191231</text:p>
          </table:table-cell>
          <table:table-cell office:value-type="string" calcext:value-type="string">
            <text:p>Απόδοσις εορτής των Χριστουγέννων, Ιερομάρτυρος Ζωτικού του ορφανοτρόφου, Οσίας Μελάνης της Ρωμαίας, Μαρτύρων Βουσίριδος, Γαυδεντίου, Νέμης Ολυμπιοδώρας, Οσίων Γαΐου, Γελασίου, Γεωργίου του εν Κύπρω «του μαχαιρωμένου»</text:p>
          </table:table-cell>
          <table:table-cell office:value-type="string" calcext:value-type="string">
            <text:p>Μαύρος (Μαυροειδής, Μαυρουδής), Μαύρα (Μαυρέτα, Μαύρη), Μελανή (Μελανία, Μέλανυ)</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3-01">00/00/0000</text:date>, <text:time style:data-style-name="N2" text:time-value="18:22:47.702995297">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date>2020-03-01T18:49:21.450851882</dc:date>
    <meta:editing-duration>P3DT2H24M9S</meta:editing-duration>
    <meta:editing-cycles>284</meta:editing-cycles>
    <meta:generator>LibreOffice/6.3.4.2.0$Linux_X86_64 LibreOffice_project/30$Build-2</meta:generator>
    <meta:document-statistic meta:table-count="1" meta:cell-count="969" meta:object-count="0"/>
  </office:meta>
</office:document-meta>
</file>